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11" svg:font-family="'Times New Roman1'"/>
    <style:font-face style:name="Times New Roman2" svg:font-family="'Times New Roman'" style:font-family-generic="roman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10.144cm"/>
    </style:style>
    <style:style style:name="co3" style:family="table-column">
      <style:table-column-properties fo:break-before="auto" style:column-width="4.117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4.715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466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185cm"/>
    </style:style>
    <style:style style:name="co10" style:family="table-column">
      <style:table-column-properties fo:break-before="auto" style:column-width="11.003cm"/>
    </style:style>
    <style:style style:name="co11" style:family="table-column">
      <style:table-column-properties fo:break-before="auto" style:column-width="2.044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901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1.265cm"/>
    </style:style>
    <style:style style:name="co18" style:family="table-column">
      <style:table-column-properties fo:break-before="auto" style:column-width="1.222cm"/>
    </style:style>
    <style:style style:name="co19" style:family="table-column">
      <style:table-column-properties fo:break-before="auto" style:column-width="9.657cm"/>
    </style:style>
    <style:style style:name="co20" style:family="table-column">
      <style:table-column-properties fo:break-before="auto" style:column-width="1.718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1.501cm"/>
    </style:style>
    <style:style style:name="co23" style:family="table-column">
      <style:table-column-properties fo:break-before="auto" style:column-width="1.291cm"/>
    </style:style>
    <style:style style:name="co24" style:family="table-column">
      <style:table-column-properties fo:break-before="auto" style:column-width="9.474cm"/>
    </style:style>
    <style:style style:name="co25" style:family="table-column">
      <style:table-column-properties fo:break-before="auto" style:column-width="1.543cm"/>
    </style:style>
    <style:style style:name="co26" style:family="table-column">
      <style:table-column-properties fo:break-before="auto" style:column-width="1.462cm"/>
    </style:style>
    <style:style style:name="co27" style:family="table-column">
      <style:table-column-properties fo:break-before="auto" style:column-width="1.536cm"/>
    </style:style>
    <style:style style:name="co28" style:family="table-column">
      <style:table-column-properties fo:break-before="auto" style:column-width="8.714cm"/>
    </style:style>
    <style:style style:name="co29" style:family="table-column">
      <style:table-column-properties fo:break-before="auto" style:column-width="2.002cm"/>
    </style:style>
    <style:style style:name="co30" style:family="table-column">
      <style:table-column-properties fo:break-before="auto" style:column-width="4.314cm"/>
    </style:style>
    <style:style style:name="co31" style:family="table-column">
      <style:table-column-properties fo:break-before="auto" style:column-width="1.104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3.941cm"/>
    </style:style>
    <style:style style:name="co34" style:family="table-column">
      <style:table-column-properties fo:break-before="auto" style:column-width="10.022cm"/>
    </style:style>
    <style:style style:name="co35" style:family="table-column">
      <style:table-column-properties fo:break-before="auto" style:column-width="4.032cm"/>
    </style:style>
    <style:style style:name="co36" style:family="table-column">
      <style:table-column-properties fo:break-before="auto" style:column-width="7.336cm"/>
    </style:style>
    <style:style style:name="co37" style:family="table-column">
      <style:table-column-properties fo:break-before="auto" style:column-width="9.613cm"/>
    </style:style>
    <style:style style:name="co38" style:family="table-column">
      <style:table-column-properties fo:break-before="auto" style:column-width="1.806cm"/>
    </style:style>
    <style:style style:name="co39" style:family="table-column">
      <style:table-column-properties fo:break-before="auto" style:column-width="2.42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3.979cm"/>
    </style:style>
    <style:style style:name="co42" style:family="table-column">
      <style:table-column-properties fo:break-before="auto" style:column-width="9.564cm"/>
    </style:style>
    <style:style style:name="co43" style:family="table-column">
      <style:table-column-properties fo:break-before="auto" style:column-width="2.247cm"/>
    </style:style>
    <style:style style:name="co44" style:family="table-column">
      <style:table-column-properties fo:break-before="auto" style:column-width="9.992cm"/>
    </style:style>
    <style:style style:name="co45" style:family="table-column">
      <style:table-column-properties fo:break-before="auto" style:column-width="4.59cm"/>
    </style:style>
    <style:style style:name="co46" style:family="table-column">
      <style:table-column-properties fo:break-before="auto" style:column-width="5.823cm"/>
    </style:style>
    <style:style style:name="co47" style:family="table-column">
      <style:table-column-properties fo:break-before="auto" style:column-width="4.962cm"/>
    </style:style>
    <style:style style:name="co48" style:family="table-column">
      <style:table-column-properties fo:break-before="auto" style:column-width="1.85cm"/>
    </style:style>
    <style:style style:name="co49" style:family="table-column">
      <style:table-column-properties fo:break-before="auto" style:column-width="3.351cm"/>
    </style:style>
    <style:style style:name="co50" style:family="table-column">
      <style:table-column-properties fo:break-before="auto" style:column-width="10.541cm"/>
    </style:style>
    <style:style style:name="co51" style:family="table-column">
      <style:table-column-properties fo:break-before="auto" style:column-width="6.033cm"/>
    </style:style>
    <style:style style:name="co52" style:family="table-column">
      <style:table-column-properties fo:break-before="auto" style:column-width="5.271cm"/>
    </style:style>
    <style:style style:name="co53" style:family="table-column">
      <style:table-column-properties fo:break-before="auto" style:column-width="3.919cm"/>
    </style:style>
    <style:style style:name="co54" style:family="table-column">
      <style:table-column-properties fo:break-before="auto" style:column-width="1.614cm"/>
    </style:style>
    <style:style style:name="co55" style:family="table-column">
      <style:table-column-properties fo:break-before="auto" style:column-width="1.857cm"/>
    </style:style>
    <style:style style:name="co56" style:family="table-column">
      <style:table-column-properties fo:break-before="auto" style:column-width="2.011cm"/>
    </style:style>
    <style:style style:name="co57" style:family="table-column">
      <style:table-column-properties fo:break-before="auto" style:column-width="1.676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1.979cm"/>
    </style:style>
    <style:style style:name="co60" style:family="table-column">
      <style:table-column-properties fo:break-before="auto" style:column-width="1.736cm"/>
    </style:style>
    <style:style style:name="co61" style:family="table-column">
      <style:table-column-properties fo:break-before="auto" style:column-width="1.79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42cm" fo:break-before="auto" style:use-optimal-row-height="false"/>
    </style:style>
    <style:style style:name="ro7" style:family="table-row">
      <style:table-row-properties style:row-height="1.00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49cm" fo:break-before="auto" style:use-optimal-row-height="false"/>
    </style:style>
    <style:style style:name="ro10" style:family="table-row">
      <style:table-row-properties style:row-height="0.826cm" fo:break-before="auto" style:use-optimal-row-height="false"/>
    </style:style>
    <style:style style:name="ro11" style:family="table-row">
      <style:table-row-properties style:row-height="0.796cm" fo:break-before="auto" style:use-optimal-row-height="false"/>
    </style:style>
    <style:style style:name="ro12" style:family="table-row">
      <style:table-row-properties style:row-height="0.704cm" fo:break-before="auto" style:use-optimal-row-height="fals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86cm" fo:break-before="auto" style:use-optimal-row-height="false"/>
    </style:style>
    <style:style style:name="ro16" style:family="table-row">
      <style:table-row-properties style:row-height="1.028cm" fo:break-before="auto" style:use-optimal-row-height="false"/>
    </style:style>
    <style:style style:name="ta1" style:family="table" style:master-page-name="PageStyle_5f_Segunda">
      <style:table-properties table:display="true" style:writing-mode="lr-tb" table:tab-color="#81d41a"/>
    </style:style>
    <style:style style:name="ta2" style:family="table" style:master-page-name="PageStyle_5f_Terça">
      <style:table-properties table:display="true" style:writing-mode="lr-tb" table:tab-color="#729fcf"/>
    </style:style>
    <style:style style:name="ta3" style:family="table" style:master-page-name="PageStyle_5f_Quarta">
      <style:table-properties table:display="true" style:writing-mode="lr-tb" table:tab-color="#ff860d"/>
    </style:style>
    <style:style style:name="ta4" style:family="table" style:master-page-name="PageStyle_5f_Sexta">
      <style:table-properties table:display="true" style:writing-mode="lr-tb" table:tab-color="#ffa6a6"/>
    </style:style>
    <style:style style:name="ta5" style:family="table" style:master-page-name="PageStyle_5f_Quinta">
      <style:table-properties table:display="true" style:writing-mode="lr-tb" table:tab-color="#ffe994"/>
    </style:style>
    <style:style style:name="ta6" style:family="table" style:master-page-name="PageStyle_5f_INDIVIDUAL">
      <style:table-properties table:display="true" style:writing-mode="lr-tb"/>
    </style:style>
    <style:style style:name="ta7" style:family="table" style:master-page-name="PageStyle_5f_ROTINA_20_LIVR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5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58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9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6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7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7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75" style:family="table-cell" style:parent-style-name="Excel_20_Built-in_20_Normal" style:data-style-name="N3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7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8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9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9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9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9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9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20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ce218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2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Times New Roman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22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2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3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0.5pt" fo:font-weight="normal" style:font-size-asian="10.5pt" style:font-weight-asian="normal" style:font-size-complex="10.5pt" style:font-weight-complex="normal"/>
    </style:style>
    <style:style style:name="ce23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erif" fo:font-size="10.5pt" style:font-name-asian="Segoe UI" style:font-size-asian="10.5pt" style:font-name-complex="Tahoma2" style:font-size-complex="10.5pt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8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37">
      <style:table-cell-properties fo:border="0.74pt solid #000000" style:vertical-align="middle"/>
      <style:text-properties fo:color="#ff0000" style:font-name="Times New Roman1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1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style:font-name="Times New Roman1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4" style:family="table-cell" style:parent-style-name="Default" style:data-style-name="N37">
      <style:table-cell-properties fo:border="0.74pt solid #000000"/>
      <style:text-properties fo:color="#c9211e"/>
    </style:style>
    <style:style style:name="ce255" style:family="table-cell" style:parent-style-name="Excel_20_Built-in_20_Normal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5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Excel_20_Built-in_20_Normal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6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67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  <style:map style:condition="is-true-formula(ISEVEN(ROW()))" style:apply-style-name="ConditionalStyle_5f_5" style:base-cell-address="'ROTINA LIVRE'.B34"/>
    </style:style>
    <style:style style:name="ce26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70" style:family="table-cell" style:parent-style-name="Excel_20_Built-in_20_Normal" style:data-style-name="N3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71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7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7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  <style:map style:condition="is-true-formula(ISEVEN(ROW()))" style:apply-style-name="ConditionalStyle_5f_5" style:base-cell-address="'ROTINA LIVRE'.B34"/>
    </style:style>
    <style:style style:name="ce276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  <style:map style:condition="is-true-formula(ISEVEN(ROW()))" style:apply-style-name="ConditionalStyle_5f_5" style:base-cell-address="'ROTINA LIVRE'.B34"/>
    </style:style>
    <style:style style:name="ce27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Excel_20_Built-in_20_Normal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82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345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21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41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3pt" fo:language="pt" fo:country="BR" style:text-underline-mode="continuous" style:text-overline-mode="continuous" style:text-line-through-mode="continuous" style:font-name-asian="Segoe UI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4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Excel_20_Built-in_20_Normal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43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6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3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0" style:family="table-cell" style:parent-style-name="Excel_20_Built-in_20_Normal">
      <style:table-cell-properties fo:background-color="#ffffff" style:text-align-source="fix" style:repeat-content="false" style:vertical-align="bottom"/>
      <style:paragraph-properties fo:text-align="center" fo:margin-left="0cm"/>
      <style:text-properties style:font-name="Tahoma"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zh" style:country-asian="CN" style:font-weight-asian="bold" style:font-name-complex="Times New Roman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2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Excel_20_Built-in_20_Normal" style:data-style-name="N15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44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font-name="Tahoma" fo:font-size="11pt" fo:language="pt" fo:country="BR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imes New Roman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lb" fo:country="LU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5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5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5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5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6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6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6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6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6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language="pt" fo:country="B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47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8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7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Times New Roman11" style:font-size-asian="10pt" style:font-style-asian="normal" style:font-weight-asian="normal" style:font-name-complex="Times New Roman11" style:font-size-complex="10pt" style:font-style-complex="normal" style:font-weight-complex="normal"/>
    </style:style>
    <style:style style:name="ce480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name-asian="Liberation Sans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3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484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0pt" fo:language="pt" fo:country="BR" style:text-underline-mode="continuous" style:text-overline-mode="continuous" style:text-line-through-mode="continuous" style:font-size-asian="10pt" style:language-asian="zh" style:country-asian="CN" style:font-name-complex="Times New Roman1" style:font-size-complex="10pt" style:language-complex="hi" style:country-complex="IN" style:text-emphasize="none" style:font-relief="none" style:text-overline-style="none" style:text-overline-color="font-color"/>
    </style:style>
    <style:style style:name="ce487" style:family="table-cell" style:parent-style-name="Excel_20_Built-in_20_Normal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48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9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name-asian="Times New Roman11" style:font-size-asian="11pt" style:font-style-asian="normal" style:font-weight-asian="normal" style:font-name-complex="Times New Roman11" style:font-size-complex="11pt" style:font-style-complex="normal" style:font-weight-complex="normal"/>
    </style:style>
    <style:style style:name="ce493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95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96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97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8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99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0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02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03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04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05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06" style:family="table-cell" style:parent-style-name="Excel_20_Built-in_20_Normal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07" style:family="table-cell" style:parent-style-name="Excel_20_Built-in_20_Normal" style:data-style-name="N37">
      <style:table-cell-properties style:text-align-source="fix" style:repeat-content="fals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0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size-complex="11pt"/>
    </style:style>
    <style:style style:name="ce5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1" style:font-size-complex="11pt"/>
    </style:style>
    <style:style style:name="ce51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font-style-asian="normal" style:font-weight-asian="normal" style:font-name-complex="Times New Roman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1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1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17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518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9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20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name-complex="Times New Roman1" style:font-size-complex="11pt"/>
    </style:style>
    <style:style style:name="ce52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imes New Roman1" fo:font-size="12pt" style:font-size-asian="12pt" style:font-size-complex="12pt"/>
    </style:style>
    <style:style style:name="ce522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523" style:family="table-cell" style:parent-style-name="Excel_20_Built-in_20_Normal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ahoma" fo:font-size="11pt" style:font-size-asian="11pt" style:font-size-complex="11pt"/>
    </style:style>
    <style:style style:name="ce52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Tahoma" fo:font-size="11pt" style:font-size-asian="11pt" style:font-name-complex="Times New Roman1" style:font-size-complex="11pt"/>
    </style:style>
    <style:style style:name="ce526" style:family="table-cell" style:parent-style-name="Excel_20_Built-in_20_Normal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29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0" style:family="table-cell" style:parent-style-name="Excel_20_Built-in_20_Normal" style:data-style-name="N3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31" style:family="table-cell" style:parent-style-name="Excel_20_Built-in_20_Normal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32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34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35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36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45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81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84" style:family="table-cell" style:parent-style-name="Excel_20_Built-in_20_Normal" style:data-style-name="N0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5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606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8" style:family="table-cell" style:parent-style-name="Excel_20_Built-in_20_Normal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19" style:family="table-cell" style:parent-style-name="Excel_20_Built-in_20_Normal">
      <style:table-cell-properties fo:background-color="#d3d3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3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Tahoma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636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="0.06pt solid #000000"/>
    </style:style>
    <style:style style:name="ce63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41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64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46" style:family="table-cell" style:parent-style-name="Excel_20_Built-in_20_Normal">
      <style:table-cell-properties fo:border="0.06pt solid #000000"/>
      <style:text-properties style:font-name="Tahoma" fo:font-size="11pt" style:font-size-asian="11pt" style:font-size-complex="11pt"/>
    </style:style>
    <style:style style:name="ce648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2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28" style:family="table-cell" style:parent-style-name="Excel_20_Built-in_20_Normal">
      <style:table-cell-properties fo:background-color="#d3d3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4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gunda" table:style-name="ta1">
        <office:forms form:automatic-focus="false" form:apply-design-mode="false"/>
        <table:table-column table:style-name="co1" table:default-cell-style-name="ce161"/>
        <table:table-column table:style-name="co2" table:default-cell-style-name="ce161"/>
        <table:table-column table:style-name="co3" table:default-cell-style-name="ce161"/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61"/>
        <table:table-column table:style-name="co9" table:default-cell-style-name="ce161"/>
        <table:table-column table:style-name="co10" table:default-cell-style-name="ce161"/>
        <table:table-column table:style-name="co11" table:number-columns-repeated="21" table:default-cell-style-name="ce161"/>
        <table:table-column table:style-name="co12" table:number-columns-repeated="33" table:default-cell-style-name="Default"/>
        <table:table-column table:style-name="co13" table:number-columns-repeated="16319" table:default-cell-style-name="Default"/>
        <table:table-row table:style-name="ro1">
          <table:table-cell table:style-name="ce1"/>
          <table:table-cell table:style-name="ce1" table:number-columns-spanned="9" table:number-rows-spanned="1"/>
          <table:covered-table-cell table:number-columns-repeated="8" table:style-name="ce1"/>
          <table:table-cell table:style-name="ce188" office:value-type="string" calcext:value-type="string">
            <text:p><text:s/></text:p>
          </table:table-cell>
          <table:table-cell table:style-name="ce188" table:number-columns-repeated="20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NOVEMBRO (SEGUNDA-FEIRA)</text:p>
          </table:table-cell>
          <table:covered-table-cell table:number-columns-repeated="9" table:style-name="ce1"/>
          <table:table-cell table:style-name="ce189"/>
          <table:table-cell table:style-name="ce188" table:number-columns-repeated="20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11" calcext:value-type="float">
            <text:p>11</text:p>
          </table:table-cell>
          <table:table-cell table:style-name="ce183" office:value-type="float" office:value="18" calcext:value-type="float">
            <text:p>18</text:p>
          </table:table-cell>
          <table:table-cell table:style-name="ce183" office:value-type="float" office:value="25" calcext:value-type="float">
            <text:p>25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8" office:value-type="float" office:value="763993" calcext:value-type="float">
            <text:p>763993</text:p>
          </table:table-cell>
          <table:table-cell table:style-name="ce162" office:value-type="string" calcext:value-type="string">
            <text:p>MARCO ANTONIO RODRIGUES PORTILHO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number-columns-repeated="4"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0"/>
        </table:table-row>
        <table:table-row table:style-name="ro1">
          <table:table-cell table:style-name="ce149" office:value-type="float" office:value="2276042" calcext:value-type="float">
            <text:p>2276042</text:p>
          </table:table-cell>
          <table:table-cell table:style-name="ce163" office:value-type="string" calcext:value-type="string">
            <text:p>REGIVALDO CANDIDO DE ARAUJO </text:p>
          </table:table-cell>
          <table:table-cell table:style-name="ce174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0"/>
        </table:table-row>
        <table:table-row table:style-name="ro1">
          <table:table-cell table:style-name="ce150" office:value-type="float" office:value="763683" calcext:value-type="float">
            <text:p>763683</text:p>
          </table:table-cell>
          <table:table-cell table:style-name="ce164" office:value-type="string" calcext:value-type="string">
            <text:p>YAN GABRIEL ALVES DE AMORIM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0"/>
        </table:table-row>
        <table:table-row table:style-name="ro1">
          <table:table-cell table:style-name="ce151" office:value-type="float" office:value="2910161" calcext:value-type="float">
            <text:p>2910161</text:p>
          </table:table-cell>
          <table:table-cell table:style-name="ce165" office:value-type="string" calcext:value-type="string">
            <text:p>ELIAN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0"/>
        </table:table-row>
        <table:table-row table:style-name="ro1">
          <table:table-cell table:style-name="ce151" office:value-type="float" office:value="3000400" calcext:value-type="float">
            <text:p>3000400</text:p>
          </table:table-cell>
          <table:table-cell table:style-name="ce165" office:value-type="string" calcext:value-type="string">
            <text:p>MAURICIO LEANDRO DE ANDRADE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86"/>
          <table:table-cell table:style-name="ce190" table:number-columns-repeated="1013"/>
          <table:table-cell table:number-columns-repeated="15360"/>
        </table:table-row>
        <table:table-row table:style-name="ro1">
          <table:table-cell table:style-name="ce152" office:value-type="float" office:value="2946063" calcext:value-type="float">
            <text:p>2946063</text:p>
          </table:table-cell>
          <table:table-cell table:style-name="ce166" office:value-type="string" calcext:value-type="string">
            <text:p>ANDERSON DE ABREU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77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84" office:value-type="string" calcext:value-type="string">
            <text:p>P</text:p>
          </table:table-cell>
          <table:table-cell table:number-columns-repeated="3" table:style-name="ce184" office:value-type="string" calcext:value-type="string">
            <text:p>F</text:p>
          </table:table-cell>
          <table:table-cell table:style-name="ce187"/>
          <table:table-cell table:style-name="Default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NOVEMBRO (SEGUNDA-FEIRA)</text:p>
          </table:table-cell>
          <table:covered-table-cell table:number-columns-repeated="9" table:style-name="ce1"/>
          <table:table-cell table:style-name="ce189"/>
          <table:table-cell table:style-name="ce188" table:number-columns-repeated="20"/>
          <table:table-cell table:number-columns-repeated="16352"/>
        </table:table-row>
        <table:table-row table:style-name="ro1">
          <table:table-cell table:style-name="ce147" office:value-type="string" calcext:value-type="string" table:number-columns-spanned="1" table:number-rows-spanned="2">
            <text:p>Prontuário</text:p>
          </table:table-cell>
          <table:table-cell table:style-name="ce147" office:value-type="string" calcext:value-type="string" table:number-columns-spanned="1" table:number-rows-spanned="2">
            <text:p>Nome</text:p>
          </table:table-cell>
          <table:table-cell table:style-name="ce172" office:value-type="string" calcext:value-type="string" table:number-columns-spanned="1" table:number-rows-spanned="2">
            <text:p>Setor</text:p>
          </table:table-cell>
          <table:table-cell table:style-name="ce147" office:value-type="string" calcext:value-type="string" table:number-columns-spanned="1" table:number-rows-spanned="2">
            <text:p>Rotina</text:p>
          </table:table-cell>
          <table:table-cell table:style-name="ce147" office:value-type="string" calcext:value-type="string" table:number-columns-spanned="1" table:number-rows-spanned="2">
            <text:p>Modalidade</text:p>
          </table:table-cell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83" office:value-type="float" office:value="11" calcext:value-type="float" table:number-columns-spanned="1" table:number-rows-spanned="2">
            <text:p>11</text:p>
          </table:table-cell>
          <table:table-cell table:style-name="ce183" office:value-type="float" office:value="18" calcext:value-type="float" table:number-columns-spanned="1" table:number-rows-spanned="2">
            <text:p>18</text:p>
          </table:table-cell>
          <table:table-cell table:style-name="ce183" office:value-type="float" office:value="25" calcext:value-type="float">
            <text:p>25</text:p>
          </table:table-cell>
          <table:table-cell table:style-name="ce185" office:value-type="string" calcext:value-type="string" table:number-columns-spanned="1" table:number-rows-spanned="2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 table:visibility="collapse">
          <table:covered-table-cell table:number-columns-repeated="5" table:style-name="ce147"/>
          <table:covered-table-cell table:number-columns-repeated="3" table:style-name="ce183"/>
          <table:table-cell table:style-name="ce183"/>
          <table:covered-table-cell table:style-name="ce185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53"/>
          <table:table-cell table:style-name="ce167"/>
          <table:table-cell table:style-name="ce153"/>
          <table:table-cell table:style-name="ce178"/>
          <table:table-cell table:style-name="ce181" office:value-type="string" calcext:value-type="string">
            <text:p>INTENSIVO </text:p>
          </table:table-cell>
          <table:table-cell table:style-name="ce178" table:number-columns-repeated="5"/>
          <table:table-cell table:style-name="ce191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NOVEMBRO (SEGUNDA-FEIRA)</text:p>
          </table:table-cell>
          <table:covered-table-cell table:number-columns-repeated="9" table:style-name="ce1"/>
          <table:table-cell table:style-name="ce189"/>
          <table:table-cell table:style-name="ce188" table:number-columns-repeated="20"/>
          <table:table-cell table:number-columns-repeated="16352"/>
        </table:table-row>
        <table:table-row table:style-name="ro1">
          <table:table-cell table:style-name="ce147" office:value-type="string" calcext:value-type="string" table:number-columns-spanned="1" table:number-rows-spanned="2">
            <text:p>Prontuário</text:p>
          </table:table-cell>
          <table:table-cell table:style-name="ce147" office:value-type="string" calcext:value-type="string" table:number-columns-spanned="1" table:number-rows-spanned="2">
            <text:p>Nome</text:p>
          </table:table-cell>
          <table:table-cell table:style-name="ce172" office:value-type="string" calcext:value-type="string" table:number-columns-spanned="1" table:number-rows-spanned="2">
            <text:p>Setor</text:p>
          </table:table-cell>
          <table:table-cell table:style-name="ce147" office:value-type="string" calcext:value-type="string" table:number-columns-spanned="1" table:number-rows-spanned="2">
            <text:p>Rotina</text:p>
          </table:table-cell>
          <table:table-cell table:style-name="ce147" office:value-type="string" calcext:value-type="string" table:number-columns-spanned="1" table:number-rows-spanned="2">
            <text:p>Modalidade</text:p>
          </table:table-cell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83" office:value-type="float" office:value="11" calcext:value-type="float" table:number-columns-spanned="1" table:number-rows-spanned="2">
            <text:p>11</text:p>
          </table:table-cell>
          <table:table-cell table:style-name="ce183" office:value-type="float" office:value="18" calcext:value-type="float" table:number-columns-spanned="1" table:number-rows-spanned="2">
            <text:p>18</text:p>
          </table:table-cell>
          <table:table-cell table:style-name="ce183" office:value-type="float" office:value="25" calcext:value-type="float">
            <text:p>25</text:p>
          </table:table-cell>
          <table:table-cell table:style-name="ce185" office:value-type="string" calcext:value-type="string" table:number-columns-spanned="1" table:number-rows-spanned="2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 table:visibility="collapse">
          <table:covered-table-cell table:number-columns-repeated="5" table:style-name="ce147"/>
          <table:covered-table-cell table:number-columns-repeated="3" table:style-name="ce183"/>
          <table:table-cell table:style-name="ce183"/>
          <table:covered-table-cell table:style-name="ce185"/>
          <table:table-cell table:style-name="ce191" table:number-columns-repeated="21"/>
          <table:table-cell table:number-columns-repeated="16352"/>
        </table:table-row>
        <table:table-row table:style-name="ro1">
          <table:table-cell table:style-name="ce154"/>
          <table:table-cell table:style-name="ce167"/>
          <table:table-cell table:style-name="ce153"/>
          <table:table-cell table:style-name="ce178"/>
          <table:table-cell table:style-name="ce153" office:value-type="string" calcext:value-type="string">
            <text:p>SEMI-INTENSIVO</text:p>
          </table:table-cell>
          <table:table-cell table:style-name="ce178" table:number-columns-repeated="5"/>
          <table:table-cell table:style-name="ce191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0" table:number-rows-spanned="1">
            <text:p>NOVEMBRO (SEGUNDA-FEIRA)</text:p>
          </table:table-cell>
          <table:covered-table-cell table:number-columns-repeated="9" table:style-name="ce1"/>
          <table:table-cell table:style-name="ce189"/>
          <table:table-cell table:style-name="ce188" table:number-columns-repeated="20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11" calcext:value-type="float">
            <text:p>11</text:p>
          </table:table-cell>
          <table:table-cell table:style-name="ce183" office:value-type="float" office:value="18" calcext:value-type="float">
            <text:p>18</text:p>
          </table:table-cell>
          <table:table-cell table:style-name="ce183" office:value-type="float" office:value="25" calcext:value-type="float">
            <text:p>25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55" office:value-type="float" office:value="1071594" calcext:value-type="float">
            <text:p>1071594</text:p>
          </table:table-cell>
          <table:table-cell table:style-name="ce168" office:value-type="string" calcext:value-type="string">
            <text:p>DEUSIVALDO ALVES DOS SANTOS</text:p>
          </table:table-cell>
          <table:table-cell table:style-name="ce174" office:value-type="string" calcext:value-type="string">
            <text:p>CENTRAL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5" office:value-type="float" office:value="709746" calcext:value-type="float">
            <text:p>709746</text:p>
          </table:table-cell>
          <table:table-cell table:style-name="ce155" office:value-type="string" calcext:value-type="string">
            <text:p>GABRIELLE NUNES OLIVEIRA</text:p>
          </table:table-cell>
          <table:table-cell table:style-name="ce175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5" office:value-type="float" office:value="628778" calcext:value-type="float">
            <text:p>628778</text:p>
          </table:table-cell>
          <table:table-cell table:style-name="ce169" office:value-type="string" calcext:value-type="string">
            <text:p>JUSSARA DA SILVA SANTOS</text:p>
          </table:table-cell>
          <table:table-cell table:style-name="ce174" office:value-type="string" calcext:value-type="string">
            <text:p>CENTRAL/ 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519526" calcext:value-type="float">
            <text:p>519526</text:p>
          </table:table-cell>
          <table:table-cell table:style-name="ce170" office:value-type="string" calcext:value-type="string">
            <text:p>KAMILLA EVELYN REIS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5" office:value-type="float" office:value="2593262" calcext:value-type="float">
            <text:p>2593262</text:p>
          </table:table-cell>
          <table:table-cell table:style-name="ce155" office:value-type="string" calcext:value-type="string">
            <text:p>LEIVAS GARCIA DA SILVA</text:p>
          </table:table-cell>
          <table:table-cell table:style-name="ce174" office:value-type="string" calcext:value-type="string">
            <text:p>CENTRAL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586123" calcext:value-type="float">
            <text:p>586123</text:p>
          </table:table-cell>
          <table:table-cell table:style-name="ce170" office:value-type="string" calcext:value-type="string">
            <text:p>MICHELLE GOMES SILVA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631123" calcext:value-type="float">
            <text:p>631123</text:p>
          </table:table-cell>
          <table:table-cell table:style-name="ce156" office:value-type="string" calcext:value-type="string">
            <text:p>RODRIGO SILVA NASCIMENTO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/>
          <table:table-cell table:style-name="ce159" table:number-columns-repeated="4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5" office:value-type="float" office:value="1343015" calcext:value-type="float">
            <text:p>1343015</text:p>
          </table:table-cell>
          <table:table-cell table:style-name="ce155" office:value-type="string" calcext:value-type="string">
            <text:p>ROMES APARECIDO BERNARDO CAMPOS</text:p>
          </table:table-cell>
          <table:table-cell table:style-name="ce174" office:value-type="string" calcext:value-type="string">
            <text:p>CENTRAL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/>
          <table:table-cell table:style-name="ce159" table:number-columns-repeated="4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2719524" calcext:value-type="float">
            <text:p>2719524</text:p>
          </table:table-cell>
          <table:table-cell table:style-name="ce170" office:value-type="string" calcext:value-type="string">
            <text:p>SIBEL VICENTE DE PAULA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/>
          <table:table-cell table:style-name="ce159" table:number-columns-repeated="4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642363" calcext:value-type="float">
            <text:p>642363</text:p>
          </table:table-cell>
          <table:table-cell table:style-name="ce170" office:value-type="string" calcext:value-type="string">
            <text:p>TALITA SILVA SOUZA</text:p>
          </table:table-cell>
          <table:table-cell table:style-name="ce156" office:value-type="string" calcext:value-type="string">
            <text:p>CENTRAL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/>
          <table:table-cell table:style-name="ce159" table:number-columns-repeated="4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1">
          <table:table-cell table:style-name="ce156" office:value-type="float" office:value="704546" calcext:value-type="float">
            <text:p>704546</text:p>
          </table:table-cell>
          <table:table-cell table:style-name="ce170" office:value-type="string" calcext:value-type="string">
            <text:p>TIAGO ALVES CINTIA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/>
          <table:table-cell table:style-name="ce159" table:number-columns-repeated="4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2">
          <table:table-cell table:style-name="ce157" office:value-type="float" office:value="739289" calcext:value-type="float">
            <text:p>739289</text:p>
          </table:table-cell>
          <table:table-cell table:style-name="ce157" office:value-type="string" calcext:value-type="string">
            <text:p>RAMON ALERRANDRO NEVES FRANCO</text:p>
          </table:table-cell>
          <table:table-cell table:style-name="ce157" office:value-type="string" calcext:value-type="string">
            <text:p>CENTRAL /NORTE</text:p>
          </table:table-cell>
          <table:table-cell table:style-name="ce159"/>
          <table:table-cell table:style-name="ce157" office:value-type="string" calcext:value-type="string">
            <text:p>NÃO INTENSIVO</text:p>
          </table:table-cell>
          <table:table-cell table:style-name="ce158" table:number-columns-repeated="4"/>
          <table:table-cell table:style-name="ce159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2">
          <table:table-cell table:style-name="ce158" office:value-type="float" office:value="1191245" calcext:value-type="float">
            <text:p>1191245</text:p>
          </table:table-cell>
          <table:table-cell table:style-name="ce158" office:value-type="string" calcext:value-type="string">
            <text:p>GEORGE WASHINGTON CAETANO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4" table:style-name="ce158" office:value-type="string" calcext:value-type="string">
            <text:p>F</text:p>
          </table:table-cell>
          <table:table-cell table:style-name="ce158"/>
          <table:table-cell table:style-name="ce194" table:number-columns-repeated="21"/>
          <table:table-cell table:number-columns-repeated="16352"/>
        </table:table-row>
        <table:table-row table:style-name="ro3">
          <table:table-cell table:style-name="ce158" office:value-type="float" office:value="507750" calcext:value-type="float">
            <text:p>507750</text:p>
          </table:table-cell>
          <table:table-cell table:style-name="ce171" office:value-type="string" calcext:value-type="string">
            <text:p>OLIVEIROS HONORATO JUNIOR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4" table:style-name="ce158" office:value-type="string" calcext:value-type="string">
            <text:p>F</text:p>
          </table:table-cell>
          <table:table-cell table:style-name="ce158"/>
          <table:table-cell table:style-name="ce193" table:number-columns-repeated="21"/>
          <table:table-cell table:style-name="ce190" table:number-columns-repeated="992"/>
          <table:table-cell table:style-name="ce195" table:number-columns-repeated="15360"/>
        </table:table-row>
        <table:table-row table:style-name="ro3">
          <table:table-cell table:style-name="ce158" office:value-type="float" office:value="2908600" calcext:value-type="float">
            <text:p>2908600</text:p>
          </table:table-cell>
          <table:table-cell table:style-name="ce171" office:value-type="string" calcext:value-type="string">
            <text:p>BIANCA MARA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4" table:style-name="ce158" office:value-type="string" calcext:value-type="string">
            <text:p>F</text:p>
          </table:table-cell>
          <table:table-cell table:style-name="ce158"/>
          <table:table-cell table:style-name="ce194" table:number-columns-repeated="21"/>
          <table:table-cell table:style-name="ce195" table:number-columns-repeated="992"/>
          <table:table-cell table:number-columns-repeated="15360"/>
        </table:table-row>
        <table:table-row table:style-name="ro3">
          <table:table-cell table:style-name="ce158" office:value-type="float" office:value="2896574" calcext:value-type="float">
            <text:p>2896574</text:p>
          </table:table-cell>
          <table:table-cell table:style-name="ce166" office:value-type="string" calcext:value-type="string">
            <text:p>ADILSON JESUINO DE ARAÚJ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style-name="ce158" office:value-type="string" calcext:value-type="string">
            <text:p>p</text:p>
          </table:table-cell>
          <table:table-cell table:number-columns-repeated="3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3" table:number-rows-repeated="5">
          <table:table-cell table:style-name="ce159" table:number-columns-repeated="10"/>
          <table:table-cell table:style-name="ce193" table:number-columns-repeated="21"/>
          <table:table-cell table:style-name="ce190" table:number-columns-repeated="992"/>
          <table:table-cell table:number-columns-repeated="15360"/>
        </table:table-row>
        <table:table-row table:style-name="ro4" table:number-rows-repeated="222">
          <table:table-cell table:style-name="ce160" table:number-columns-repeated="10"/>
          <table:table-cell table:number-columns-repeated="16373"/>
        </table:table-row>
        <table:table-row table:style-name="ro4" table:number-rows-repeated="1047340">
          <table:table-cell table:number-columns-repeated="16383"/>
        </table:table-row>
        <table:table-row table:style-name="ro5" table:number-rows-repeated="973">
          <table:table-cell table:number-columns-repeated="16383"/>
        </table:table-row>
        <table:table-row table:style-name="ro5">
          <table:table-cell table:number-columns-repeated="16383"/>
        </table:table-row>
        <table:named-expressions>
          <table:named-range table:name="Print_Area" table:base-cell-address="$Segunda.$A$1" table:cell-range-address="$Segunda.$B$1:.$J$3"/>
        </table:named-expressions>
      </table:table>
      <table:table table:name="Terça" table:style-name="ta2">
        <table:table-column table:style-name="co1" table:default-cell-style-name="ce161"/>
        <table:table-column table:style-name="co14" table:default-cell-style-name="ce161"/>
        <table:table-column table:style-name="co3" table:default-cell-style-name="ce161"/>
        <table:table-column table:style-name="co15" table:default-cell-style-name="ce161"/>
        <table:table-column table:style-name="co16" table:default-cell-style-name="ce161"/>
        <table:table-column table:style-name="co17" table:default-cell-style-name="ce161"/>
        <table:table-column table:style-name="co9" table:default-cell-style-name="ce161"/>
        <table:table-column table:style-name="co18" table:default-cell-style-name="ce161"/>
        <table:table-column table:style-name="co9" table:default-cell-style-name="ce161"/>
        <table:table-column table:style-name="co10" table:default-cell-style-name="ce161"/>
        <table:table-column table:style-name="co11" table:number-columns-repeated="21" table:default-cell-style-name="ce161"/>
        <table:table-column table:style-name="co12" table:number-columns-repeated="33" table:default-cell-style-name="Default"/>
        <table:table-column table:style-name="co13" table:number-columns-repeated="16320" table:default-cell-style-name="Default"/>
        <table:table-row table:style-name="ro1">
          <table:table-cell table:style-name="ce1"/>
          <table:table-cell table:style-name="ce1" table:number-columns-spanned="9" table:number-rows-spanned="1"/>
          <table:covered-table-cell table:number-columns-repeated="8" table:style-name="ce1"/>
          <table:table-cell table:style-name="ce188" office:value-type="string" calcext:value-type="string">
            <text:p><text:s/></text:p>
          </table:table-cell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1"/>
          <table:table-cell table:style-name="ce188" table:number-columns-repeated="20"/>
          <table:table-cell table:number-columns-repeated="16353"/>
        </table:table-row>
        <table:table-row table:style-name="ro6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9" calcext:value-type="float">
            <text:p>19</text:p>
          </table:table-cell>
          <table:table-cell table:style-name="ce183" office:value-type="float" office:value="26" calcext:value-type="float">
            <text:p>26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 table:visibility="collapse">
          <table:table-cell table:style-name="ce147" table:number-columns-repeated="5"/>
          <table:table-cell table:style-name="ce183" table:number-columns-repeated="4"/>
          <table:table-cell table:style-name="ce185"/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48" office:value-type="float" office:value="763993" calcext:value-type="float">
            <text:p>763993</text:p>
          </table:table-cell>
          <table:table-cell table:style-name="ce162" office:value-type="string" calcext:value-type="string">
            <text:p>MARCO ANTONIO RODRIGUES PORTILHO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49"/>
          <table:table-cell table:number-columns-repeated="2" table:style-name="ce149" office:value-type="string" calcext:value-type="string">
            <text:p>P</text:p>
          </table:table-cell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4"/>
          <table:table-cell table:number-columns-repeated="15360"/>
        </table:table-row>
        <table:table-row table:style-name="ro1">
          <table:table-cell table:style-name="ce149" office:value-type="float" office:value="2276042" calcext:value-type="float">
            <text:p>2276042</text:p>
          </table:table-cell>
          <table:table-cell table:style-name="ce163" office:value-type="string" calcext:value-type="string">
            <text:p>REGIVALDO CANDIDO DE ARAUJO </text:p>
          </table:table-cell>
          <table:table-cell table:style-name="ce174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0" office:value-type="float" office:value="763683" calcext:value-type="float">
            <text:p>763683</text:p>
          </table:table-cell>
          <table:table-cell table:style-name="ce164" office:value-type="string" calcext:value-type="string">
            <text:p>YAN GABRIEL ALVES DE AMORIM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2910161" calcext:value-type="float">
            <text:p>2910161</text:p>
          </table:table-cell>
          <table:table-cell table:style-name="ce165" office:value-type="string" calcext:value-type="string">
            <text:p>ELIAN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3000400" calcext:value-type="float">
            <text:p>3000400</text:p>
          </table:table-cell>
          <table:table-cell table:style-name="ce165" office:value-type="string" calcext:value-type="string">
            <text:p>MAURICIO LEANDRO DE ANDRADE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2" office:value-type="float" office:value="2946063" calcext:value-type="float">
            <text:p>2946063</text:p>
          </table:table-cell>
          <table:table-cell table:style-name="ce166" office:value-type="string" calcext:value-type="string">
            <text:p>ANDERSON DE ABREU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77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84" office:value-type="string" calcext:value-type="string">
            <text:p>P</text:p>
          </table:table-cell>
          <table:table-cell table:number-columns-repeated="3" table:style-name="ce184" office:value-type="string" calcext:value-type="string">
            <text:p>F</text:p>
          </table:table-cell>
          <table:table-cell table:style-name="ce187"/>
          <table:table-cell table:style-name="Default" table:number-columns-repeated="21"/>
          <table:table-cell table:number-columns-repeated="16353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1"/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9" calcext:value-type="float">
            <text:p>19</text:p>
          </table:table-cell>
          <table:table-cell table:style-name="ce183" office:value-type="float" office:value="26" calcext:value-type="float">
            <text:p>26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47" table:number-columns-repeated="4"/>
          <table:table-cell table:style-name="ce181" office:value-type="string" calcext:value-type="string">
            <text:p>INTENSIVO</text:p>
          </table:table-cell>
          <table:table-cell table:style-name="ce183" table:number-columns-repeated="4"/>
          <table:table-cell table:style-name="ce185"/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"/>
          <table:table-cell table:style-name="ce1" table:number-columns-spanned="9" table:number-rows-spanned="1"/>
          <table:covered-table-cell table:number-columns-repeated="8" table:style-name="ce1"/>
          <table:table-cell table:style-name="ce188" office:value-type="string" calcext:value-type="string">
            <text:p><text:s/></text:p>
          </table:table-cell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1"/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329"/>
          <table:table-cell table:style-name="ce201"/>
          <table:table-cell table:style-name="ce204"/>
          <table:table-cell table:style-name="ce178"/>
          <table:table-cell table:style-name="ce181" office:value-type="string" calcext:value-type="string">
            <text:p>SEMI-INTENSIVO</text:p>
          </table:table-cell>
          <table:table-cell table:style-name="ce178" table:number-columns-repeated="5"/>
          <table:table-cell table:style-name="ce191" table:number-columns-repeated="21"/>
          <table:table-cell table:number-columns-repeated="16353"/>
        </table:table-row>
        <table:table-row table:style-name="ro1">
          <table:table-cell table:style-name="ce1"/>
          <table:table-cell table:style-name="ce1" office:value-type="string" calcext:value-type="string" table:number-columns-spanned="10" table:number-rows-spanned="1">
            <text:p>NOVEMBRO (TERÇA-FEIRA)</text:p>
          </table:table-cell>
          <table:covered-table-cell table:number-columns-repeated="9" table:style-name="ce1"/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12" calcext:value-type="float">
            <text:p>12</text:p>
          </table:table-cell>
          <table:table-cell table:style-name="ce183" office:value-type="float" office:value="19" calcext:value-type="float">
            <text:p>19</text:p>
          </table:table-cell>
          <table:table-cell table:style-name="ce183" office:value-type="float" office:value="26" calcext:value-type="float">
            <text:p>26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55" office:value-type="float" office:value="1071594" calcext:value-type="float">
            <text:p>1071594</text:p>
          </table:table-cell>
          <table:table-cell table:style-name="ce168" office:value-type="string" calcext:value-type="string">
            <text:p>DEUSIVALDO ALVES DOS SANTOS</text:p>
          </table:table-cell>
          <table:table-cell table:style-name="ce174" office:value-type="string" calcext:value-type="string">
            <text:p>CENTRAL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709746" calcext:value-type="float">
            <text:p>709746</text:p>
          </table:table-cell>
          <table:table-cell table:style-name="ce155" office:value-type="string" calcext:value-type="string">
            <text:p>GABRIELLE NUNES OLIVEIRA</text:p>
          </table:table-cell>
          <table:table-cell table:style-name="ce175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519526" calcext:value-type="float">
            <text:p>519526</text:p>
          </table:table-cell>
          <table:table-cell table:style-name="ce170" office:value-type="string" calcext:value-type="string">
            <text:p>KAMILLA EVELYN REIS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586123" calcext:value-type="float">
            <text:p>586123</text:p>
          </table:table-cell>
          <table:table-cell table:style-name="ce170" office:value-type="string" calcext:value-type="string">
            <text:p>MICHELLE GOMES SILVA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631123" calcext:value-type="float">
            <text:p>631123</text:p>
          </table:table-cell>
          <table:table-cell table:style-name="ce156" office:value-type="string" calcext:value-type="string">
            <text:p>RODRIGO SILVA NASCIMENTO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56" office:value-type="string" calcext:value-type="string">
            <text:p>NÃO INTENSIVO</text:p>
          </table:table-cell>
          <table:table-cell table:style-name="ce158" table:number-columns-repeated="2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97" office:value-type="float" office:value="1343015" calcext:value-type="float">
            <text:p>1343015</text:p>
          </table:table-cell>
          <table:table-cell table:style-name="ce197" office:value-type="string" calcext:value-type="string">
            <text:p>ROMES APARECIDO BERNARDO CAMPOS</text:p>
          </table:table-cell>
          <table:table-cell table:style-name="ce205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8" table:number-columns-repeated="2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98" office:value-type="float" office:value="2719524" calcext:value-type="float">
            <text:p>2719524</text:p>
          </table:table-cell>
          <table:table-cell table:style-name="ce202" office:value-type="string" calcext:value-type="string">
            <text:p>SIBEL VICENTE DE PAULA </text:p>
          </table:table-cell>
          <table:table-cell table:style-name="ce198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8" table:number-columns-repeated="3"/>
          <table:table-cell table:style-name="ce159" table:number-columns-repeated="2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98" office:value-type="float" office:value="642363" calcext:value-type="float">
            <text:p>642363</text:p>
          </table:table-cell>
          <table:table-cell table:style-name="ce202" office:value-type="string" calcext:value-type="string">
            <text:p>TALITA SILVA SOUZA</text:p>
          </table:table-cell>
          <table:table-cell table:style-name="ce198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8" table:number-columns-repeated="4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98" office:value-type="float" office:value="704546" calcext:value-type="float">
            <text:p>704546</text:p>
          </table:table-cell>
          <table:table-cell table:style-name="ce202" office:value-type="string" calcext:value-type="string">
            <text:p>TIAGO ALVES CINTIA </text:p>
          </table:table-cell>
          <table:table-cell table:style-name="ce198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8" table:number-columns-repeated="2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57" office:value-type="float" office:value="739289" calcext:value-type="float">
            <text:p>739289</text:p>
          </table:table-cell>
          <table:table-cell table:style-name="ce157" office:value-type="string" calcext:value-type="string">
            <text:p>RAMON ALERRANDRO NEVES FRANCO</text:p>
          </table:table-cell>
          <table:table-cell table:style-name="ce157" office:value-type="string" calcext:value-type="string">
            <text:p>CENTRAL /NORTE</text:p>
          </table:table-cell>
          <table:table-cell table:style-name="ce159"/>
          <table:table-cell table:style-name="ce157" office:value-type="string" calcext:value-type="string">
            <text:p>NÃO INTENSIVO</text:p>
          </table:table-cell>
          <table:table-cell table:style-name="ce158" table:number-columns-repeated="4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99" office:value-type="float" office:value="515930" calcext:value-type="float">
            <text:p>515930</text:p>
          </table:table-cell>
          <table:table-cell table:style-name="ce199" office:value-type="string" calcext:value-type="string">
            <text:p>WESLEY BORGES CAVALCANTE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style-name="ce158" office:value-type="string" calcext:value-type="string">
            <text:p>P</text:p>
          </table:table-cell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99" office:value-type="float" office:value="534128" calcext:value-type="float">
            <text:p>534128</text:p>
          </table:table-cell>
          <table:table-cell table:style-name="ce199" office:value-type="string" calcext:value-type="string">
            <text:p>CLARICE CORREIA DA SILVA</text:p>
          </table:table-cell>
          <table:table-cell table:style-name="ce199" office:value-type="string" calcext:value-type="string">
            <text:p>CENTRAL 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200" office:value-type="float" office:value="594024" calcext:value-type="float">
            <text:p>594024</text:p>
          </table:table-cell>
          <table:table-cell table:style-name="ce200" office:value-type="string" calcext:value-type="string">
            <text:p>ANDRE LUIZ OLIVEIRA COST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2908600" calcext:value-type="float">
            <text:p>2908600</text:p>
          </table:table-cell>
          <table:table-cell table:style-name="ce171" office:value-type="string" calcext:value-type="string">
            <text:p>BIANCA MARA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/>
          <table:table-cell table:style-name="ce195" table:number-columns-repeated="15359"/>
        </table:table-row>
        <table:table-row table:style-name="ro3">
          <table:table-cell table:style-name="ce158" office:value-type="float" office:value="1153155" calcext:value-type="float">
            <text:p>1153155</text:p>
          </table:table-cell>
          <table:table-cell table:style-name="ce171" office:value-type="string" calcext:value-type="string">
            <text:p>SERGIO DE PAULA SILVA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style-name="ce158" office:value-type="string" calcext:value-type="string">
            <text:p>P</text:p>
          </table:table-cell>
          <table:table-cell table:style-name="ce158" office:value-type="string" calcext:value-type="string">
            <text:p>F</text:p>
          </table:table-cell>
          <table:table-cell table:style-name="ce158"/>
          <table:table-cell table:style-name="ce194" table:number-columns-repeated="21"/>
          <table:table-cell table:style-name="ce195" table:number-columns-repeated="993"/>
          <table:table-cell table:number-columns-repeated="15360"/>
        </table:table-row>
        <table:table-row table:style-name="ro3">
          <table:table-cell table:style-name="ce158" office:value-type="float" office:value="2985253" calcext:value-type="float">
            <text:p>2985253</text:p>
          </table:table-cell>
          <table:table-cell table:style-name="ce203" office:value-type="string" calcext:value-type="string">
            <text:p>GABRIEL MOTTA LEITE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94" table:number-columns-repeated="21"/>
          <table:table-cell table:style-name="ce195" table:number-columns-repeated="993"/>
          <table:table-cell table:number-columns-repeated="15360"/>
        </table:table-row>
        <table:table-row table:style-name="ro3">
          <table:table-cell table:style-name="ce158" office:value-type="float" office:value="2993555" calcext:value-type="float">
            <text:p>2993555</text:p>
          </table:table-cell>
          <table:table-cell table:style-name="ce166" office:value-type="string" calcext:value-type="string">
            <text:p>PEDRO EWERTON MOREIRA BATIST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2940697" calcext:value-type="float">
            <text:p>2940697</text:p>
          </table:table-cell>
          <table:table-cell table:style-name="ce166" office:value-type="string" calcext:value-type="string">
            <text:p>VALMIR PEREIRA DA SILV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style-name="ce158" office:value-type="string" calcext:value-type="string">
            <text:p>F</text:p>
          </table:table-cell>
          <table:table-cell table:style-name="ce158" office:value-type="string" calcext:value-type="string">
            <text:p>P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1368417" calcext:value-type="float">
            <text:p>1368417</text:p>
          </table:table-cell>
          <table:table-cell table:style-name="ce166" office:value-type="string" calcext:value-type="string">
            <text:p>ARNOBIO CARLOS ALVES PIR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79" office:value-type="string" calcext:value-type="string">
            <text:p>F</text:p>
          </table:table-cell>
          <table:table-cell table:style-name="ce158" office:value-type="string" calcext:value-type="string">
            <text:p>p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2664661" calcext:value-type="float">
            <text:p>2664661</text:p>
          </table:table-cell>
          <table:table-cell table:style-name="ce166" office:value-type="string" calcext:value-type="string">
            <text:p>JOAO VITOR IMBIRIBA FERR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79" office:value-type="string" calcext:value-type="string">
            <text:p>F</text:p>
          </table:table-cell>
          <table:table-cell table:number-columns-repeated="3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1217819" calcext:value-type="float">
            <text:p>1217819</text:p>
          </table:table-cell>
          <table:table-cell table:style-name="ce166" office:value-type="string" calcext:value-type="string">
            <text:p>EDSON DE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3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1204901" calcext:value-type="float">
            <text:p>1204901</text:p>
          </table:table-cell>
          <table:table-cell table:style-name="ce166" office:value-type="string" calcext:value-type="string">
            <text:p>MÁRCIO ROGÉRIO DE SOUZ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5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 table:number-rows-repeated="3">
          <table:table-cell table:style-name="ce159" table:number-columns-repeated="10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4" table:number-rows-repeated="76">
          <table:table-cell table:style-name="ce160" table:number-columns-repeated="10"/>
          <table:table-cell table:number-columns-repeated="16374"/>
        </table:table-row>
        <table:table-row table:style-name="ro4" table:number-rows-repeated="1047387">
          <table:table-cell table:number-columns-repeated="16384"/>
        </table:table-row>
        <table:table-row table:style-name="ro5" table:number-rows-repeated="1068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Print_Area" table:base-cell-address="$Segunda.$A$1" table:cell-range-address="$Terça.$A$1:.$I$22"/>
        </table:named-expressions>
      </table:table>
      <table:table table:name="Quarta" table:style-name="ta3">
        <office:forms form:automatic-focus="false" form:apply-design-mode="false"/>
        <table:table-column table:style-name="co1" table:default-cell-style-name="ce161"/>
        <table:table-column table:style-name="co19" table:default-cell-style-name="ce161"/>
        <table:table-column table:style-name="co3" table:default-cell-style-name="ce161"/>
        <table:table-column table:style-name="co20" table:default-cell-style-name="ce161"/>
        <table:table-column table:style-name="co21" table:default-cell-style-name="ce161"/>
        <table:table-column table:style-name="co17" table:default-cell-style-name="ce161"/>
        <table:table-column table:style-name="co22" table:default-cell-style-name="ce161"/>
        <table:table-column table:style-name="co23" table:default-cell-style-name="ce161"/>
        <table:table-column table:style-name="co9" table:default-cell-style-name="ce161"/>
        <table:table-column table:style-name="co10" table:default-cell-style-name="ce161"/>
        <table:table-column table:style-name="co11" table:number-columns-repeated="21" table:default-cell-style-name="ce161"/>
        <table:table-column table:style-name="co12" table:number-columns-repeated="992" table:default-cell-style-name="Default"/>
        <table:table-column table:style-name="co13" table:number-columns-repeated="15361" table:default-cell-style-name="Default"/>
        <table:table-row table:style-name="ro1">
          <table:table-cell table:style-name="ce1"/>
          <table:table-cell table:style-name="ce1" table:number-columns-spanned="9" table:number-rows-spanned="1"/>
          <table:covered-table-cell table:number-columns-repeated="8" table:style-name="ce1"/>
          <table:table-cell table:style-name="ce188" office:value-type="string" calcext:value-type="string">
            <text:p><text:s/></text:p>
          </table:table-cell>
          <table:table-cell table:style-name="ce188" table:number-columns-repeated="20"/>
          <table:table-cell table:number-columns-repeated="16353"/>
        </table:table-row>
        <table:table-row table:style-name="ro1">
          <table:table-cell table:style-name="ce1" office:value-type="string" calcext:value-type="string" table:number-columns-spanned="10" table:number-rows-spanned="1">
            <text:p>NOVEMBRO (QUARTA FEIRA)</text:p>
          </table:table-cell>
          <table:covered-table-cell table:number-columns-repeated="9" table:style-name="ce1"/>
          <table:table-cell table:style-name="ce188" table:number-columns-repeated="21"/>
          <table:table-cell table:number-columns-repeated="16353"/>
        </table:table-row>
        <table:table-row table:style-name="ro7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13" calcext:value-type="float">
            <text:p>13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7" calcext:value-type="float">
            <text:p>27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48" office:value-type="float" office:value="763993" calcext:value-type="float">
            <text:p>763993</text:p>
          </table:table-cell>
          <table:table-cell table:style-name="ce162" office:value-type="string" calcext:value-type="string">
            <text:p>MARCO ANTONIO RODRIGUES PORTILHO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49"/>
          <table:table-cell table:style-name="ce149" office:value-type="string" calcext:value-type="string">
            <text:p>P</text:p>
          </table:table-cell>
          <table:table-cell table:style-name="ce149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4"/>
          <table:table-cell table:number-columns-repeated="15360"/>
        </table:table-row>
        <table:table-row table:style-name="ro1">
          <table:table-cell table:style-name="ce149" office:value-type="float" office:value="2276042" calcext:value-type="float">
            <text:p>2276042</text:p>
          </table:table-cell>
          <table:table-cell table:style-name="ce163" office:value-type="string" calcext:value-type="string">
            <text:p>REGIVALDO CANDIDO DE ARAUJO </text:p>
          </table:table-cell>
          <table:table-cell table:style-name="ce174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0" office:value-type="float" office:value="763683" calcext:value-type="float">
            <text:p>763683</text:p>
          </table:table-cell>
          <table:table-cell table:style-name="ce164" office:value-type="string" calcext:value-type="string">
            <text:p>YAN GABRIEL ALVES DE AMORIM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2910161" calcext:value-type="float">
            <text:p>2910161</text:p>
          </table:table-cell>
          <table:table-cell table:style-name="ce165" office:value-type="string" calcext:value-type="string">
            <text:p>ELIAN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3000400" calcext:value-type="float">
            <text:p>3000400</text:p>
          </table:table-cell>
          <table:table-cell table:style-name="ce165" office:value-type="string" calcext:value-type="string">
            <text:p>MAURICIO LEANDRO DE ANDRADE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86"/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2" office:value-type="float" office:value="2946063" calcext:value-type="float">
            <text:p>2946063</text:p>
          </table:table-cell>
          <table:table-cell table:style-name="ce166" office:value-type="string" calcext:value-type="string">
            <text:p>ANDERSON DE ABREU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77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84" office:value-type="string" calcext:value-type="string">
            <text:p>P</text:p>
          </table:table-cell>
          <table:table-cell table:style-name="ce184" office:value-type="string" calcext:value-type="string">
            <text:p>F</text:p>
          </table:table-cell>
          <table:table-cell table:style-name="ce184"/>
          <table:table-cell table:style-name="ce184" office:value-type="string" calcext:value-type="string">
            <text:p>F</text:p>
          </table:table-cell>
          <table:table-cell table:style-name="ce187"/>
          <table:table-cell table:style-name="Default" table:number-columns-repeated="21"/>
          <table:table-cell table:number-columns-repeated="16353"/>
        </table:table-row>
        <table:table-row table:style-name="ro1">
          <table:table-cell table:style-name="ce1" office:value-type="string" calcext:value-type="string" table:number-columns-spanned="10" table:number-rows-spanned="1">
            <text:p>OUTUBRO(QUARTA FEIRA)</text:p>
          </table:table-cell>
          <table:covered-table-cell table:number-columns-repeated="9" table:style-name="ce1"/>
          <table:table-cell table:style-name="ce188" table:number-columns-repeated="21"/>
          <table:table-cell table:number-columns-repeated="16353"/>
        </table:table-row>
        <table:table-row table:style-name="ro7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13" calcext:value-type="float">
            <text:p>13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7" calcext:value-type="float">
            <text:p>27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47" table:number-columns-repeated="4"/>
          <table:table-cell table:style-name="ce181" office:value-type="string" calcext:value-type="string">
            <text:p>INTENSIVO</text:p>
          </table:table-cell>
          <table:table-cell table:style-name="ce183" table:number-columns-repeated="4"/>
          <table:table-cell table:style-name="ce185"/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53"/>
          <table:table-cell table:style-name="ce167"/>
          <table:table-cell table:style-name="ce153"/>
          <table:table-cell table:style-name="ce178"/>
          <table:table-cell table:style-name="ce181"/>
          <table:table-cell table:style-name="ce183" table:number-columns-repeated="4"/>
          <table:table-cell table:style-name="ce185"/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" office:value-type="string" calcext:value-type="string" table:number-columns-spanned="10" table:number-rows-spanned="1">
            <text:p>OUTUBRO (QUARTA FEIRA)</text:p>
          </table:table-cell>
          <table:covered-table-cell table:number-columns-repeated="9" table:style-name="ce1"/>
          <table:table-cell table:style-name="ce188" table:number-columns-repeated="21"/>
          <table:table-cell table:number-columns-repeated="16353"/>
        </table:table-row>
        <table:table-row table:style-name="ro7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13" calcext:value-type="float">
            <text:p>13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7" calcext:value-type="float">
            <text:p>27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47" table:number-columns-repeated="5"/>
          <table:table-cell table:style-name="ce183" table:number-columns-repeated="4"/>
          <table:table-cell table:style-name="ce185"/>
          <table:table-cell table:style-name="ce191" table:number-columns-repeated="21"/>
          <table:table-cell table:number-columns-repeated="16353"/>
        </table:table-row>
        <table:table-row table:style-name="ro1">
          <table:table-cell table:style-name="ce206"/>
          <table:table-cell table:style-name="ce201"/>
          <table:table-cell table:style-name="ce204"/>
          <table:table-cell table:style-name="ce178"/>
          <table:table-cell table:style-name="ce181" office:value-type="string" calcext:value-type="string">
            <text:p>SEMI-INTENSIVO</text:p>
          </table:table-cell>
          <table:table-cell table:style-name="ce178" table:number-columns-repeated="5"/>
          <table:table-cell table:style-name="ce191" table:number-columns-repeated="21"/>
          <table:table-cell table:number-columns-repeated="16353"/>
        </table:table-row>
        <table:table-row table:style-name="ro1">
          <table:table-cell table:style-name="ce1" office:value-type="string" calcext:value-type="string" table:number-columns-spanned="10" table:number-rows-spanned="1">
            <text:p>OUTUBRO (QUARTA FEIRA)</text:p>
          </table:table-cell>
          <table:covered-table-cell table:number-columns-repeated="9" table:style-name="ce1"/>
          <table:table-cell table:style-name="ce188" table:number-columns-repeated="21"/>
          <table:table-cell table:number-columns-repeated="16353"/>
        </table:table-row>
        <table:table-row table:style-name="ro7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13" calcext:value-type="float">
            <text:p>13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7" calcext:value-type="float">
            <text:p>27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3"/>
        </table:table-row>
        <table:table-row table:style-name="ro1">
          <table:table-cell table:style-name="ce174"/>
          <table:table-cell table:style-name="ce208"/>
          <table:table-cell table:style-name="ce174"/>
          <table:table-cell table:style-name="ce179"/>
          <table:table-cell table:style-name="ce156"/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1071594" calcext:value-type="float">
            <text:p>1071594</text:p>
          </table:table-cell>
          <table:table-cell table:style-name="ce168" office:value-type="string" calcext:value-type="string">
            <text:p>DEUSIVALDO ALVES DOS SANTOS</text:p>
          </table:table-cell>
          <table:table-cell table:style-name="ce174" office:value-type="string" calcext:value-type="string">
            <text:p>CENTRAL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709746" calcext:value-type="float">
            <text:p>709746</text:p>
          </table:table-cell>
          <table:table-cell table:style-name="ce155" office:value-type="string" calcext:value-type="string">
            <text:p>GABRIELLE NUNES OLIVEIRA</text:p>
          </table:table-cell>
          <table:table-cell table:style-name="ce175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519526" calcext:value-type="float">
            <text:p>519526</text:p>
          </table:table-cell>
          <table:table-cell table:style-name="ce170" office:value-type="string" calcext:value-type="string">
            <text:p>KAMILLA EVELYN REIS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586123" calcext:value-type="float">
            <text:p>586123</text:p>
          </table:table-cell>
          <table:table-cell table:style-name="ce170" office:value-type="string" calcext:value-type="string">
            <text:p>MICHELLE GOMES SILVA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5"/>
          <table:table-cell table:style-name="ce192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2855197" calcext:value-type="float">
            <text:p>2855197</text:p>
          </table:table-cell>
          <table:table-cell table:style-name="ce168" office:value-type="string" calcext:value-type="string">
            <text:p>PAULO CÉSAR GOMES RODRIGUES</text:p>
          </table:table-cell>
          <table:table-cell table:style-name="ce174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 table:number-columns-repeated="2"/>
          <table:table-cell table:style-name="ce158" table:number-columns-repeated="2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1215365" calcext:value-type="float">
            <text:p>1215365</text:p>
          </table:table-cell>
          <table:table-cell table:style-name="ce168" office:value-type="string" calcext:value-type="string">
            <text:p>ROBERTA DEL ISOLA MIRO</text:p>
          </table:table-cell>
          <table:table-cell table:style-name="ce174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207" office:value-type="float" office:value="745470" calcext:value-type="float">
            <text:p>745470</text:p>
          </table:table-cell>
          <table:table-cell table:style-name="ce207" office:value-type="string" calcext:value-type="string">
            <text:p>RODRIGO SIQUEIRA BARROS</text:p>
          </table:table-cell>
          <table:table-cell table:style-name="ce210" office:value-type="string" calcext:value-type="string">
            <text:p>CENTRAL /NORTE</text:p>
          </table:table-cell>
          <table:table-cell table:style-name="ce211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631123" calcext:value-type="float">
            <text:p>631123</text:p>
          </table:table-cell>
          <table:table-cell table:style-name="ce156" office:value-type="string" calcext:value-type="string">
            <text:p>RODRIGO SILVA NASCIMENTO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1343015" calcext:value-type="float">
            <text:p>1343015</text:p>
          </table:table-cell>
          <table:table-cell table:style-name="ce155" office:value-type="string" calcext:value-type="string">
            <text:p>ROMES APARECIDO BERNARDO CAMPOS</text:p>
          </table:table-cell>
          <table:table-cell table:style-name="ce174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office:value-type="string" calcext:value-type="string">
            <text:p>p</text:p>
          </table:table-cell>
          <table:table-cell table:style-name="ce158" table:number-columns-repeated="2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2719524" calcext:value-type="float">
            <text:p>2719524</text:p>
          </table:table-cell>
          <table:table-cell table:style-name="ce170" office:value-type="string" calcext:value-type="string">
            <text:p>SIBEL VICENTE DE PAULA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642363" calcext:value-type="float">
            <text:p>642363</text:p>
          </table:table-cell>
          <table:table-cell table:style-name="ce170" office:value-type="string" calcext:value-type="string">
            <text:p>TALITA SILVA SOUZA</text:p>
          </table:table-cell>
          <table:table-cell table:style-name="ce156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6" office:value-type="float" office:value="704546" calcext:value-type="float">
            <text:p>704546</text:p>
          </table:table-cell>
          <table:table-cell table:style-name="ce170" office:value-type="string" calcext:value-type="string">
            <text:p>TIAGO ALVES CINTIA </text:p>
          </table:table-cell>
          <table:table-cell table:style-name="ce156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1">
          <table:table-cell table:style-name="ce155" office:value-type="float" office:value="661540" calcext:value-type="float">
            <text:p>661540</text:p>
          </table:table-cell>
          <table:table-cell table:style-name="ce155" office:value-type="string" calcext:value-type="string">
            <text:p>VALTERSON NOGUEIRA DA SILVA</text:p>
          </table:table-cell>
          <table:table-cell table:style-name="ce156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57" office:value-type="float" office:value="739289" calcext:value-type="float">
            <text:p>739289</text:p>
          </table:table-cell>
          <table:table-cell table:style-name="ce157" office:value-type="string" calcext:value-type="string">
            <text:p>RAMON ALERRANDRO NEVES FRANCO</text:p>
          </table:table-cell>
          <table:table-cell table:style-name="ce157" office:value-type="string" calcext:value-type="string">
            <text:p>CENTRAL /NORTE</text:p>
          </table:table-cell>
          <table:table-cell table:style-name="ce159"/>
          <table:table-cell table:style-name="ce157" office:value-type="string" calcext:value-type="string">
            <text:p>NÃO INTENSIVO</text:p>
          </table:table-cell>
          <table:table-cell table:style-name="ce159"/>
          <table:table-cell table:style-name="ce158" table:number-columns-repeated="3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99" office:value-type="float" office:value="2868141" calcext:value-type="float">
            <text:p>2868141</text:p>
          </table:table-cell>
          <table:table-cell table:style-name="ce199" office:value-type="string" calcext:value-type="string">
            <text:p>VINICIUS CARLOS DA SILV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200" office:value-type="float" office:value="594024" calcext:value-type="float">
            <text:p>594024</text:p>
          </table:table-cell>
          <table:table-cell table:style-name="ce200" office:value-type="string" calcext:value-type="string">
            <text:p>ANDRE LUIZ OLIVEIRA COST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2">
          <table:table-cell table:style-name="ce199" office:value-type="float" office:value="2511609" calcext:value-type="float">
            <text:p>2511609</text:p>
          </table:table-cell>
          <table:table-cell table:style-name="ce199" office:value-type="string" calcext:value-type="string">
            <text:p>ANDRE AUGUSTO MAGRI JODA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506789" calcext:value-type="float">
            <text:p>506789</text:p>
          </table:table-cell>
          <table:table-cell table:style-name="ce158" office:value-type="string" calcext:value-type="string">
            <text:p>RONIVON LEMES DA SILV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8" table:number-columns-repeated="22"/>
          <table:table-cell table:style-name="ce149" table:number-columns-repeated="993"/>
          <table:table-cell table:number-columns-repeated="15360"/>
        </table:table-row>
        <table:table-row table:style-name="ro3">
          <table:table-cell table:style-name="ce158" office:value-type="float" office:value="898522" calcext:value-type="float">
            <text:p>898522</text:p>
          </table:table-cell>
          <table:table-cell table:style-name="ce209" office:value-type="string" calcext:value-type="string">
            <text:p>WEVERSON BATISTA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2990216" calcext:value-type="float">
            <text:p>2990216</text:p>
          </table:table-cell>
          <table:table-cell table:style-name="ce209" office:value-type="string" calcext:value-type="string">
            <text:p>NAARSSON PAZ SALES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/>
          <table:table-cell table:style-name="ce195" table:number-columns-repeated="15359"/>
        </table:table-row>
        <table:table-row table:style-name="ro3">
          <table:table-cell table:style-name="ce158" office:value-type="float" office:value="1087786" calcext:value-type="float">
            <text:p>1087786</text:p>
          </table:table-cell>
          <table:table-cell table:style-name="ce209" office:value-type="string" calcext:value-type="string">
            <text:p>JOSE AUGUSTO ZARDINE FILHO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8"/>
          <table:table-cell table:style-name="ce194" table:number-columns-repeated="21"/>
          <table:table-cell table:style-name="ce195" table:number-columns-repeated="993"/>
          <table:table-cell table:number-columns-repeated="15360"/>
        </table:table-row>
        <table:table-row table:style-name="ro3">
          <table:table-cell table:style-name="ce194" office:value-type="float" office:value="2908600" calcext:value-type="float">
            <text:p>2908600</text:p>
          </table:table-cell>
          <table:table-cell table:style-name="ce209" office:value-type="string" calcext:value-type="string">
            <text:p>BIANCA MARA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194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66" office:value-type="float" office:value="865054" calcext:value-type="float">
            <text:p>865054</text:p>
          </table:table-cell>
          <table:table-cell table:style-name="ce166" office:value-type="string" calcext:value-type="string">
            <text:p>ALEX TEODORO DA SILV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style-name="ce158" office:value-type="string" calcext:value-type="string">
            <text:p>F</text:p>
          </table:table-cell>
          <table:table-cell table:style-name="ce158" office:value-type="string" calcext:value-type="string">
            <text:p>p</text:p>
          </table:table-cell>
          <table:table-cell table:style-name="ce159"/>
          <table:table-cell table:style-name="ce158" office:value-type="string" calcext:value-type="string">
            <office:annotation draw:style-name="gr1" draw:text-style-name="P2" svg:width="2.899cm" svg:height="1.937cm" svg:x="29.549cm" svg:y="31.206cm" draw:caption-point-x="-0.61cm" draw:caption-point-y="1.51cm">
              <dc:creator>Autor desconhecido</dc:creator>
              <dc:date>2024-11-26T00:00:00</dc:date>
              <text:p text:style-name="P1"><text:span text:style-name="T1">Paciente passou por consulta dia 26/11/2024.</text:span></text:p>
            </office:annotation>
            <text:p>P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158" office:value-type="float" office:value="2896574" calcext:value-type="float">
            <text:p>2896574</text:p>
          </table:table-cell>
          <table:table-cell table:style-name="ce166" office:value-type="string" calcext:value-type="string">
            <text:p>ADILSON JESUINO DE ARAÚJ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style-name="ce158" office:value-type="string" calcext:value-type="string">
            <text:p>P</text:p>
          </table:table-cell>
          <table:table-cell table:style-name="ce158" office:value-type="string" calcext:value-type="string">
            <text:p>F</text:p>
          </table:table-cell>
          <table:table-cell table:style-name="ce159"/>
          <table:table-cell table:style-name="ce158" office:value-type="string" calcext:value-type="string">
            <text:p>p</text:p>
          </table:table-cell>
          <table:table-cell table:style-name="ce159"/>
          <table:table-cell table:style-name="ce193" table:number-columns-repeated="21"/>
          <table:table-cell table:style-name="ce190" table:number-columns-repeated="992"/>
          <table:table-cell table:number-columns-repeated="15361"/>
        </table:table-row>
        <table:table-row table:style-name="ro3">
          <table:table-cell table:style-name="ce166" office:value-type="float" office:value="2812648" calcext:value-type="float">
            <text:p>2812648</text:p>
          </table:table-cell>
          <table:table-cell table:style-name="ce166" office:value-type="string" calcext:value-type="string">
            <text:p>FABRICIO GARCIA FAGUND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3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>
          <table:table-cell table:style-name="ce63" office:value-type="float" office:value="558239" calcext:value-type="float">
            <text:p>558239</text:p>
          </table:table-cell>
          <table:table-cell table:style-name="ce166" office:value-type="string" calcext:value-type="string">
            <text:p>GILSON DIA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3"/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3" table:number-rows-repeated="3">
          <table:table-cell table:style-name="ce159" table:number-columns-repeated="10"/>
          <table:table-cell table:style-name="ce193" table:number-columns-repeated="21"/>
          <table:table-cell table:style-name="ce190" table:number-columns-repeated="993"/>
          <table:table-cell table:number-columns-repeated="15360"/>
        </table:table-row>
        <table:table-row table:style-name="ro4" table:number-rows-repeated="102">
          <table:table-cell table:style-name="ce160" table:number-columns-repeated="10"/>
          <table:table-cell table:number-columns-repeated="16374"/>
        </table:table-row>
        <table:table-row table:style-name="ro4" table:number-rows-repeated="117">
          <table:table-cell table:style-name="ce160" table:number-columns-repeated="9"/>
          <table:table-cell table:number-columns-repeated="16375"/>
        </table:table-row>
        <table:table-row table:style-name="ro4" table:number-rows-repeated="1047062">
          <table:table-cell table:number-columns-repeated="16384"/>
        </table:table-row>
        <table:table-row table:style-name="ro5" table:number-rows-repeated="124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exta" table:style-name="ta4">
        <table:table-column table:style-name="co1" table:default-cell-style-name="ce161"/>
        <table:table-column table:style-name="co24" table:default-cell-style-name="ce161"/>
        <table:table-column table:style-name="co3" table:default-cell-style-name="ce161"/>
        <table:table-column table:style-name="co25" table:default-cell-style-name="ce161"/>
        <table:table-column table:style-name="co21" table:default-cell-style-name="ce161"/>
        <table:table-column table:style-name="co17" table:default-cell-style-name="ce161"/>
        <table:table-column table:style-name="co9" table:default-cell-style-name="ce161"/>
        <table:table-column table:style-name="co8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11" table:number-columns-repeated="21" table:default-cell-style-name="ce161"/>
        <table:table-column table:style-name="co12" table:number-columns-repeated="32" table:default-cell-style-name="Default"/>
        <table:table-column table:style-name="co13" table:number-columns-repeated="16320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1"/>
          <table:table-cell table:style-name="ce1" table:number-columns-repeated="2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15" calcext:value-type="float">
            <text:p>15</text:p>
          </table:table-cell>
          <table:table-cell table:style-name="ce183" office:value-type="float" office:value="22" calcext:value-type="float">
            <text:p>22</text:p>
          </table:table-cell>
          <table:table-cell table:style-name="ce183" office:value-type="float" office:value="29" calcext:value-type="float">
            <text:p>29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8" office:value-type="float" office:value="763993" calcext:value-type="float">
            <text:p>763993</text:p>
          </table:table-cell>
          <table:table-cell table:style-name="ce162" office:value-type="string" calcext:value-type="string">
            <text:p>MARCO ANTONIO RODRIGUES PORTILHO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P</text:p>
          </table:table-cell>
          <table:table-cell table:style-name="ce149" office:value-type="string" calcext:value-type="string">
            <text:p>F</text:p>
          </table:table-cell>
          <table:table-cell table:style-name="ce149"/>
          <table:table-cell table:style-name="ce186"/>
          <table:table-cell table:style-name="ce190" table:number-columns-repeated="1013"/>
          <table:table-cell table:number-columns-repeated="15359"/>
        </table:table-row>
        <table:table-row table:style-name="ro1">
          <table:table-cell table:style-name="ce149" office:value-type="float" office:value="2276042" calcext:value-type="float">
            <text:p>2276042</text:p>
          </table:table-cell>
          <table:table-cell table:style-name="ce163" office:value-type="string" calcext:value-type="string">
            <text:p>REGIVALDO CANDIDO DE ARAUJO </text:p>
          </table:table-cell>
          <table:table-cell table:style-name="ce174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49" office:value-type="string" calcext:value-type="string">
            <text:p>P</text:p>
          </table:table-cell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0" office:value-type="float" office:value="763683" calcext:value-type="float">
            <text:p>763683</text:p>
          </table:table-cell>
          <table:table-cell table:style-name="ce164" office:value-type="string" calcext:value-type="string">
            <text:p>YAN GABRIEL ALVES DE AMORIM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3"/>
          <table:table-cell table:style-name="ce149" office:value-type="string" calcext:value-type="string">
            <text:p>F</text:p>
          </table:table-cell>
          <table:table-cell table:style-name="ce149" office:value-type="string" calcext:value-type="string">
            <text:p>P</text:p>
          </table:table-cell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2910161" calcext:value-type="float">
            <text:p>2910161</text:p>
          </table:table-cell>
          <table:table-cell table:style-name="ce165" office:value-type="string" calcext:value-type="string">
            <text:p>ELIAN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49" office:value-type="string" calcext:value-type="string">
            <text:p>P</text:p>
          </table:table-cell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1" office:value-type="float" office:value="3000400" calcext:value-type="float">
            <text:p>3000400</text:p>
          </table:table-cell>
          <table:table-cell table:style-name="ce165" office:value-type="string" calcext:value-type="string">
            <text:p>MAURICIO LEANDRO DE ANDRADE</text:p>
          </table:table-cell>
          <table:table-cell table:style-name="ce173" office:value-type="string" calcext:value-type="string">
            <text:p>CENTRAL/NORTE</text:p>
          </table:table-cell>
          <table:table-cell table:style-name="ce176" office:value-type="string" calcext:value-type="string">
            <text:p>H</text:p>
          </table:table-cell>
          <table:table-cell table:style-name="ce180" office:value-type="string" calcext:value-type="string">
            <text:p>INTENSIVO INTEGRAL</text:p>
          </table:table-cell>
          <table:table-cell table:style-name="ce149" table:number-columns-repeated="4"/>
          <table:table-cell table:style-name="ce149" office:value-type="string" calcext:value-type="string">
            <text:p>P</text:p>
          </table:table-cell>
          <table:table-cell table:style-name="ce190" table:number-columns-repeated="1013"/>
          <table:table-cell table:number-columns-repeated="15361"/>
        </table:table-row>
        <table:table-row table:style-name="ro1">
          <table:table-cell table:style-name="ce152" office:value-type="float" office:value="2946063" calcext:value-type="float">
            <text:p>2946063</text:p>
          </table:table-cell>
          <table:table-cell table:style-name="ce166" office:value-type="string" calcext:value-type="string">
            <text:p>ANDERSON DE ABREU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77" office:value-type="string" calcext:value-type="string">
            <text:p>M/T</text:p>
          </table:table-cell>
          <table:table-cell table:style-name="ce180" office:value-type="string" calcext:value-type="string">
            <text:p>INTENSIVO INTEGRAL</text:p>
          </table:table-cell>
          <table:table-cell table:number-columns-repeated="2" table:style-name="ce184" office:value-type="string" calcext:value-type="string">
            <text:p>F</text:p>
          </table:table-cell>
          <table:table-cell table:style-name="ce184"/>
          <table:table-cell table:number-columns-repeated="2" table:style-name="ce184" office:value-type="string" calcext:value-type="string">
            <text:p>F</text:p>
          </table:table-cell>
          <table:table-cell table:style-name="Default" table:number-columns-repeated="2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1"/>
          <table:table-cell table:style-name="ce1" table:number-columns-repeated="2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table:number-columns-repeated="5"/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53"/>
          <table:table-cell table:style-name="ce167"/>
          <table:table-cell table:style-name="ce153"/>
          <table:table-cell table:style-name="ce178"/>
          <table:table-cell table:style-name="ce181" office:value-type="string" calcext:value-type="string">
            <text:p>INTENSIVO</text:p>
          </table:table-cell>
          <table:table-cell table:style-name="ce178" table:number-columns-repeated="6"/>
          <table:table-cell table:style-name="ce191" table:number-columns-repeated="21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1"/>
          <table:table-cell table:style-name="ce1" table:number-columns-repeated="2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table:number-columns-repeated="5"/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54"/>
          <table:table-cell table:style-name="ce167"/>
          <table:table-cell table:style-name="ce153"/>
          <table:table-cell table:style-name="ce178"/>
          <table:table-cell table:style-name="ce153" office:value-type="string" calcext:value-type="string">
            <text:p>SEMI-INTENSIVO</text:p>
          </table:table-cell>
          <table:table-cell table:style-name="ce178" table:number-columns-repeated="5"/>
          <table:table-cell table:style-name="ce191" table:number-columns-repeated="21"/>
          <table:table-cell table:style-name="Default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9" table:number-rows-spanned="1">
            <text:p>NOVEMBRO (SEXTA-FEIRA)</text:p>
          </table:table-cell>
          <table:covered-table-cell table:number-columns-repeated="8" table:style-name="ce1"/>
          <table:table-cell table:style-name="ce1" table:number-columns-repeated="2"/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15" calcext:value-type="float">
            <text:p>15</text:p>
          </table:table-cell>
          <table:table-cell table:style-name="ce183" office:value-type="float" office:value="22" calcext:value-type="float">
            <text:p>22</text:p>
          </table:table-cell>
          <table:table-cell table:style-name="ce183" office:value-type="float" office:value="29" calcext:value-type="float">
            <text:p>29</text:p>
          </table:table-cell>
          <table:table-cell table:style-name="ce185" office:value-type="string" calcext:value-type="string">
            <text:p>Contato:</text:p>
          </table:table-cell>
          <table:table-cell table:style-name="ce188" table:number-columns-repeated="21"/>
          <table:table-cell table:number-columns-repeated="16352"/>
        </table:table-row>
        <table:table-row table:style-name="ro1">
          <table:table-cell table:style-name="ce155" office:value-type="float" office:value="1071594" calcext:value-type="float">
            <text:p>1071594</text:p>
          </table:table-cell>
          <table:table-cell table:style-name="ce168" office:value-type="string" calcext:value-type="string">
            <text:p>DEUSIVALDO ALVES DOS SANTOS</text:p>
          </table:table-cell>
          <table:table-cell table:style-name="ce174" office:value-type="string" calcext:value-type="string">
            <text:p>CENTRAL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/>
          <table:table-cell table:style-name="ce179" office:value-type="string" calcext:value-type="string">
            <text:p>P</text:p>
          </table:table-cell>
          <table:table-cell table:style-name="ce179" table:number-columns-repeated="4"/>
          <table:table-cell table:style-name="ce192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56" office:value-type="float" office:value="663413" calcext:value-type="float">
            <text:p>663413</text:p>
          </table:table-cell>
          <table:table-cell table:style-name="ce170" office:value-type="string" calcext:value-type="string">
            <text:p>ELISETE CARDOSO FERREIRA</text:p>
          </table:table-cell>
          <table:table-cell table:style-name="ce156" office:value-type="string" calcext:value-type="string">
            <text:p>CENTRA/NORTE</text:p>
          </table:table-cell>
          <table:table-cell table:style-name="ce179" office:value-type="string" calcext:value-type="string">
            <text:p>T</text:p>
          </table:table-cell>
          <table:table-cell table:style-name="ce155" office:value-type="string" calcext:value-type="string">
            <text:p>NÃO INTENSIVO</text:p>
          </table:table-cell>
          <table:table-cell table:number-columns-repeated="2" table:style-name="ce179" office:value-type="string" calcext:value-type="string">
            <text:p>F</text:p>
          </table:table-cell>
          <table:table-cell table:style-name="ce179"/>
          <table:table-cell table:style-name="ce179" office:value-type="string" calcext:value-type="string">
            <office:annotation draw:style-name="gr1" draw:text-style-name="P2" svg:width="2.899cm" svg:height="1.937cm" svg:x="29.258cm" svg:y="12.915cm" draw:caption-point-x="-0.61cm" draw:caption-point-y="1.51cm">
              <dc:creator>Autor desconhecido</dc:creator>
              <dc:date>2024-11-19T00:00:00</dc:date>
              <text:p text:style-name="P1"><text:span text:style-name="T1">Paciente passou por consulta dia 19/11/2024</text:span></text:p>
            </office:annotation>
            <text:p>P</text:p>
          </table:table-cell>
          <table:table-cell table:style-name="ce179" office:value-type="string" calcext:value-type="string">
            <text:p>F</text:p>
          </table:table-cell>
          <table:table-cell table:style-name="ce179"/>
          <table:table-cell table:style-name="ce192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55" office:value-type="float" office:value="709746" calcext:value-type="float">
            <text:p>709746</text:p>
          </table:table-cell>
          <table:table-cell table:style-name="ce155" office:value-type="string" calcext:value-type="string">
            <text:p>GABRIELLE NUNES OLIVEIRA</text:p>
          </table:table-cell>
          <table:table-cell table:style-name="ce175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6"/>
          <table:table-cell table:style-name="ce192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56" office:value-type="float" office:value="519526" calcext:value-type="float">
            <text:p>519526</text:p>
          </table:table-cell>
          <table:table-cell table:style-name="ce170" office:value-type="string" calcext:value-type="string">
            <text:p>KAMILLA EVELYN REIS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6"/>
          <table:table-cell table:style-name="ce192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56" office:value-type="float" office:value="586123" calcext:value-type="float">
            <text:p>586123</text:p>
          </table:table-cell>
          <table:table-cell table:style-name="ce170" office:value-type="string" calcext:value-type="string">
            <text:p>MICHELLE GOMES SILVA </text:p>
          </table:table-cell>
          <table:table-cell table:style-name="ce156" office:value-type="string" calcext:value-type="string">
            <text:p>CENTRAL /NORTE</text:p>
          </table:table-cell>
          <table:table-cell table:style-name="ce179"/>
          <table:table-cell table:style-name="ce156" office:value-type="string" calcext:value-type="string">
            <text:p>NÃO INTENSIVO</text:p>
          </table:table-cell>
          <table:table-cell table:style-name="ce179" table:number-columns-repeated="6"/>
          <table:table-cell table:style-name="ce192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98" office:value-type="float" office:value="631123" calcext:value-type="float">
            <text:p>631123</text:p>
          </table:table-cell>
          <table:table-cell table:style-name="ce198" office:value-type="string" calcext:value-type="string">
            <text:p>RODRIGO SILVA NASCIMENTO </text:p>
          </table:table-cell>
          <table:table-cell table:style-name="ce198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 table:number-columns-repeated="2"/>
          <table:table-cell table:style-name="ce211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97" office:value-type="float" office:value="1343015" calcext:value-type="float">
            <text:p>1343015</text:p>
          </table:table-cell>
          <table:table-cell table:style-name="ce197" office:value-type="string" calcext:value-type="string">
            <text:p>ROMES APARECIDO BERNARDO CAMPOS</text:p>
          </table:table-cell>
          <table:table-cell table:style-name="ce205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 table:number-columns-repeated="2"/>
          <table:table-cell table:style-name="ce211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98" office:value-type="float" office:value="2719524" calcext:value-type="float">
            <text:p>2719524</text:p>
          </table:table-cell>
          <table:table-cell table:style-name="ce202" office:value-type="string" calcext:value-type="string">
            <text:p>SIBEL VICENTE DE PAULA </text:p>
          </table:table-cell>
          <table:table-cell table:style-name="ce198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8" table:number-columns-repeated="2"/>
          <table:table-cell table:style-name="ce159" table:number-columns-repeated="4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98" office:value-type="float" office:value="642363" calcext:value-type="float">
            <text:p>642363</text:p>
          </table:table-cell>
          <table:table-cell table:style-name="ce202" office:value-type="string" calcext:value-type="string">
            <text:p>TALITA SILVA SOUZA</text:p>
          </table:table-cell>
          <table:table-cell table:style-name="ce198" office:value-type="string" calcext:value-type="string">
            <text:p>CENTRAL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 table:number-columns-repeated="2"/>
          <table:table-cell table:style-name="ce158"/>
          <table:table-cell table:style-name="ce159" table:number-columns-repeated="3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1">
          <table:table-cell table:style-name="ce198" office:value-type="float" office:value="704546" calcext:value-type="float">
            <text:p>704546</text:p>
          </table:table-cell>
          <table:table-cell table:style-name="ce202" office:value-type="string" calcext:value-type="string">
            <text:p>TIAGO ALVES CINTIA </text:p>
          </table:table-cell>
          <table:table-cell table:style-name="ce198" office:value-type="string" calcext:value-type="string">
            <text:p>CENTRAL /NORTE</text:p>
          </table:table-cell>
          <table:table-cell table:style-name="ce159"/>
          <table:table-cell table:style-name="ce198" office:value-type="string" calcext:value-type="string">
            <text:p>NÃO INTENSIVO</text:p>
          </table:table-cell>
          <table:table-cell table:style-name="ce159" table:number-columns-repeated="6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157" office:value-type="float" office:value="739289" calcext:value-type="float">
            <text:p>739289</text:p>
          </table:table-cell>
          <table:table-cell table:style-name="ce157" office:value-type="string" calcext:value-type="string">
            <text:p>RAMON ALERRANDRO NEVES FRANCO</text:p>
          </table:table-cell>
          <table:table-cell table:style-name="ce157" office:value-type="string" calcext:value-type="string">
            <text:p>CENTRAL /NORTE</text:p>
          </table:table-cell>
          <table:table-cell table:style-name="ce159"/>
          <table:table-cell table:style-name="ce157" office:value-type="string" calcext:value-type="string">
            <text:p>NÃO INTENSIVO</text:p>
          </table:table-cell>
          <table:table-cell table:style-name="ce158" table:number-columns-repeated="5"/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158" office:value-type="float" office:value="2952753" calcext:value-type="float">
            <text:p>2952753</text:p>
          </table:table-cell>
          <table:table-cell table:style-name="ce199" office:value-type="string" calcext:value-type="string">
            <text:p>MARIA PAULA MENEZES LEITE</text:p>
          </table:table-cell>
          <table:table-cell table:style-name="ce159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211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style-name="ce211" office:value-type="string" calcext:value-type="string">
            <text:p>F</text:p>
          </table:table-cell>
          <table:table-cell table:style-name="ce211" office:value-type="string" calcext:value-type="string">
            <text:p>P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199" office:value-type="float" office:value="2749601" calcext:value-type="float">
            <text:p>2749601</text:p>
          </table:table-cell>
          <table:table-cell table:style-name="ce199" office:value-type="string" calcext:value-type="string">
            <text:p>FÁBIO DE SOUZA SANTOS</text:p>
          </table:table-cell>
          <table:table-cell table:style-name="ce213" office:value-type="string" calcext:value-type="string">
            <text:p>CENTRAL 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number-columns-repeated="2" table:style-name="ce211" office:value-type="string" calcext:value-type="string">
            <text:p>F</text:p>
          </table:table-cell>
          <table:table-cell table:style-name="ce159"/>
          <table:table-cell table:style-name="ce193" table:number-columns-repeated="20"/>
          <table:table-cell table:style-name="ce190" table:number-columns-repeated="994"/>
          <table:table-cell table:number-columns-repeated="15359"/>
        </table:table-row>
        <table:table-row table:style-name="ro2">
          <table:table-cell table:style-name="ce158" office:value-type="float" office:value="1191245" calcext:value-type="float">
            <text:p>1191245</text:p>
          </table:table-cell>
          <table:table-cell table:style-name="ce158" office:value-type="string" calcext:value-type="string">
            <text:p>GEORGE WASHINGTON CAETANO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number-columns-repeated="2" table:style-name="ce211" office:value-type="string" calcext:value-type="string">
            <text:p>F</text:p>
          </table:table-cell>
          <table:table-cell table:style-name="ce194" table:number-columns-repeated="21"/>
          <table:table-cell table:style-name="ce195" table:number-columns-repeated="994"/>
          <table:table-cell table:number-columns-repeated="15359"/>
        </table:table-row>
        <table:table-row table:style-name="ro2">
          <table:table-cell table:style-name="ce148" office:value-type="float" office:value="2607218" calcext:value-type="float">
            <text:p>2607218</text:p>
          </table:table-cell>
          <table:table-cell table:style-name="ce162" office:value-type="string" calcext:value-type="string">
            <text:p>GABRIEL HONORIO BARRO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number-columns-repeated="2" table:style-name="ce211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212" office:value-type="float" office:value="646834" calcext:value-type="float">
            <text:p>646834</text:p>
          </table:table-cell>
          <table:table-cell table:style-name="ce212" office:value-type="string" calcext:value-type="string">
            <text:p>ADYMELLO DANIEL DOS SANTOS PEREIRA </text:p>
          </table:table-cell>
          <table:table-cell table:style-name="ce214" office:value-type="string" calcext:value-type="string">
            <text:p>CENTRAL/NORTE</text:p>
          </table:table-cell>
          <table:table-cell table:style-name="ce214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8" office:value-type="string" calcext:value-type="string">
            <text:p>P</text:p>
          </table:table-cell>
          <table:table-cell table:style-name="ce214" office:value-type="string" calcext:value-type="string">
            <text:p>P</text:p>
          </table:table-cell>
          <table:table-cell table:style-name="ce158"/>
          <table:table-cell table:number-columns-repeated="2" table:style-name="ce211" office:value-type="string" calcext:value-type="string">
            <text:p>P</text:p>
          </table:table-cell>
          <table:table-cell table:style-name="ce214"/>
          <table:table-cell table:style-name="ce215" table:number-columns-repeated="5"/>
          <table:table-cell table:style-name="ce215" office:value-type="string" calcext:value-type="string">
            <text:p>p</text:p>
          </table:table-cell>
          <table:table-cell table:style-name="ce215" table:number-columns-repeated="15"/>
          <table:table-cell table:style-name="ce216" table:number-columns-repeated="16352"/>
        </table:table-row>
        <table:table-row table:style-name="ro2">
          <table:table-cell table:style-name="ce158" office:value-type="float" office:value="2460762" calcext:value-type="float">
            <text:p>2460762</text:p>
          </table:table-cell>
          <table:table-cell table:style-name="ce200" office:value-type="string" calcext:value-type="string">
            <text:p>LUCIOMAR DA SILVA NETO</text:p>
          </table:table-cell>
          <table:table-cell table:style-name="ce214" office:value-type="string" calcext:value-type="string">
            <text:p>CENTRAL/NORTE</text:p>
          </table:table-cell>
          <table:table-cell table:style-name="ce158" office:value-type="string" calcext:value-type="string">
            <text:p>M</text:p>
          </table:table-cell>
          <table:table-cell table:style-name="ce182" office:value-type="string" calcext:value-type="string">
            <text:p>NÃO INTENSIVO</text:p>
          </table:table-cell>
          <table:table-cell table:number-columns-repeated="2" table:style-name="ce158" office:value-type="string" calcext:value-type="string">
            <text:p>F</text:p>
          </table:table-cell>
          <table:table-cell table:style-name="ce158"/>
          <table:table-cell table:number-columns-repeated="2" table:style-name="ce211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158" office:value-type="float" office:value="2873348" calcext:value-type="float">
            <text:p>2873348</text:p>
          </table:table-cell>
          <table:table-cell table:style-name="ce166" office:value-type="string" calcext:value-type="string">
            <text:p>PAULO ALBERTO DOS REIS DE SOUZA</text:p>
          </table:table-cell>
          <table:table-cell table:style-name="ce214" office:value-type="string" calcext:value-type="string">
            <text:p>CENTRAL/NORTE</text:p>
          </table:table-cell>
          <table:table-cell table:style-name="ce158" office:value-type="string" calcext:value-type="string">
            <text:p>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2"/>
          <table:table-cell table:style-name="ce158"/>
          <table:table-cell table:style-name="ce158" office:value-type="string" calcext:value-type="string">
            <text:p>P</text:p>
          </table:table-cell>
          <table:table-cell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>
          <table:table-cell table:style-name="ce158" office:value-type="float" office:value="1219678" calcext:value-type="float">
            <text:p>1219678</text:p>
          </table:table-cell>
          <table:table-cell table:style-name="ce166" office:value-type="string" calcext:value-type="string">
            <text:p>RAFAEL HENRIQUE ALVES MACHADO</text:p>
          </table:table-cell>
          <table:table-cell table:style-name="ce214" office:value-type="string" calcext:value-type="string">
            <text:p>CENTRAL/NORTE</text:p>
          </table:table-cell>
          <table:table-cell table:style-name="ce158" office:value-type="string" calcext:value-type="string">
            <text:p>M/T</text:p>
          </table:table-cell>
          <table:table-cell table:style-name="ce182" office:value-type="string" calcext:value-type="string">
            <text:p>NÃO INTENSIVO</text:p>
          </table:table-cell>
          <table:table-cell table:style-name="ce159" table:number-columns-repeated="3"/>
          <table:table-cell table:number-columns-repeated="2" table:style-name="ce158" office:value-type="string" calcext:value-type="string">
            <text:p>F</text:p>
          </table:table-cell>
          <table:table-cell table:style-name="ce159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 table:number-rows-repeated="6">
          <table:table-cell table:style-name="ce159" table:number-columns-repeated="11"/>
          <table:table-cell table:style-name="ce193" table:number-columns-repeated="21"/>
          <table:table-cell table:style-name="ce190" table:number-columns-repeated="993"/>
          <table:table-cell table:number-columns-repeated="15359"/>
        </table:table-row>
        <table:table-row table:style-name="ro2" table:number-rows-repeated="31">
          <table:table-cell table:style-name="ce160" table:number-columns-repeated="11"/>
          <table:table-cell table:number-columns-repeated="16373"/>
        </table:table-row>
        <table:table-row table:style-name="ro2" table:number-rows-repeated="96">
          <table:table-cell table:number-columns-repeated="16384"/>
        </table:table-row>
        <table:table-row table:style-name="ro4" table:number-rows-repeated="1047412">
          <table:table-cell table:number-columns-repeated="16384"/>
        </table:table-row>
        <table:table-row table:style-name="ro5" table:number-rows-repeated="994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Print_Area" table:base-cell-address="$Segunda.$A$1" table:cell-range-address="$Sexta.$A$1:.$I$3"/>
        </table:named-expressions>
      </table:table>
      <table:table table:name="Quinta" table:style-name="ta5">
        <table:table-column table:style-name="co1" table:default-cell-style-name="ce161"/>
        <table:table-column table:style-name="co28" table:default-cell-style-name="ce161"/>
        <table:table-column table:style-name="co3" table:default-cell-style-name="ce161"/>
        <table:table-column table:style-name="co29" table:default-cell-style-name="ce161"/>
        <table:table-column table:style-name="co30" table:default-cell-style-name="ce161"/>
        <table:table-column table:style-name="co17" table:default-cell-style-name="ce161"/>
        <table:table-column table:style-name="co9" table:default-cell-style-name="ce161"/>
        <table:table-column table:style-name="co31" table:default-cell-style-name="ce161"/>
        <table:table-column table:style-name="co9" table:default-cell-style-name="ce161"/>
        <table:table-column table:style-name="co32" table:default-cell-style-name="ce161"/>
        <table:table-column table:style-name="co11" table:number-columns-repeated="21" table:default-cell-style-name="ce161"/>
        <table:table-column table:style-name="co12" table:number-columns-repeated="33" table:default-cell-style-name="Default"/>
        <table:table-row table:style-name="ro1">
          <table:table-cell table:style-name="ce1"/>
          <table:table-cell table:style-name="ce1" table:number-columns-spanned="10" table:number-rows-spanned="1"/>
          <table:covered-table-cell table:number-columns-repeated="9" table:style-name="ce1"/>
          <table:table-cell table:style-name="ce188" office:value-type="string" calcext:value-type="string">
            <text:p><text:s/></text:p>
          </table:table-cell>
          <table:table-cell table:style-name="ce188" table:number-columns-repeated="20"/>
          <table:table-cell table:number-columns-repeated="32"/>
        </table:table-row>
        <table:table-row table:style-name="ro1">
          <table:table-cell table:style-name="ce1"/>
          <table:table-cell table:style-name="ce1" office:value-type="string" calcext:value-type="string" table:number-columns-spanned="11" table:number-rows-spanned="1">
            <text:p>NOVEMBRO (QUINTA-FEIRA)</text:p>
          </table:table-cell>
          <table:covered-table-cell table:number-columns-repeated="10" table:style-name="ce1"/>
          <table:table-cell table:style-name="ce188" table:number-columns-repeated="20"/>
          <table:table-cell table:number-columns-repeated="32"/>
        </table:table-row>
        <table:table-row table:style-name="ro1">
          <table:table-cell table:style-name="ce147" office:value-type="string" calcext:value-type="string" table:number-columns-spanned="1" table:number-rows-spanned="2">
            <text:p>Prontuário</text:p>
          </table:table-cell>
          <table:table-cell table:style-name="ce147" office:value-type="string" calcext:value-type="string" table:number-columns-spanned="1" table:number-rows-spanned="2">
            <text:p>Nome</text:p>
          </table:table-cell>
          <table:table-cell table:style-name="ce172" office:value-type="string" calcext:value-type="string" table:number-columns-spanned="1" table:number-rows-spanned="2">
            <text:p>Setor</text:p>
          </table:table-cell>
          <table:table-cell table:style-name="ce147" office:value-type="string" calcext:value-type="string" table:number-columns-spanned="1" table:number-rows-spanned="2">
            <text:p>Rotina</text:p>
          </table:table-cell>
          <table:table-cell table:style-name="ce147" office:value-type="string" calcext:value-type="string" table:number-columns-spanned="1" table:number-rows-spanned="2">
            <text:p>Modalidade</text:p>
          </table:table-cell>
          <table:table-cell table:style-name="Default" table:number-columns-repeated="5"/>
          <table:table-cell table:style-name="ce185" office:value-type="string" calcext:value-type="string" table:number-columns-spanned="1" table:number-rows-spanned="2">
            <text:p>Contato:</text:p>
          </table:table-cell>
          <table:table-cell table:style-name="ce188" table:number-columns-repeated="21"/>
          <table:table-cell table:number-columns-repeated="32"/>
        </table:table-row>
        <table:table-row table:style-name="ro1">
          <table:covered-table-cell table:number-columns-repeated="5" table:style-name="ce147"/>
          <table:table-cell table:style-name="Default" table:number-columns-repeated="5"/>
          <table:covered-table-cell table:style-name="ce185"/>
          <table:table-cell table:style-name="ce188" table:number-columns-repeated="21"/>
          <table:table-cell table:number-columns-repeated="32"/>
        </table:table-row>
        <table:table-row table:style-name="ro4">
          <table:table-cell table:number-columns-repeated="31"/>
          <table:table-cell table:style-name="ce161"/>
          <table:table-cell table:number-columns-repeated="32"/>
        </table:table-row>
        <table:table-row table:style-name="ro4">
          <table:table-cell table:style-name="ce74" office:value-type="string" calcext:value-type="string" table:number-columns-spanned="10" table:number-rows-spanned="4">
            <text:p>REUNIÃO DE EQUIPE</text:p>
          </table:table-cell>
          <table:covered-table-cell table:number-columns-repeated="9" table:style-name="ce74"/>
          <table:table-cell table:number-columns-repeated="54"/>
        </table:table-row>
        <table:table-row table:style-name="ro4">
          <table:covered-table-cell table:number-columns-repeated="10" table:style-name="ce74"/>
          <table:table-cell table:number-columns-repeated="54"/>
        </table:table-row>
        <table:table-row table:style-name="ro4">
          <table:covered-table-cell table:number-columns-repeated="10" table:style-name="ce74"/>
          <table:table-cell table:number-columns-repeated="54"/>
        </table:table-row>
        <table:table-row table:style-name="ro4">
          <table:covered-table-cell table:number-columns-repeated="10" table:style-name="ce74"/>
          <table:table-cell table:number-columns-repeated="54"/>
        </table:table-row>
        <table:table-row table:style-name="ro4" table:number-rows-repeated="1047493">
          <table:table-cell table:number-columns-repeated="64"/>
        </table:table-row>
        <table:table-row table:style-name="ro5" table:number-rows-repeated="107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INDIVIDUAL" table:style-name="ta6">
        <office:forms form:automatic-focus="false" form:apply-design-mode="false"/>
        <table:table-column table:style-name="co33" table:default-cell-style-name="ce161"/>
        <table:table-column table:style-name="co34" table:default-cell-style-name="ce161"/>
        <table:table-column table:style-name="co35" table:default-cell-style-name="ce161"/>
        <table:table-column table:style-name="co36" table:default-cell-style-name="ce161"/>
        <table:table-column table:style-name="co37" table:default-cell-style-name="ce161"/>
        <table:table-column table:style-name="co38" table:number-columns-repeated="2" table:default-cell-style-name="ce161"/>
        <table:table-column table:style-name="co13" table:number-columns-repeated="2" table:default-cell-style-name="ce161"/>
        <table:table-column table:style-name="co13" table:default-cell-style-name="Default"/>
        <table:table-column table:style-name="co38" table:number-columns-repeated="13" table:default-cell-style-name="Default"/>
        <table:table-column table:style-name="co39" table:default-cell-style-name="Default"/>
        <table:table-column table:style-name="co40" table:default-cell-style-name="ce187"/>
        <table:table-column table:style-name="co41" table:default-cell-style-name="ce187"/>
        <table:table-column table:style-name="co42" table:default-cell-style-name="ce187"/>
        <table:table-column table:style-name="co42" table:number-columns-repeated="30" table:default-cell-style-name="Default"/>
        <table:table-column table:style-name="co13" table:number-columns-repeated="16327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2" table:number-rows-spanned="1">
            <text:p>NOVEMBRO </text:p>
          </table:table-cell>
          <table:covered-table-cell table:number-columns-repeated="8" table:style-name="ce1"/>
          <table:covered-table-cell table:number-columns-repeated="13" table:style-name="ce244"/>
          <table:table-cell table:style-name="ce244"/>
          <table:table-cell table:number-columns-repeated="60"/>
          <table:table-cell table:style-name="ce187" table:number-columns-repeated="28"/>
          <table:table-cell table:number-columns-repeated="16272"/>
        </table:table-row>
        <table:table-row table:style-name="ro1">
          <table:table-cell table:style-name="ce147" table:number-columns-repeated="2"/>
          <table:table-cell table:style-name="ce172"/>
          <table:table-cell table:style-name="ce147" table:number-columns-repeated="2"/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T</text:p>
          </table:table-cell>
          <table:table-cell table:style-name="ce246" office:value-type="string" calcext:value-type="string">
            <text:p>SEX</text:p>
          </table:table-cell>
          <table:table-cell/>
          <table:table-cell table:style-name="ce1"/>
          <table:table-cell table:style-name="ce253"/>
          <table:table-cell table:number-columns-repeated="59"/>
          <table:table-cell table:style-name="ce187" table:number-columns-repeated="28"/>
          <table:table-cell table:number-columns-repeated="16272"/>
        </table:table-row>
        <table:table-row table:style-name="ro1" table:visibility="collapse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238" office:value-type="date" office:date-value="2024-11-01" calcext:value-type="date" table:number-columns-spanned="1" table:number-rows-spanned="2">
            <text:p>01/11/24</text:p>
          </table:table-cell>
          <table:table-cell table:style-name="ce240" office:value-type="date" office:date-value="2024-11-04" calcext:value-type="date" table:number-columns-spanned="1" table:number-rows-spanned="2">
            <text:p>04/11/24</text:p>
          </table:table-cell>
          <table:table-cell table:style-name="ce242" office:value-type="date" office:date-value="2024-11-05" calcext:value-type="date" table:number-columns-spanned="1" table:number-rows-spanned="2">
            <text:p>05/11/24</text:p>
          </table:table-cell>
          <table:table-cell table:style-name="ce242" office:value-type="date" office:date-value="2024-11-06" calcext:value-type="date" table:number-columns-spanned="1" table:number-rows-spanned="2">
            <text:p>06/11/24</text:p>
          </table:table-cell>
          <table:table-cell table:style-name="ce242" office:value-type="date" office:date-value="2024-11-08" calcext:value-type="date" table:number-columns-spanned="1" table:number-rows-spanned="2">
            <text:p>08/11/24</text:p>
          </table:table-cell>
          <table:table-cell table:style-name="ce242" office:value-type="date" office:date-value="2024-11-11" calcext:value-type="date" table:number-columns-spanned="1" table:number-rows-spanned="2">
            <text:p>11/11/24</text:p>
          </table:table-cell>
          <table:table-cell table:style-name="ce242" office:value-type="date" office:date-value="2024-11-12" calcext:value-type="date" table:number-columns-spanned="1" table:number-rows-spanned="2">
            <text:p>12/11/24</text:p>
          </table:table-cell>
          <table:table-cell table:style-name="ce242" office:value-type="date" office:date-value="2024-11-13" calcext:value-type="date" table:number-columns-spanned="1" table:number-rows-spanned="2">
            <text:p>13/11/24</text:p>
          </table:table-cell>
          <table:table-cell table:style-name="ce242" office:value-type="date" office:date-value="2024-11-15" calcext:value-type="date" table:number-columns-spanned="1" table:number-rows-spanned="2">
            <text:p>15/11/24</text:p>
          </table:table-cell>
          <table:table-cell table:style-name="ce242" office:value-type="date" office:date-value="2024-11-18" calcext:value-type="date" table:number-columns-spanned="1" table:number-rows-spanned="2">
            <text:p>18/11/24</text:p>
          </table:table-cell>
          <table:table-cell table:style-name="ce242" office:value-type="date" office:date-value="2024-11-19" calcext:value-type="date" table:number-columns-spanned="1" table:number-rows-spanned="2">
            <text:p>19/11/24</text:p>
          </table:table-cell>
          <table:table-cell table:style-name="ce242" office:value-type="date" office:date-value="2024-11-20" calcext:value-type="date" table:number-columns-spanned="1" table:number-rows-spanned="2">
            <text:p>20/11/24</text:p>
          </table:table-cell>
          <table:table-cell table:style-name="ce242" office:value-type="date" office:date-value="2024-11-22" calcext:value-type="date" table:number-columns-spanned="1" table:number-rows-spanned="2">
            <text:p>22/11/24</text:p>
          </table:table-cell>
          <table:table-cell table:style-name="ce242" table:number-columns-repeated="2"/>
          <table:table-cell table:style-name="ce242" office:value-type="date" office:date-value="2024-11-27" calcext:value-type="date" table:number-columns-spanned="1" table:number-rows-spanned="2">
            <text:p>27/11/24</text:p>
          </table:table-cell>
          <table:table-cell table:style-name="ce147"/>
          <table:table-cell/>
          <table:table-cell table:style-name="ce248"/>
          <table:table-cell table:number-columns-repeated="60"/>
          <table:table-cell table:style-name="ce187" table:number-columns-repeated="28"/>
          <table:table-cell table:number-columns-repeated="16272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covered-table-cell table:number-columns-repeated="4" table:style-name="ce98"/>
          <table:covered-table-cell table:style-name="ce104"/>
          <table:covered-table-cell table:number-columns-repeated="4" table:style-name="ce107"/>
          <table:covered-table-cell table:style-name="ce104"/>
          <table:covered-table-cell table:number-columns-repeated="3" table:style-name="ce107"/>
          <table:table-cell table:style-name="ce107" office:value-type="date" office:date-value="2024-11-25" calcext:value-type="date">
            <text:p>25/11/24</text:p>
          </table:table-cell>
          <table:table-cell table:style-name="ce107" office:value-type="date" office:date-value="2024-11-26" calcext:value-type="date">
            <text:p>26/11/24</text:p>
          </table:table-cell>
          <table:covered-table-cell table:style-name="ce107"/>
          <table:table-cell table:style-name="ce110" office:value-type="date" office:date-value="2024-11-29" calcext:value-type="date">
            <text:p>29/11/24</text:p>
          </table:table-cell>
          <table:table-cell/>
          <table:table-cell table:style-name="ce101"/>
          <table:table-cell table:style-name="ce254"/>
          <table:table-cell table:number-columns-repeated="59"/>
          <table:table-cell table:style-name="ce187" table:number-columns-repeated="28"/>
          <table:table-cell table:number-columns-repeated="16272"/>
        </table:table-row>
        <table:table-row table:style-name="ro1">
          <table:table-cell table:style-name="ce148" office:value-type="float" office:value="759755" calcext:value-type="float">
            <text:p>759755</text:p>
          </table:table-cell>
          <table:table-cell table:style-name="ce148" office:value-type="string" calcext:value-type="string">
            <text:p>ANA PAULA ANDRADE MENDONCA</text:p>
          </table:table-cell>
          <table:table-cell table:style-name="ce219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4"/>
          <table:table-cell table:style-name="ce190" table:number-columns-repeated="57"/>
          <table:table-cell table:style-name="ce186" table:number-columns-repeated="28"/>
          <table:table-cell table:style-name="ce190" table:number-columns-repeated="913"/>
          <table:table-cell table:number-columns-repeated="15359"/>
        </table:table-row>
        <table:table-row table:style-name="ro1">
          <table:table-cell table:style-name="ce148" office:value-type="float" office:value="1119552" calcext:value-type="float">
            <text:p>1119552</text:p>
          </table:table-cell>
          <table:table-cell table:style-name="ce148" office:value-type="string" calcext:value-type="string">
            <text:p>CID EDUARDO DEGUTIS DE FREI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4"/>
          <table:table-cell table:style-name="ce190" table:number-columns-repeated="57"/>
          <table:table-cell table:style-name="ce186" table:number-columns-repeated="28"/>
          <table:table-cell table:style-name="ce190" table:number-columns-repeated="913"/>
          <table:table-cell table:number-columns-repeated="15359"/>
        </table:table-row>
        <table:table-row table:style-name="ro2">
          <table:table-cell table:style-name="ce148" office:value-type="float" office:value="2825058" calcext:value-type="float">
            <text:p>2825058</text:p>
          </table:table-cell>
          <table:table-cell table:style-name="ce148" office:value-type="string" calcext:value-type="string">
            <text:p>GARIBALDE PEREIRA COSTA JUNIOR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48"/>
          <table:table-cell table:style-name="Default" table:number-columns-repeated="4"/>
          <table:table-cell table:number-columns-repeated="2"/>
          <table:table-cell table:style-name="ce241" office:value-type="string" calcext:value-type="string">
            <text:p>P</text:p>
          </table:table-cell>
          <table:table-cell table:number-columns-repeated="11"/>
          <table:table-cell table:style-name="ce249" table:number-columns-repeated="2"/>
          <table:table-cell table:style-name="ce186" table:number-columns-repeated="2"/>
          <table:table-cell table:style-name="ce190" table:number-columns-repeated="57"/>
          <table:table-cell table:style-name="ce186" table:number-columns-repeated="28"/>
          <table:table-cell table:style-name="ce190" table:number-columns-repeated="913"/>
          <table:table-cell table:number-columns-repeated="15359"/>
        </table:table-row>
        <table:table-row table:style-name="ro2">
          <table:table-cell table:style-name="ce148" office:value-type="float" office:value="1489393" calcext:value-type="float">
            <text:p>1489393</text:p>
          </table:table-cell>
          <table:table-cell table:style-name="ce148" office:value-type="string" calcext:value-type="string">
            <text:p>JAIRO ANTUNES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4"/>
          <table:table-cell table:style-name="ce190" table:number-columns-repeated="57"/>
          <table:table-cell table:style-name="ce186" table:number-columns-repeated="28"/>
          <table:table-cell table:style-name="ce190" table:number-columns-repeated="913"/>
          <table:table-cell table:number-columns-repeated="15359"/>
        </table:table-row>
        <table:table-row table:style-name="ro2">
          <table:table-cell table:style-name="ce218" office:value-type="float" office:value="589484" calcext:value-type="float">
            <text:p>589484</text:p>
          </table:table-cell>
          <table:table-cell table:style-name="ce148" office:value-type="string" calcext:value-type="string">
            <text:p>JOAO GUILHERME LOPES CALABRI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2">
          <table:table-cell table:style-name="ce148" office:value-type="float" office:value="1015586" calcext:value-type="float">
            <text:p>1015586</text:p>
          </table:table-cell>
          <table:table-cell table:style-name="ce148" office:value-type="string" calcext:value-type="string">
            <text:p>MARIO RIBEIRO HORDONES NE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3"/>
          <table:table-cell table:style-name="ce241" office:value-type="string" calcext:value-type="string">
            <text:p>P</text:p>
          </table:table-cell>
          <table:table-cell table:number-columns-repeated="10"/>
          <table:table-cell table:style-name="ce186" table:number-columns-repeated="1002"/>
          <table:table-cell table:number-columns-repeated="15359"/>
        </table:table-row>
        <table:table-row table:style-name="ro2">
          <table:table-cell table:style-name="ce148" office:value-type="float" office:value="563342" calcext:value-type="float">
            <text:p>563342</text:p>
          </table:table-cell>
          <table:table-cell table:style-name="ce148" office:value-type="string" calcext:value-type="string">
            <text:p>NATANAEL DIAS MARCEL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2">
          <table:table-cell table:style-name="ce218" office:value-type="float" office:value="1119762" calcext:value-type="float">
            <text:p>1119762</text:p>
          </table:table-cell>
          <table:table-cell table:style-name="ce148" office:value-type="string" calcext:value-type="string">
            <text:p>NATHANAEL MO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2">
          <table:table-cell table:style-name="ce219" office:value-type="float" office:value="2846706" calcext:value-type="float">
            <text:p>2846706</text:p>
          </table:table-cell>
          <table:table-cell table:style-name="ce219" office:value-type="string" calcext:value-type="string">
            <text:p>PRISCILA PINHEIRO RANZONI</text:p>
          </table:table-cell>
          <table:table-cell table:style-name="ce219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4"/>
          <table:table-cell table:style-name="ce190" table:number-columns-repeated="57"/>
          <table:table-cell table:style-name="ce186" table:number-columns-repeated="28"/>
          <table:table-cell table:style-name="ce190" table:number-columns-repeated="913"/>
          <table:table-cell table:style-name="ce187" table:number-columns-repeated="15358"/>
          <table:table-cell/>
        </table:table-row>
        <table:table-row table:style-name="ro2">
          <table:table-cell table:style-name="ce148" office:value-type="float" office:value="1348308" calcext:value-type="float">
            <text:p>1348308</text:p>
          </table:table-cell>
          <table:table-cell table:style-name="ce148" office:value-type="string" calcext:value-type="string">
            <text:p>PRISCYLLA ABADI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style-name="ce187" table:number-columns-repeated="15358"/>
          <table:table-cell/>
        </table:table-row>
        <table:table-row table:style-name="ro2">
          <table:table-cell table:style-name="ce148" office:value-type="float" office:value="718889" calcext:value-type="float">
            <text:p>718889</text:p>
          </table:table-cell>
          <table:table-cell table:style-name="ce148" office:value-type="string" calcext:value-type="string">
            <text:p>RAFAEL VINICIUS JORGE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3"/>
          <table:table-cell table:style-name="ce241" office:value-type="string" calcext:value-type="string">
            <text:p>P</text:p>
          </table:table-cell>
          <table:table-cell table:number-columns-repeated="10"/>
          <table:table-cell table:style-name="ce186" table:number-columns-repeated="1002"/>
          <table:table-cell table:number-columns-repeated="15359"/>
        </table:table-row>
        <table:table-row table:style-name="ro2">
          <table:table-cell table:style-name="ce148" office:value-type="float" office:value="1469774" calcext:value-type="float">
            <text:p>1469774</text:p>
          </table:table-cell>
          <table:table-cell table:style-name="ce148" office:value-type="string" calcext:value-type="string">
            <text:p>SANDRA FREIRE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ATENDIMENTO INDIVIDUAL</text:p>
          </table:table-cell>
          <table:table-cell table:style-name="ce158"/>
          <table:table-cell table:style-name="Default" table:number-columns-repeated="4"/>
          <table:table-cell table:style-name="ce241" office:value-type="string" calcext:value-type="string">
            <text:p>P</text:p>
          </table:table-cell>
          <table:table-cell table:number-columns-repeated="13"/>
          <table:table-cell table:style-name="ce149" table:number-columns-repeated="1002"/>
          <table:table-cell table:number-columns-repeated="15359"/>
        </table:table-row>
        <table:table-row table:style-name="ro2">
          <table:table-cell table:style-name="ce197" office:value-type="float" office:value="1002299" calcext:value-type="float">
            <text:p>1002299</text:p>
          </table:table-cell>
          <table:table-cell table:style-name="ce228" office:value-type="string" calcext:value-type="string">
            <text:p>ADRIANA TELES MIRANDA</text:p>
          </table:table-cell>
          <table:table-cell table:style-name="ce205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3">
          <table:table-cell table:style-name="ce199" office:value-type="float" office:value="1452709" calcext:value-type="float">
            <text:p>1452709</text:p>
          </table:table-cell>
          <table:table-cell table:style-name="ce199" office:value-type="string" calcext:value-type="string">
            <text:p>RAQUEL HUMBELINO DE CASTRO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214"/>
          <table:table-cell table:style-name="Default" table:number-columns-repeated="3"/>
          <table:table-cell table:style-name="ce241" office:value-type="string" calcext:value-type="string">
            <text:p>P</text:p>
          </table:table-cell>
          <table:table-cell table:number-columns-repeated="14"/>
          <table:table-cell table:style-name="ce250" table:number-columns-repeated="1002"/>
          <table:table-cell table:number-columns-repeated="15359"/>
        </table:table-row>
        <table:table-row table:style-name="ro3">
          <table:table-cell table:style-name="ce171" office:value-type="float" office:value="767762" calcext:value-type="float">
            <text:p>767762</text:p>
          </table:table-cell>
          <table:table-cell table:style-name="ce229" office:value-type="string" calcext:value-type="string">
            <text:p>VALTEIR PAULA</text:p>
          </table:table-cell>
          <table:table-cell table:style-name="ce211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214"/>
          <table:table-cell table:style-name="Default" table:number-columns-repeated="4"/>
          <table:table-cell table:number-columns-repeated="14"/>
          <table:table-cell table:style-name="ce250" table:number-columns-repeated="1002"/>
          <table:table-cell table:number-columns-repeated="15359"/>
        </table:table-row>
        <table:table-row table:style-name="ro3">
          <table:table-cell table:style-name="ce199" office:value-type="float" office:value="528085" calcext:value-type="float">
            <text:p>528085</text:p>
          </table:table-cell>
          <table:table-cell table:style-name="ce199" office:value-type="string" calcext:value-type="string">
            <text:p>KELLEN CRISTINA CARDOSO GOMEZ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214"/>
          <table:table-cell table:style-name="Default" table:number-columns-repeated="4"/>
          <table:table-cell table:number-columns-repeated="11"/>
          <table:table-cell table:style-name="ce241" office:value-type="string" calcext:value-type="string">
            <text:p>p</text:p>
          </table:table-cell>
          <table:table-cell table:number-columns-repeated="2"/>
          <table:table-cell table:style-name="ce250" table:number-columns-repeated="1002"/>
          <table:table-cell table:number-columns-repeated="15359"/>
        </table:table-row>
        <table:table-row table:style-name="ro3">
          <table:table-cell table:style-name="ce199" office:value-type="float" office:value="2337690" calcext:value-type="float">
            <text:p>2337690</text:p>
          </table:table-cell>
          <table:table-cell table:style-name="ce199" office:value-type="string" calcext:value-type="string">
            <text:p>IVANILDO GOMES DA SILVA</text:p>
          </table:table-cell>
          <table:table-cell table:style-name="ce234" office:value-type="string" calcext:value-type="string">
            <text:p>CENTRAL 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3"/>
          <table:table-cell table:style-name="ce241" office:value-type="string" calcext:value-type="string">
            <text:p>P</text:p>
          </table:table-cell>
          <table:table-cell table:number-columns-repeated="10"/>
          <table:table-cell table:style-name="ce186" table:number-columns-repeated="1002"/>
          <table:table-cell table:number-columns-repeated="15359"/>
        </table:table-row>
        <table:table-row table:style-name="ro3">
          <table:table-cell table:style-name="ce199" office:value-type="float" office:value="1020723" calcext:value-type="float">
            <text:p>1020723</text:p>
          </table:table-cell>
          <table:table-cell table:style-name="ce199" office:value-type="string" calcext:value-type="string">
            <text:p>WENDER JOSÉ VILARINHO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8"/>
          <table:table-cell table:style-name="Default" table:number-columns-repeated="4"/>
          <table:table-cell table:number-columns-repeated="14"/>
          <table:table-cell table:style-name="ce149" table:number-columns-repeated="1002"/>
          <table:table-cell table:number-columns-repeated="15359"/>
        </table:table-row>
        <table:table-row table:style-name="ro3">
          <table:table-cell table:style-name="ce158" office:value-type="float" office:value="818090" calcext:value-type="float">
            <text:p>818090</text:p>
          </table:table-cell>
          <table:table-cell table:style-name="ce199" office:value-type="string" calcext:value-type="string">
            <text:p>FERNANDA NOGUEIRA CAMPOS RIZZI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3">
          <table:table-cell table:style-name="ce158" office:value-type="float" office:value="980453" calcext:value-type="float">
            <text:p>980453</text:p>
          </table:table-cell>
          <table:table-cell table:style-name="ce199" office:value-type="string" calcext:value-type="string">
            <text:p>RICARDO FERREIRA RIO 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9"/>
          <table:table-cell table:style-name="Default" table:number-columns-repeated="4"/>
          <table:table-cell table:number-columns-repeated="14"/>
          <table:table-cell table:style-name="ce186" table:number-columns-repeated="1002"/>
          <table:table-cell table:number-columns-repeated="15359"/>
        </table:table-row>
        <table:table-row table:style-name="ro3">
          <table:table-cell table:style-name="ce199" office:value-type="float" office:value="1322010" calcext:value-type="float">
            <text:p>1322010</text:p>
          </table:table-cell>
          <table:table-cell table:style-name="ce199" office:value-type="string" calcext:value-type="string">
            <text:p>ILSONJARLE ALMEIDA MENDONÇA 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998"/>
          <table:table-cell table:style-name="ce149" table:number-columns-repeated="15358"/>
          <table:table-cell/>
        </table:table-row>
        <table:table-row table:style-name="ro3">
          <table:table-cell table:style-name="ce220" office:value-type="float" office:value="877503" calcext:value-type="float">
            <text:p>877503</text:p>
          </table:table-cell>
          <table:table-cell table:style-name="ce158" office:value-type="string" calcext:value-type="string">
            <text:p>DIEGO LUIZ SILVA 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158"/>
          <table:table-cell table:style-name="Default" table:number-columns-repeated="4"/>
          <table:table-cell table:number-columns-repeated="14"/>
          <table:table-cell table:style-name="ce149" table:number-columns-repeated="1002"/>
          <table:table-cell table:number-columns-repeated="15359"/>
        </table:table-row>
        <table:table-row table:style-name="ro3">
          <table:table-cell table:style-name="ce214" office:value-type="float" office:value="2062859" calcext:value-type="float">
            <text:p>2062859</text:p>
          </table:table-cell>
          <table:table-cell table:style-name="ce214" office:value-type="string" calcext:value-type="string">
            <text:p>ANDRE LUIZ DA SILVA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222"/>
          <table:table-cell table:style-name="Default" table:number-columns-repeated="4"/>
          <table:table-cell table:number-columns-repeated="6"/>
          <table:table-cell table:style-name="ce241" office:value-type="string" calcext:value-type="string">
            <text:p>P</text:p>
          </table:table-cell>
          <table:table-cell table:number-columns-repeated="7"/>
          <table:table-cell table:style-name="ce251" table:number-columns-repeated="16360"/>
          <table:table-cell/>
        </table:table-row>
        <table:table-row table:style-name="ro3">
          <table:table-cell table:style-name="ce214" office:value-type="float" office:value="1357782" calcext:value-type="float">
            <text:p>1357782</text:p>
          </table:table-cell>
          <table:table-cell table:style-name="ce214" office:value-type="string" calcext:value-type="string">
            <text:p>JOSE ARNALDO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200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55"/>
          <table:table-cell table:style-name="ce187" table:number-columns-repeated="28"/>
          <table:table-cell table:number-columns-repeated="16272"/>
        </table:table-row>
        <table:table-row table:style-name="ro3">
          <table:table-cell table:style-name="ce214" office:value-type="float" office:value="2987100" calcext:value-type="float">
            <text:p>2987100</text:p>
          </table:table-cell>
          <table:table-cell table:style-name="ce214" office:value-type="string" calcext:value-type="string">
            <text:p>DONATO GOMES SOUZA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55"/>
          <table:table-cell table:style-name="ce187" table:number-columns-repeated="28"/>
          <table:table-cell table:number-columns-repeated="16272"/>
        </table:table-row>
        <table:table-row table:style-name="ro3">
          <table:table-cell table:style-name="ce214" office:value-type="float" office:value="1066993" calcext:value-type="float">
            <text:p>1066993</text:p>
          </table:table-cell>
          <table:table-cell table:style-name="ce214" office:value-type="string" calcext:value-type="string">
            <text:p>MAC SUARA KADIWEL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55"/>
          <table:table-cell table:style-name="ce187" table:number-columns-repeated="28"/>
          <table:table-cell table:number-columns-repeated="16272"/>
        </table:table-row>
        <table:table-row table:style-name="ro3">
          <table:table-cell table:style-name="ce214" office:value-type="float" office:value="935213" calcext:value-type="float">
            <text:p>935213</text:p>
          </table:table-cell>
          <table:table-cell table:style-name="ce171" office:value-type="string" calcext:value-type="string">
            <text:p>ANDRE GOMES DA SILVA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55"/>
          <table:table-cell table:style-name="ce187" table:number-columns-repeated="28"/>
          <table:table-cell table:number-columns-repeated="16272"/>
        </table:table-row>
        <table:table-row table:style-name="ro3">
          <table:table-cell table:style-name="ce214" office:value-type="float" office:value="693393" calcext:value-type="float">
            <text:p>693393</text:p>
          </table:table-cell>
          <table:table-cell table:style-name="ce171" office:value-type="string" calcext:value-type="string">
            <text:p>DANILO JOSE DE MIRANDA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16355"/>
        </table:table-row>
        <table:table-row table:style-name="ro3">
          <table:table-cell table:style-name="ce158" office:value-type="float" office:value="2990044" calcext:value-type="float">
            <text:p>2990044</text:p>
          </table:table-cell>
          <table:table-cell table:style-name="ce171" office:value-type="string" calcext:value-type="string">
            <text:p>LUCAS ADRIANO SOARES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16355"/>
        </table:table-row>
        <table:table-row table:style-name="ro3">
          <table:table-cell table:style-name="ce199" office:value-type="float" office:value="2649901" calcext:value-type="float">
            <text:p>2649901</text:p>
          </table:table-cell>
          <table:table-cell table:style-name="ce199" office:value-type="string" calcext:value-type="string">
            <text:p>WELLEN KAROLINY SILVA FERREIRA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16355"/>
        </table:table-row>
        <table:table-row table:style-name="ro3">
          <table:table-cell table:style-name="ce197" office:value-type="float" office:value="802689" calcext:value-type="float">
            <text:p>802689</text:p>
          </table:table-cell>
          <table:table-cell table:style-name="ce230" office:value-type="string" calcext:value-type="string">
            <text:p>WECTON JHONY ALVES FERREIRA</text:p>
          </table:table-cell>
          <table:table-cell table:number-columns-repeated="2"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number-columns-repeated="16355"/>
        </table:table-row>
        <table:table-row table:style-name="ro3">
          <table:table-cell table:style-name="ce221" office:value-type="float" office:value="562763" calcext:value-type="float">
            <text:p>562763</text:p>
          </table:table-cell>
          <table:table-cell table:style-name="ce230" office:value-type="string" calcext:value-type="string">
            <text:p>GLEIDSON ALVES PIMENTA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158" office:value-type="float" office:value="1100768" calcext:value-type="float">
            <text:p>1100768</text:p>
          </table:table-cell>
          <table:table-cell table:style-name="ce171" office:value-type="string" calcext:value-type="string">
            <text:p>LAIS CAIXETA BORBA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2" office:value-type="float" office:value="599354" calcext:value-type="float">
            <text:p>599354</text:p>
          </table:table-cell>
          <table:table-cell table:style-name="ce203" office:value-type="string" calcext:value-type="string">
            <text:p>ANTONIO CESAR DA SILVA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3" office:value-type="float" office:value="2850935" calcext:value-type="float">
            <text:p>2850935</text:p>
          </table:table-cell>
          <table:table-cell table:style-name="ce166" office:value-type="string" calcext:value-type="string">
            <text:p>NADIELEN DE LIMA SANTANA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3" office:value-type="float" office:value="731489" calcext:value-type="float">
            <text:p>731489</text:p>
          </table:table-cell>
          <table:table-cell table:style-name="ce166" office:value-type="string" calcext:value-type="string">
            <text:p>SUELI RODRIGUES DA SILVA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3" office:value-type="float" office:value="528085" calcext:value-type="float">
            <text:p>528085</text:p>
          </table:table-cell>
          <table:table-cell table:style-name="ce223" office:value-type="string" calcext:value-type="string">
            <text:p>KELLEN CRISTINA CARDOSO GOMES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3" office:value-type="float" office:value="757660" calcext:value-type="float">
            <text:p>757660</text:p>
          </table:table-cell>
          <table:table-cell table:style-name="ce223" office:value-type="string" calcext:value-type="string">
            <text:p>VALTEIR MOREIRA ALVES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4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4" office:value-type="float" office:value="715566" calcext:value-type="float">
            <text:p>715566</text:p>
          </table:table-cell>
          <table:table-cell table:style-name="ce231" office:value-type="string" calcext:value-type="string">
            <text:p>WILLIAN BATISTA DA SILVA RAMOS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/>
          <table:table-cell table:style-name="ce241" office:value-type="string" calcext:value-type="string">
            <text:p>p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p</text:p>
          </table:table-cell>
          <table:table-cell table:number-columns-repeated="3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5" office:value-type="float" office:value="763890" calcext:value-type="float">
            <text:p>763890</text:p>
          </table:table-cell>
          <table:table-cell table:style-name="ce225" office:value-type="string" calcext:value-type="string">
            <text:p>PAULA ANDREIA SILVA DE RESENDE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236"/>
          <table:table-cell table:style-name="Default" table:number-columns-repeated="2"/>
          <table:table-cell table:style-name="ce241" office:value-type="string" calcext:value-type="string">
            <text:p>p</text:p>
          </table:table-cell>
          <table:table-cell table:style-name="Default"/>
          <table:table-cell table:number-columns-repeated="14"/>
          <table:table-cell table:style-name="ce252" table:number-columns-repeated="6"/>
          <table:table-cell table:style-name="ce187" table:number-columns-repeated="16355"/>
        </table:table-row>
        <table:table-row table:style-name="ro3">
          <table:table-cell table:style-name="ce226" office:value-type="float" office:value="798760" calcext:value-type="float">
            <text:p>798760</text:p>
          </table:table-cell>
          <table:table-cell table:style-name="ce232" office:value-type="string" calcext:value-type="string">
            <text:p>ANDRE LUIZ CAETANO JUNIOR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227" office:value-type="float" office:value="523194" calcext:value-type="float">
            <text:p>523194</text:p>
          </table:table-cell>
          <table:table-cell table:style-name="ce233" office:value-type="string" calcext:value-type="string">
            <text:p>PEDRO HENRIQUE GONCALVES VILARINHO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166" office:value-type="float" office:value="1188130" calcext:value-type="float">
            <text:p>1188130</text:p>
          </table:table-cell>
          <table:table-cell table:style-name="ce166" office:value-type="string" calcext:value-type="string">
            <text:p>MARIA TEREZINHA AFONSO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5"/>
          <table:table-cell table:style-name="ce241" office:value-type="string" calcext:value-type="string">
            <text:p>P</text:p>
          </table:table-cell>
          <table:table-cell table:number-columns-repeated="3"/>
          <table:table-cell table:style-name="ce241" office:value-type="string" calcext:value-type="string">
            <text:p>P</text:p>
          </table:table-cell>
          <table:table-cell table:number-columns-repeated="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223" office:value-type="float" office:value="2233535" calcext:value-type="float">
            <text:p>2233535</text:p>
          </table:table-cell>
          <table:table-cell table:style-name="ce166" office:value-type="string" calcext:value-type="string">
            <text:p>KELLY VARGAS E PEREIRA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223" office:value-type="float" office:value="508143" calcext:value-type="float">
            <text:p>508143</text:p>
          </table:table-cell>
          <table:table-cell table:style-name="ce166" office:value-type="string" calcext:value-type="string">
            <text:p>FRANCILENE HELENA DO NASCIMENTO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0"/>
          <table:table-cell table:style-name="ce241" office:value-type="string" calcext:value-type="string">
            <text:p>p</text:p>
          </table:table-cell>
          <table:table-cell table:number-columns-repeated="3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223" office:value-type="float" office:value="2994381" calcext:value-type="float">
            <text:p>2994381</text:p>
          </table:table-cell>
          <table:table-cell table:style-name="ce166" office:value-type="string" calcext:value-type="string">
            <text:p>LEONA DELAURENTT GONÇALVES FRAZÃO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3">
          <table:table-cell table:style-name="ce223" office:value-type="float" office:value="140913" calcext:value-type="float">
            <text:p>140913</text:p>
          </table:table-cell>
          <table:table-cell table:style-name="ce263" office:value-type="string" calcext:value-type="string">
            <text:p>ISABELLA PEDROZA SIMOES </text:p>
          </table:table-cell>
          <table:table-cell table:style-name="ce214" office:value-type="string" calcext:value-type="string">
            <text:p>CENTRAL/NORTE</text:p>
          </table:table-cell>
          <table:table-cell table:style-name="ce235" office:value-type="string" calcext:value-type="string">
            <text:p>ATENDIMENTO INDIVIDUAL</text:p>
          </table:table-cell>
          <table:table-cell table:style-name="ce160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4" table:number-rows-repeated="31">
          <table:table-cell table:style-name="ce160" table:number-columns-repeated="5"/>
          <table:table-cell table:style-name="Default" table:number-columns-repeated="4"/>
          <table:table-cell table:number-columns-repeated="14"/>
          <table:table-cell table:style-name="ce187"/>
          <table:table-cell table:number-columns-repeated="3"/>
          <table:table-cell table:style-name="ce187" table:number-columns-repeated="16357"/>
        </table:table-row>
        <table:table-row table:style-name="ro4" table:number-rows-repeated="22">
          <table:table-cell table:style-name="ce160" table:number-columns-repeated="9"/>
          <table:table-cell table:style-name="ce187" table:number-columns-repeated="15"/>
          <table:table-cell table:number-columns-repeated="3"/>
          <table:table-cell table:style-name="ce187" table:number-columns-repeated="16357"/>
        </table:table-row>
        <table:table-row table:style-name="ro4" table:number-rows-repeated="10484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TINA LIVRE" table:style-name="ta7">
        <table:table-column table:style-name="co43" table:default-cell-style-name="Default"/>
        <table:table-column table:style-name="co44" table:default-cell-style-name="ce161"/>
        <table:table-column table:style-name="co45" table:default-cell-style-name="ce161"/>
        <table:table-column table:style-name="co46" table:default-cell-style-name="ce161"/>
        <table:table-column table:style-name="co47" table:default-cell-style-name="ce161"/>
        <table:table-column table:style-name="co43" table:number-columns-repeated="4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38" table:number-columns-repeated="11" table:default-cell-style-name="Default"/>
        <table:table-column table:style-name="co43" table:number-columns-repeated="984" table:default-cell-style-name="Default"/>
        <table:table-column table:style-name="co13" table:number-columns-repeated="15377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1" table:number-rows-spanned="1">
            <text:p>NOVEMBRO </text:p>
          </table:table-cell>
          <table:covered-table-cell table:number-columns-repeated="10" table:style-name="ce1"/>
          <table:covered-table-cell table:number-columns-repeated="10" table:style-name="ce244"/>
          <table:table-cell table:number-columns-repeated="16361"/>
        </table:table-row>
        <table:table-row table:style-name="ro1">
          <table:table-cell table:style-name="ce147" table:number-columns-repeated="2"/>
          <table:table-cell table:style-name="ce172"/>
          <table:table-cell table:style-name="ce147" table:number-columns-repeated="2"/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T</text:p>
          </table:table-cell>
          <table:table-cell table:style-name="ce246" office:value-type="string" calcext:value-type="string">
            <text:p>SEX</text:p>
          </table:table-cell>
          <table:table-cell table:number-columns-repeated="16361"/>
        </table:table-row>
        <table:table-row table:style-name="ro1" table:visibility="collapse">
          <table:table-cell table:style-name="ce147" table:number-columns-repeated="2"/>
          <table:table-cell table:style-name="ce172"/>
          <table:table-cell table:style-name="ce147" table:number-columns-repeated="2"/>
          <table:table-cell table:style-name="ce238" office:value-type="date" office:date-value="2024-11-01" calcext:value-type="date" table:number-columns-spanned="1" table:number-rows-spanned="2">
            <text:p>01/11/24</text:p>
          </table:table-cell>
          <table:table-cell table:style-name="ce240" office:value-type="date" office:date-value="2024-11-04" calcext:value-type="date" table:number-columns-spanned="1" table:number-rows-spanned="2">
            <text:p>04/11/24</text:p>
          </table:table-cell>
          <table:table-cell table:style-name="ce242" office:value-type="date" office:date-value="2024-11-05" calcext:value-type="date" table:number-columns-spanned="1" table:number-rows-spanned="2">
            <text:p>05/11/24</text:p>
          </table:table-cell>
          <table:table-cell table:style-name="ce242" office:value-type="date" office:date-value="2024-11-06" calcext:value-type="date" table:number-columns-spanned="1" table:number-rows-spanned="2">
            <text:p>06/11/24</text:p>
          </table:table-cell>
          <table:table-cell table:style-name="ce242" office:value-type="date" office:date-value="2024-11-08" calcext:value-type="date" table:number-columns-spanned="1" table:number-rows-spanned="2">
            <text:p>08/11/24</text:p>
          </table:table-cell>
          <table:table-cell table:style-name="ce242" office:value-type="date" office:date-value="2024-11-11" calcext:value-type="date" table:number-columns-spanned="1" table:number-rows-spanned="2">
            <text:p>11/11/24</text:p>
          </table:table-cell>
          <table:table-cell table:style-name="ce242" office:value-type="date" office:date-value="2024-11-12" calcext:value-type="date" table:number-columns-spanned="1" table:number-rows-spanned="2">
            <text:p>12/11/24</text:p>
          </table:table-cell>
          <table:table-cell table:style-name="ce242" office:value-type="date" office:date-value="2024-11-13" calcext:value-type="date" table:number-columns-spanned="1" table:number-rows-spanned="2">
            <text:p>13/11/24</text:p>
          </table:table-cell>
          <table:table-cell table:style-name="ce242" office:value-type="date" office:date-value="2024-11-15" calcext:value-type="date" table:number-columns-spanned="1" table:number-rows-spanned="2">
            <text:p>15/11/24</text:p>
          </table:table-cell>
          <table:table-cell table:style-name="ce242" office:value-type="date" office:date-value="2024-11-18" calcext:value-type="date" table:number-columns-spanned="1" table:number-rows-spanned="2">
            <text:p>18/11/24</text:p>
          </table:table-cell>
          <table:table-cell table:style-name="ce242" office:value-type="date" office:date-value="2024-11-19" calcext:value-type="date" table:number-columns-spanned="1" table:number-rows-spanned="2">
            <text:p>19/11/24</text:p>
          </table:table-cell>
          <table:table-cell table:style-name="ce242" office:value-type="date" office:date-value="2024-11-20" calcext:value-type="date" table:number-columns-spanned="1" table:number-rows-spanned="2">
            <text:p>20/11/24</text:p>
          </table:table-cell>
          <table:table-cell table:style-name="ce242" office:value-type="date" office:date-value="2024-11-22" calcext:value-type="date" table:number-columns-spanned="1" table:number-rows-spanned="2">
            <text:p>22/11/24</text:p>
          </table:table-cell>
          <table:table-cell table:style-name="ce242" table:number-columns-repeated="2"/>
          <table:table-cell table:style-name="ce242" office:value-type="date" office:date-value="2024-11-27" calcext:value-type="date" table:number-columns-spanned="1" table:number-rows-spanned="2">
            <text:p>27/11/24</text:p>
          </table:table-cell>
          <table:table-cell table:style-name="ce147"/>
          <table:table-cell table:number-columns-repeated="16361"/>
        </table:table-row>
        <table:table-row table:style-name="ro1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covered-table-cell table:number-columns-repeated="4" table:style-name="ce98"/>
          <table:covered-table-cell table:style-name="ce104"/>
          <table:covered-table-cell table:number-columns-repeated="4" table:style-name="ce107"/>
          <table:covered-table-cell table:style-name="ce104"/>
          <table:covered-table-cell table:number-columns-repeated="3" table:style-name="ce107"/>
          <table:table-cell table:style-name="ce107" office:value-type="date" office:date-value="2024-11-25" calcext:value-type="date">
            <text:p>25/11/24</text:p>
          </table:table-cell>
          <table:table-cell table:style-name="ce107" office:value-type="date" office:date-value="2024-11-26" calcext:value-type="date">
            <text:p>26/11/24</text:p>
          </table:table-cell>
          <table:covered-table-cell table:style-name="ce107"/>
          <table:table-cell table:style-name="ce217" office:value-type="date" office:date-value="2024-11-29" calcext:value-type="date">
            <text:p>29/11/24</text:p>
          </table:table-cell>
          <table:table-cell table:number-columns-repeated="16361"/>
        </table:table-row>
        <table:table-row table:style-name="ro1">
          <table:table-cell table:style-name="ce148" office:value-type="float" office:value="525383" calcext:value-type="float">
            <text:p>525383</text:p>
          </table:table-cell>
          <table:table-cell table:style-name="ce162" office:value-type="string" calcext:value-type="string">
            <text:p>ABADIO NASCIMENTO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28077" calcext:value-type="float">
            <text:p>728077</text:p>
          </table:table-cell>
          <table:table-cell table:style-name="ce265" office:value-type="string" calcext:value-type="string">
            <text:p>ADAO CORDEIRO DE FREITA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79161" calcext:value-type="float">
            <text:p>1179161</text:p>
          </table:table-cell>
          <table:table-cell table:style-name="ce162" office:value-type="string" calcext:value-type="string">
            <text:p>ADRIANO GUILHERME ROCHA TAVAR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59865" calcext:value-type="float">
            <text:p>1259865</text:p>
          </table:table-cell>
          <table:table-cell table:style-name="ce162" office:value-type="string" calcext:value-type="string">
            <text:p>AGNALDO RODRIGUE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77907" calcext:value-type="float">
            <text:p>1077907</text:p>
          </table:table-cell>
          <table:table-cell table:style-name="ce162" office:value-type="string" calcext:value-type="string">
            <text:p>ALAIR MARTINS DOS RE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39703" calcext:value-type="float">
            <text:p>539703</text:p>
          </table:table-cell>
          <table:table-cell table:style-name="ce162" office:value-type="string" calcext:value-type="string">
            <text:p>ALAN MACHADO BARBOSA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55413" calcext:value-type="float">
            <text:p>1355413</text:p>
          </table:table-cell>
          <table:table-cell table:style-name="ce148" office:value-type="string" calcext:value-type="string">
            <text:p>ALCEDINO FERNANDE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474804" calcext:value-type="float">
            <text:p>2474804</text:p>
          </table:table-cell>
          <table:table-cell table:style-name="ce162" office:value-type="string" calcext:value-type="string">
            <text:p>ALESSANDRO SANTOS CAMIN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944991" calcext:value-type="float">
            <text:p>2944991</text:p>
          </table:table-cell>
          <table:table-cell table:style-name="ce162" office:value-type="string" calcext:value-type="string">
            <text:p>ALEX FERREIRA FELISBER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62499" calcext:value-type="float">
            <text:p>962499</text:p>
          </table:table-cell>
          <table:table-cell table:style-name="ce148" office:value-type="string" calcext:value-type="string">
            <text:p>ANDERSON NAI HONORATO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50144" calcext:value-type="float">
            <text:p>550144</text:p>
          </table:table-cell>
          <table:table-cell table:style-name="ce148" office:value-type="string" calcext:value-type="string">
            <text:p>ANDERSON RODRIGUES LEMES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94024" calcext:value-type="float">
            <text:p>594024</text:p>
          </table:table-cell>
          <table:table-cell table:style-name="ce162" office:value-type="string" calcext:value-type="string">
            <text:p>ANDRE LUIZ OLIVEIRA COS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2"/>
          <table:table-cell table:style-name="ce184" office:value-type="string" calcext:value-type="string">
            <text:p>P</text:p>
          </table:table-cell>
          <table:table-cell table:style-name="ce187" table:number-columns-repeated="4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14545" calcext:value-type="float">
            <text:p>714545</text:p>
          </table:table-cell>
          <table:table-cell table:style-name="ce162" office:value-type="string" calcext:value-type="string">
            <text:p>ANDRESSA SOUSA E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55" office:value-type="float" office:value="1101119" calcext:value-type="float">
            <text:p>1101119</text:p>
          </table:table-cell>
          <table:table-cell table:style-name="ce255" office:value-type="string" calcext:value-type="string">
            <text:p>ANDREW MARQUES RIBEIRO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43264" calcext:value-type="float">
            <text:p>743264</text:p>
          </table:table-cell>
          <table:table-cell table:style-name="ce162" office:value-type="string" calcext:value-type="string">
            <text:p>APARECIDO ROSEMBERG DIAS MACED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21" office:value-type="float" office:value="878752" calcext:value-type="float">
            <text:p>878752</text:p>
          </table:table-cell>
          <table:table-cell table:style-name="ce230" office:value-type="string" calcext:value-type="string">
            <text:p>AUTIERES ROBERTO LUIZ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83106" calcext:value-type="float">
            <text:p>683106</text:p>
          </table:table-cell>
          <table:table-cell table:style-name="ce162" office:value-type="string" calcext:value-type="string">
            <text:p>CARLOS HENRIQUE ALVES FER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191243" calcext:value-type="float">
            <text:p>2191243</text:p>
          </table:table-cell>
          <table:table-cell table:style-name="ce162" office:value-type="string" calcext:value-type="string">
            <text:p>CARLOS HENRIQUE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31129" calcext:value-type="float">
            <text:p>1031129</text:p>
          </table:table-cell>
          <table:table-cell table:style-name="ce162" office:value-type="string" calcext:value-type="string">
            <text:p>CECILIO PURCINO DA SILVA SOUZA NE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742022" calcext:value-type="float">
            <text:p>2742022</text:p>
          </table:table-cell>
          <table:table-cell table:style-name="ce162" office:value-type="string" calcext:value-type="string">
            <text:p>CÍCERO FERNANDES DE LIM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13713" calcext:value-type="float">
            <text:p>2813713</text:p>
          </table:table-cell>
          <table:table-cell table:style-name="ce162" office:value-type="string" calcext:value-type="string">
            <text:p>CINTIA DO NASCIMEN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39224" calcext:value-type="float">
            <text:p>1139224</text:p>
          </table:table-cell>
          <table:table-cell table:style-name="ce148" office:value-type="string" calcext:value-type="string">
            <text:p>CLAUDIO BATISTA PED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937917" calcext:value-type="float">
            <text:p>937917</text:p>
          </table:table-cell>
          <table:table-cell table:style-name="ce266" office:value-type="string" calcext:value-type="string">
            <text:p>CLAYTON LUIZ GOM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76923" calcext:value-type="float">
            <text:p>1276923</text:p>
          </table:table-cell>
          <table:table-cell table:style-name="ce162" office:value-type="string" calcext:value-type="string">
            <text:p>CLEBERSON NOGU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56" office:value-type="float" office:value="2229566" calcext:value-type="float">
            <text:p>2229566</text:p>
          </table:table-cell>
          <table:table-cell table:style-name="ce267" office:value-type="string" calcext:value-type="string">
            <text:p>CLEOMAR FREIRE ARAUJ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80338" calcext:value-type="float">
            <text:p>680338</text:p>
          </table:table-cell>
          <table:table-cell table:style-name="ce162" office:value-type="string" calcext:value-type="string">
            <text:p>CLODOALDO ASSIS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56137" calcext:value-type="float">
            <text:p>556137</text:p>
          </table:table-cell>
          <table:table-cell table:style-name="ce162" office:value-type="string" calcext:value-type="string">
            <text:p>CRISTIANO FAUSTINO DA COS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43400" calcext:value-type="float">
            <text:p>543400</text:p>
          </table:table-cell>
          <table:table-cell table:style-name="ce162" office:value-type="string" calcext:value-type="string">
            <text:p>CRISTIANO FERREIR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28816" calcext:value-type="float">
            <text:p>1128816</text:p>
          </table:table-cell>
          <table:table-cell table:style-name="ce162" office:value-type="string" calcext:value-type="string">
            <text:p>DANIEL HENRIQUE DE OLIVEIRA LOP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8"/>
          <table:table-cell table:style-name="ce187" table:number-columns-repeated="17"/>
          <table:table-cell table:number-columns-repeated="4"/>
          <table:table-cell table:style-name="ce195" table:number-columns-repeated="998"/>
          <table:table-cell table:number-columns-repeated="15359"/>
        </table:table-row>
        <table:table-row table:style-name="ro9">
          <table:table-cell table:style-name="ce205" office:value-type="float" office:value="2029051" calcext:value-type="float">
            <text:p>2029051</text:p>
          </table:table-cell>
          <table:table-cell table:style-name="ce268" office:value-type="string" calcext:value-type="string">
            <text:p>DANILO HENRIQUE ALVES SILVA</text:p>
          </table:table-cell>
          <table:table-cell table:style-name="ce205" office:value-type="string" calcext:value-type="string">
            <text:p>CENTRAL/NORTE</text:p>
          </table:table-cell>
          <table:table-cell table:style-name="ce219" office:value-type="string" calcext:value-type="string">
            <text:p>ROTINA LIVRE</text:p>
          </table:table-cell>
          <table:table-cell table:style-name="ce148"/>
          <table:table-cell table:style-name="ce187" table:number-columns-repeated="10"/>
          <table:table-cell table:style-name="ce184" office:value-type="string" calcext:value-type="string">
            <text:p>P</text:p>
          </table:table-cell>
          <table:table-cell table:style-name="ce187" table:number-columns-repeated="6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25970" calcext:value-type="float">
            <text:p>825970</text:p>
          </table:table-cell>
          <table:table-cell table:style-name="ce162" office:value-type="string" calcext:value-type="string">
            <text:p>DANILO ALVES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15357" calcext:value-type="float">
            <text:p>615357</text:p>
          </table:table-cell>
          <table:table-cell table:style-name="ce162" office:value-type="string" calcext:value-type="string">
            <text:p>DANILO ANDRADE MARVEJOL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469081" calcext:value-type="float">
            <text:p>2469081</text:p>
          </table:table-cell>
          <table:table-cell table:style-name="ce269" office:value-type="string" calcext:value-type="string">
            <text:p>DARIANE DOS SANTOS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43756" calcext:value-type="float">
            <text:p>1343756</text:p>
          </table:table-cell>
          <table:table-cell table:style-name="ce148" office:value-type="string" calcext:value-type="string">
            <text:p>DAVI DE ALMEIDA CARDOS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97149" calcext:value-type="float">
            <text:p>2897149</text:p>
          </table:table-cell>
          <table:table-cell table:style-name="ce162" office:value-type="string" calcext:value-type="string">
            <text:p>DAVID VARGE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187708" calcext:value-type="float">
            <text:p>2187708</text:p>
          </table:table-cell>
          <table:table-cell table:style-name="ce162" office:value-type="string" calcext:value-type="string">
            <text:p>DEBORA VIRGINIA SOARES BASTOS LIM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44454" calcext:value-type="float">
            <text:p>644454</text:p>
          </table:table-cell>
          <table:table-cell table:style-name="ce162" office:value-type="string" calcext:value-type="string">
            <text:p>DEIVID MARQUES BRI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27667" calcext:value-type="float">
            <text:p>927667</text:p>
          </table:table-cell>
          <table:table-cell table:style-name="ce162" office:value-type="string" calcext:value-type="string">
            <text:p>DENIA HILDA MARIA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49067" calcext:value-type="float">
            <text:p>649067</text:p>
          </table:table-cell>
          <table:table-cell table:style-name="ce162" office:value-type="string" calcext:value-type="string">
            <text:p>DIEGO GIL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52172" calcext:value-type="float">
            <text:p>1052172</text:p>
          </table:table-cell>
          <table:table-cell table:style-name="ce270" office:value-type="string" calcext:value-type="string">
            <text:p>DIOGO CARNE BORG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90813" calcext:value-type="float">
            <text:p>990813</text:p>
          </table:table-cell>
          <table:table-cell table:style-name="ce162" office:value-type="string" calcext:value-type="string">
            <text:p>DIOGO SILVA COEL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55" office:value-type="float" office:value="638171" calcext:value-type="float">
            <text:p>638171</text:p>
          </table:table-cell>
          <table:table-cell table:style-name="ce162" office:value-type="string" calcext:value-type="string">
            <text:p>DOMINGOS DIA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93751" calcext:value-type="float">
            <text:p>1493751</text:p>
          </table:table-cell>
          <table:table-cell table:style-name="ce162" office:value-type="string" calcext:value-type="string">
            <text:p>EDER JOSE COSTA MORA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86502" calcext:value-type="float">
            <text:p>1286502</text:p>
          </table:table-cell>
          <table:table-cell table:style-name="ce162" office:value-type="string" calcext:value-type="string">
            <text:p>EDSON ARAUJO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7"/>
          <table:table-cell table:style-name="ce184" office:value-type="string" calcext:value-type="string">
            <text:p>P</text:p>
          </table:table-cell>
          <table:table-cell table:style-name="ce187" table:number-columns-repeated="2"/>
          <table:table-cell table:style-name="ce184" office:value-type="string" calcext:value-type="string">
            <text:p>P</text:p>
          </table:table-cell>
          <table:table-cell table:style-name="ce187" table:number-columns-repeated="6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10751" calcext:value-type="float">
            <text:p>1110751</text:p>
          </table:table-cell>
          <table:table-cell table:style-name="ce162" office:value-type="string" calcext:value-type="string">
            <text:p>EDSON NOZELA PAIN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99105" calcext:value-type="float">
            <text:p>1299105</text:p>
          </table:table-cell>
          <table:table-cell table:style-name="ce162" office:value-type="string" calcext:value-type="string">
            <text:p>EDUARDA CASTRO SANTOS LINHAR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5"/>
          <table:table-cell table:style-name="ce184" office:value-type="string" calcext:value-type="string">
            <text:p>p</text:p>
          </table:table-cell>
          <table:table-cell table:style-name="ce18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92467" calcext:value-type="float">
            <text:p>792467</text:p>
          </table:table-cell>
          <table:table-cell table:style-name="ce162" office:value-type="string" calcext:value-type="string">
            <text:p>EDUARDO MENEZE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71943" calcext:value-type="float">
            <text:p>1071943</text:p>
          </table:table-cell>
          <table:table-cell table:style-name="ce162" office:value-type="string" calcext:value-type="string">
            <text:p>ELBIO LIMA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95601" calcext:value-type="float">
            <text:p>1095601</text:p>
          </table:table-cell>
          <table:table-cell table:style-name="ce162" office:value-type="string" calcext:value-type="string">
            <text:p>ELIAS TEIXEIRA CAROB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25883" calcext:value-type="float">
            <text:p>725883</text:p>
          </table:table-cell>
          <table:table-cell table:style-name="ce162" office:value-type="string" calcext:value-type="string">
            <text:p>ELISMAR GUIMARÃES <text:s text:c="16"/>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36198" calcext:value-type="float">
            <text:p>836198</text:p>
          </table:table-cell>
          <table:table-cell table:style-name="ce162" office:value-type="string" calcext:value-type="string">
            <text:p>ELTON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433070" calcext:value-type="float">
            <text:p>2433070</text:p>
          </table:table-cell>
          <table:table-cell table:style-name="ce162" office:value-type="string" calcext:value-type="string">
            <text:p>ELVIS BATISTA SOUS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35652" calcext:value-type="float">
            <text:p>1035652</text:p>
          </table:table-cell>
          <table:table-cell table:style-name="ce162" office:value-type="string" calcext:value-type="string">
            <text:p>EMERSON ALVES PINHEIRO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837437" calcext:value-type="float">
            <text:p>837437</text:p>
          </table:table-cell>
          <table:table-cell table:style-name="ce266" office:value-type="string" calcext:value-type="string">
            <text:p>EMERSON MATEUS TINOC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5"/>
          <table:table-cell table:style-name="ce184" office:value-type="string" calcext:value-type="string">
            <text:p>p</text:p>
          </table:table-cell>
          <table:table-cell table:style-name="ce187" table:number-columns-repeated="11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07214" calcext:value-type="float">
            <text:p>807214</text:p>
          </table:table-cell>
          <table:table-cell table:style-name="ce162" office:value-type="string" calcext:value-type="string">
            <text:p>EVANDRO RODRIGUES PIMEN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526220" calcext:value-type="float">
            <text:p>526220</text:p>
          </table:table-cell>
          <table:table-cell table:style-name="ce271" office:value-type="string" calcext:value-type="string">
            <text:p>FABIANA ALVES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85461" calcext:value-type="float">
            <text:p>885461</text:p>
          </table:table-cell>
          <table:table-cell table:style-name="ce162" office:value-type="string" calcext:value-type="string">
            <text:p>FABIANO QUEIROZ FER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51181" calcext:value-type="float">
            <text:p>951181</text:p>
          </table:table-cell>
          <table:table-cell table:style-name="ce162" office:value-type="string" calcext:value-type="string">
            <text:p>FABIO COSTA MIRANDA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67949" calcext:value-type="float">
            <text:p>1267949</text:p>
          </table:table-cell>
          <table:table-cell table:style-name="ce148" office:value-type="string" calcext:value-type="string">
            <text:p>FABIO EDUARDO DE OLIVEIRA MACED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645629" calcext:value-type="float">
            <text:p>2645629</text:p>
          </table:table-cell>
          <table:table-cell table:style-name="ce162" office:value-type="string" calcext:value-type="string">
            <text:p>FELIPE BALBINO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58352" calcext:value-type="float">
            <text:p>558352</text:p>
          </table:table-cell>
          <table:table-cell table:style-name="ce162" office:value-type="string" calcext:value-type="string">
            <text:p>FELIPE FERNANDES COU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64699" calcext:value-type="float">
            <text:p>1064699</text:p>
          </table:table-cell>
          <table:table-cell table:style-name="ce148" office:value-type="string" calcext:value-type="string">
            <text:p>FELIPE RIBEIRO CAETANO FERNAND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1299458" calcext:value-type="float">
            <text:p>1299458</text:p>
          </table:table-cell>
          <table:table-cell table:style-name="ce271" office:value-type="string" calcext:value-type="string">
            <text:p>FELIPE SANTOS BORG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4" office:value-type="string" calcext:value-type="string">
            <text:p>P</text:p>
          </table:table-cell>
          <table:table-cell table:style-name="ce187"/>
          <table:table-cell table:style-name="ce184" office:value-type="string" calcext:value-type="string">
            <text:p>P</text:p>
          </table:table-cell>
          <table:table-cell table:style-name="ce187" table:number-columns-repeated="4"/>
          <table:table-cell table:style-name="ce184" office:value-type="string" calcext:value-type="string">
            <text:p>P</text:p>
          </table:table-cell>
          <table:table-cell table:style-name="ce187" table:number-columns-repeated="8"/>
          <table:table-cell table:style-name="ce184" office:value-type="string" calcext:value-type="string">
            <text:p>P</text:p>
          </table:table-cell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69797" calcext:value-type="float">
            <text:p>969797</text:p>
          </table:table-cell>
          <table:table-cell table:style-name="ce162" office:value-type="string" calcext:value-type="string">
            <text:p>FLAVIO ALV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882482" calcext:value-type="float">
            <text:p>882482</text:p>
          </table:table-cell>
          <table:table-cell table:style-name="ce269" office:value-type="string" calcext:value-type="string">
            <text:p>FLAVIO AUGUSTO SEVERINO DA CRUZ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63194" calcext:value-type="float">
            <text:p>1063194</text:p>
          </table:table-cell>
          <table:table-cell table:style-name="ce162" office:value-type="string" calcext:value-type="string">
            <text:p>FLAVIO DE MOURA PAJUAB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1014579" calcext:value-type="float">
            <text:p>1014579</text:p>
          </table:table-cell>
          <table:table-cell table:style-name="ce173" office:value-type="string" calcext:value-type="string">
            <text:p>FRANCISCO DE ASSIS CIPRESSO JUNIOR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99777" calcext:value-type="float">
            <text:p>1299777</text:p>
          </table:table-cell>
          <table:table-cell table:style-name="ce162" office:value-type="string" calcext:value-type="string">
            <text:p>GEFFER MAYER FAGUNDES MACHAD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73398" calcext:value-type="float">
            <text:p>1373398</text:p>
          </table:table-cell>
          <table:table-cell table:style-name="ce162" office:value-type="string" calcext:value-type="string">
            <text:p>GERALDO RODRIGUES AGUIAR JUNIOR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3"/>
          <table:table-cell table:style-name="ce184" office:value-type="string" calcext:value-type="string">
            <text:p>P</text:p>
          </table:table-cell>
          <table:table-cell table:style-name="ce187" table:number-columns-repeated="3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1132143" calcext:value-type="float">
            <text:p>1132143</text:p>
          </table:table-cell>
          <table:table-cell table:style-name="ce269" office:value-type="string" calcext:value-type="string">
            <text:p>GIL CESAR FARI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28918" calcext:value-type="float">
            <text:p>628918</text:p>
          </table:table-cell>
          <table:table-cell table:style-name="ce162" office:value-type="string" calcext:value-type="string">
            <text:p>GLAUDISTER GOMES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38101" calcext:value-type="float">
            <text:p>1238101</text:p>
          </table:table-cell>
          <table:table-cell table:style-name="ce162" office:value-type="string" calcext:value-type="string">
            <text:p>GUILHERME GOMES LOPES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583723" calcext:value-type="float">
            <text:p>583723</text:p>
          </table:table-cell>
          <table:table-cell table:style-name="ce271" office:value-type="string" calcext:value-type="string">
            <text:p>GUILHERME HENRIQUE ALVES MIGUEL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1268283" calcext:value-type="float">
            <text:p>1268283</text:p>
          </table:table-cell>
          <table:table-cell table:style-name="ce269" office:value-type="string" calcext:value-type="string">
            <text:p>HELEN PAULA DE ALMEID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55220" calcext:value-type="float">
            <text:p>555220</text:p>
          </table:table-cell>
          <table:table-cell table:style-name="ce162" office:value-type="string" calcext:value-type="string">
            <text:p>HELTON GREGÓRIO AFONS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11629" calcext:value-type="float">
            <text:p>1011629</text:p>
          </table:table-cell>
          <table:table-cell table:style-name="ce272" office:value-type="string" calcext:value-type="string">
            <text:p>HUDSON LUIZ ALV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19514" calcext:value-type="float">
            <text:p>1019514</text:p>
          </table:table-cell>
          <table:table-cell table:style-name="ce162" office:value-type="string" calcext:value-type="string">
            <text:p>IRENI BARBOSA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86615" calcext:value-type="float">
            <text:p>1386615</text:p>
          </table:table-cell>
          <table:table-cell table:style-name="ce162" office:value-type="string" calcext:value-type="string">
            <text:p>IRONALDO PAULINO DA SILVA FIL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93697" calcext:value-type="float">
            <text:p>1293697</text:p>
          </table:table-cell>
          <table:table-cell table:style-name="ce162" office:value-type="string" calcext:value-type="string">
            <text:p>ISABELLE DA SILVA CELEST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57" office:value-type="float" office:value="1191003" calcext:value-type="float">
            <text:p>1191003</text:p>
          </table:table-cell>
          <table:table-cell table:style-name="ce273" office:value-type="string" calcext:value-type="string">
            <text:p>IVANILDO DE FREITAS RODRIGUES </text:p>
          </table:table-cell>
          <table:table-cell table:style-name="ce280" office:value-type="string" calcext:value-type="string">
            <text:p>CENTRAL 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05415" calcext:value-type="float">
            <text:p>1005415</text:p>
          </table:table-cell>
          <table:table-cell table:style-name="ce162" office:value-type="string" calcext:value-type="string">
            <text:p>IZAQUE COELHO EVANGELISTA ROCH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53568" calcext:value-type="float">
            <text:p>753568</text:p>
          </table:table-cell>
          <table:table-cell table:style-name="ce162" office:value-type="string" calcext:value-type="string">
            <text:p>JACQUELINE BATISTA COEL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37527" calcext:value-type="float">
            <text:p>1137527</text:p>
          </table:table-cell>
          <table:table-cell table:style-name="ce162" office:value-type="string" calcext:value-type="string">
            <text:p>JADSON RODRIGUES MARI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89214" calcext:value-type="float">
            <text:p>689214</text:p>
          </table:table-cell>
          <table:table-cell table:style-name="ce162" office:value-type="string" calcext:value-type="string">
            <text:p>JALDEIR FERREIRA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4"/>
          <table:table-cell table:style-name="ce184" office:value-type="string" calcext:value-type="string">
            <text:p>P</text:p>
          </table:table-cell>
          <table:table-cell table:style-name="ce187" table:number-columns-repeated="2"/>
          <table:table-cell table:style-name="ce184" office:value-type="string" calcext:value-type="string">
            <text:p>P</text:p>
          </table:table-cell>
          <table:table-cell table:style-name="ce187" table:number-columns-repeated="9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286924" calcext:value-type="float">
            <text:p>2286924</text:p>
          </table:table-cell>
          <table:table-cell table:style-name="ce269" office:value-type="string" calcext:value-type="string">
            <text:p>JARDEL DE ALMEIDA DA CORREI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06751" calcext:value-type="float">
            <text:p>1206751</text:p>
          </table:table-cell>
          <table:table-cell table:style-name="ce162" office:value-type="string" calcext:value-type="string">
            <text:p>JESSICA CAROLINA DE ASS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2"/>
          <table:table-cell table:style-name="ce184" office:value-type="string" calcext:value-type="string">
            <text:p>P</text:p>
          </table:table-cell>
          <table:table-cell table:style-name="ce187" table:number-columns-repeated="4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535455" calcext:value-type="float">
            <text:p>2535455</text:p>
          </table:table-cell>
          <table:table-cell table:style-name="ce148" office:value-type="string" calcext:value-type="string">
            <text:p>JOACI DA SILVA ALMEID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98509" calcext:value-type="float">
            <text:p>898509</text:p>
          </table:table-cell>
          <table:table-cell table:style-name="ce162" office:value-type="string" calcext:value-type="string">
            <text:p>JOAO BATISTA BARBOS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53425" calcext:value-type="float">
            <text:p>553425</text:p>
          </table:table-cell>
          <table:table-cell table:style-name="ce162" office:value-type="string" calcext:value-type="string">
            <text:p>JOAO BATISTA DE DEUS GODINHO JUNIOR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14400" calcext:value-type="float">
            <text:p>1314400</text:p>
          </table:table-cell>
          <table:table-cell table:style-name="ce162" office:value-type="string" calcext:value-type="string">
            <text:p>JOÃO CARLOS FERREIRA CAMP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68676" calcext:value-type="float">
            <text:p>768676</text:p>
          </table:table-cell>
          <table:table-cell table:style-name="ce162" office:value-type="string" calcext:value-type="string">
            <text:p>JOÃO DAVID CUSTÓDIO LEL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41015" calcext:value-type="float">
            <text:p>1141015</text:p>
          </table:table-cell>
          <table:table-cell table:style-name="ce162" office:value-type="string" calcext:value-type="string">
            <text:p>JOAO PAULO ROCHA DE DEUS VI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50049" calcext:value-type="float">
            <text:p>650049</text:p>
          </table:table-cell>
          <table:table-cell table:style-name="ce162" office:value-type="string" calcext:value-type="string">
            <text:p>JOÃO PEDRO RODRIGUES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67853" calcext:value-type="float">
            <text:p>567853</text:p>
          </table:table-cell>
          <table:table-cell table:style-name="ce162" office:value-type="string" calcext:value-type="string">
            <text:p>JOÃO RIBEIRO DE OLIVEIRA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43837" calcext:value-type="float">
            <text:p>543837</text:p>
          </table:table-cell>
          <table:table-cell table:style-name="ce162" office:value-type="string" calcext:value-type="string">
            <text:p>JOÃO VITOR REZENDE DE MOU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947781" calcext:value-type="float">
            <text:p>2947781</text:p>
          </table:table-cell>
          <table:table-cell table:style-name="ce162" office:value-type="string" calcext:value-type="string">
            <text:p>JOHNY LINO EUGENI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921065" calcext:value-type="float">
            <text:p>921065</text:p>
          </table:table-cell>
          <table:table-cell table:style-name="ce271" office:value-type="string" calcext:value-type="string">
            <text:p>JOSE ADRIANO BRITO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23554" calcext:value-type="float">
            <text:p>1323554</text:p>
          </table:table-cell>
          <table:table-cell table:style-name="ce265" office:value-type="string" calcext:value-type="string">
            <text:p>JOSE BENTO MATIA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50851" calcext:value-type="float">
            <text:p>650851</text:p>
          </table:table-cell>
          <table:table-cell table:style-name="ce162" office:value-type="string" calcext:value-type="string">
            <text:p>JOSÉ CARLOS SOARES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80405" calcext:value-type="float">
            <text:p>980405</text:p>
          </table:table-cell>
          <table:table-cell table:style-name="ce162" office:value-type="string" calcext:value-type="string">
            <text:p>JOSE CLOVIS MACED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424783" calcext:value-type="float">
            <text:p>2424783</text:p>
          </table:table-cell>
          <table:table-cell table:style-name="ce269" office:value-type="string" calcext:value-type="string">
            <text:p>JOSE EDUARDO MONTES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072925" calcext:value-type="float">
            <text:p>2072925</text:p>
          </table:table-cell>
          <table:table-cell table:style-name="ce162" office:value-type="string" calcext:value-type="string">
            <text:p>JOSE RIBAMAR MATOS CORRE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29003" calcext:value-type="float">
            <text:p>1129003</text:p>
          </table:table-cell>
          <table:table-cell table:style-name="ce162" office:value-type="string" calcext:value-type="string">
            <text:p>JOSIVALDO DE SOUZA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946468" calcext:value-type="float">
            <text:p>2946468</text:p>
          </table:table-cell>
          <table:table-cell table:style-name="ce162" office:value-type="string" calcext:value-type="string">
            <text:p>JULIANO ROGERIO LUIZ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48366" calcext:value-type="float">
            <text:p>2848366</text:p>
          </table:table-cell>
          <table:table-cell table:style-name="ce162" office:value-type="string" calcext:value-type="string">
            <text:p>KETLEN SILVA CARVAL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1056951" calcext:value-type="float">
            <text:p>1056951</text:p>
          </table:table-cell>
          <table:table-cell table:style-name="ce266" office:value-type="string" calcext:value-type="string">
            <text:p>KEVYN AMANCIO DOS SANTOS NISHIMU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36140" calcext:value-type="float">
            <text:p>736140</text:p>
          </table:table-cell>
          <table:table-cell table:style-name="ce162" office:value-type="string" calcext:value-type="string">
            <text:p>LAYANE SANTANA DE CARVAL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74689" calcext:value-type="float">
            <text:p>1474689</text:p>
          </table:table-cell>
          <table:table-cell table:style-name="ce162" office:value-type="string" calcext:value-type="string">
            <text:p>LEANDRO MEDEIROS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593262" calcext:value-type="float">
            <text:p>2593262</text:p>
          </table:table-cell>
          <table:table-cell table:style-name="ce148" office:value-type="string" calcext:value-type="string">
            <text:p>LEIVAS GARCI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809936" calcext:value-type="float">
            <text:p>809936</text:p>
          </table:table-cell>
          <table:table-cell table:style-name="ce271" office:value-type="string" calcext:value-type="string">
            <text:p>LEONARDO BOAVENTURA PAR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20711" calcext:value-type="float">
            <text:p>920711</text:p>
          </table:table-cell>
          <table:table-cell table:style-name="ce265" office:value-type="string" calcext:value-type="string">
            <text:p>LEONARDO MARQUES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662206" calcext:value-type="float">
            <text:p>662206</text:p>
          </table:table-cell>
          <table:table-cell table:style-name="ce266" office:value-type="string" calcext:value-type="string">
            <text:p>LUCAS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18214" calcext:value-type="float">
            <text:p>918214</text:p>
          </table:table-cell>
          <table:table-cell table:style-name="ce162" office:value-type="string" calcext:value-type="string">
            <text:p>LUCAS HENRIQUE DE ARAUJO GODINH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503235" calcext:value-type="float">
            <text:p>503235</text:p>
          </table:table-cell>
          <table:table-cell table:style-name="ce266" office:value-type="string" calcext:value-type="string">
            <text:p>LUCIA HELENA BATIS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/>
          <table:table-cell table:style-name="ce184" office:value-type="string" calcext:value-type="string">
            <text:p>P</text:p>
          </table:table-cell>
          <table:table-cell table:style-name="ce187" table:number-columns-repeated="15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69737" calcext:value-type="float">
            <text:p>569737</text:p>
          </table:table-cell>
          <table:table-cell table:style-name="ce162" office:value-type="string" calcext:value-type="string">
            <text:p>LUIS CARLOS AFONS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65197" calcext:value-type="float">
            <text:p>565197</text:p>
          </table:table-cell>
          <table:table-cell table:style-name="ce162" office:value-type="string" calcext:value-type="string">
            <text:p>LUIZ PAULO MARTINS DE LIM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16028" calcext:value-type="float">
            <text:p>1416028</text:p>
          </table:table-cell>
          <table:table-cell table:style-name="ce162" office:value-type="string" calcext:value-type="string">
            <text:p>MAIRA PARTATA FELIZAT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/>
          <table:table-cell table:style-name="ce184" office:value-type="string" calcext:value-type="string">
            <text:p>p</text:p>
          </table:table-cell>
          <table:table-cell table:style-name="ce187" table:number-columns-repeated="15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738014" calcext:value-type="float">
            <text:p>738014</text:p>
          </table:table-cell>
          <table:table-cell table:style-name="ce266" office:value-type="string" calcext:value-type="string">
            <text:p>MARCELO CUNHA NUN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20307" calcext:value-type="float">
            <text:p>920307</text:p>
          </table:table-cell>
          <table:table-cell table:style-name="ce162" office:value-type="string" calcext:value-type="string">
            <text:p>MARCELO DE REZENDE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501491" calcext:value-type="float">
            <text:p>501491</text:p>
          </table:table-cell>
          <table:table-cell table:style-name="ce271" office:value-type="string" calcext:value-type="string">
            <text:p>MARCIA APARECI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87422" calcext:value-type="float">
            <text:p>1087422</text:p>
          </table:table-cell>
          <table:table-cell table:style-name="ce162" office:value-type="string" calcext:value-type="string">
            <text:p>MARCOS ROBERTO NICEZO VITAL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734327" calcext:value-type="float">
            <text:p>734327</text:p>
          </table:table-cell>
          <table:table-cell table:style-name="ce269" office:value-type="string" calcext:value-type="string">
            <text:p>MARESSA SANTOS LEÃ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594351" calcext:value-type="float">
            <text:p>594351</text:p>
          </table:table-cell>
          <table:table-cell table:style-name="ce266" office:value-type="string" calcext:value-type="string">
            <text:p>MARIA ANTONI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574791" calcext:value-type="float">
            <text:p>2574791</text:p>
          </table:table-cell>
          <table:table-cell table:style-name="ce162" office:value-type="string" calcext:value-type="string">
            <text:p>MARIA ELIANE DA SILVA BUE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65906" calcext:value-type="float">
            <text:p>865906</text:p>
          </table:table-cell>
          <table:table-cell table:style-name="ce162" office:value-type="string" calcext:value-type="string">
            <text:p>MARIA HELENA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87450" calcext:value-type="float">
            <text:p>887450</text:p>
          </table:table-cell>
          <table:table-cell table:style-name="ce162" office:value-type="string" calcext:value-type="string">
            <text:p>MARIA HELENA FER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07283" calcext:value-type="float">
            <text:p>507283</text:p>
          </table:table-cell>
          <table:table-cell table:style-name="ce265" office:value-type="string" calcext:value-type="string">
            <text:p>MARLON CESAR DIA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722198" calcext:value-type="float">
            <text:p>722198</text:p>
          </table:table-cell>
          <table:table-cell table:style-name="ce269" office:value-type="string" calcext:value-type="string">
            <text:p>MATHEUS DE PAULA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31958" calcext:value-type="float">
            <text:p>1031958</text:p>
          </table:table-cell>
          <table:table-cell table:style-name="ce162" office:value-type="string" calcext:value-type="string">
            <text:p>MAURICIO CAMARGO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628418" calcext:value-type="float">
            <text:p>2628418</text:p>
          </table:table-cell>
          <table:table-cell table:style-name="ce162" office:value-type="string" calcext:value-type="string">
            <text:p>MAXWEL DOS REIS MONTE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84061" calcext:value-type="float">
            <text:p>2884061</text:p>
          </table:table-cell>
          <table:table-cell table:style-name="ce162" office:value-type="string" calcext:value-type="string">
            <text:p>MICHAEL ALVES SOAR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633385" calcext:value-type="float">
            <text:p>633385</text:p>
          </table:table-cell>
          <table:table-cell table:style-name="ce266" office:value-type="string" calcext:value-type="string">
            <text:p>MICHEL AZEVEDO SAV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46871" calcext:value-type="float">
            <text:p>546871</text:p>
          </table:table-cell>
          <table:table-cell table:style-name="ce162" office:value-type="string" calcext:value-type="string">
            <text:p>MICHELE DA SILVA CALIX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81636" calcext:value-type="float">
            <text:p>1281636</text:p>
          </table:table-cell>
          <table:table-cell table:style-name="ce162" office:value-type="string" calcext:value-type="string">
            <text:p>MILTON JUNIOR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74018" calcext:value-type="float">
            <text:p>574018</text:p>
          </table:table-cell>
          <table:table-cell table:style-name="ce162" office:value-type="string" calcext:value-type="string">
            <text:p>MONICA DOS SANTOS FER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3"/>
          <table:table-cell table:style-name="ce184" office:value-type="string" calcext:value-type="string">
            <text:p>P</text:p>
          </table:table-cell>
          <table:table-cell table:style-name="ce187" table:number-columns-repeated="3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993225" calcext:value-type="float">
            <text:p>993225</text:p>
          </table:table-cell>
          <table:table-cell table:style-name="ce266" office:value-type="string" calcext:value-type="string">
            <text:p>NAHANDRA TIRONE GARCI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2"/>
          <table:table-cell table:style-name="ce184" office:value-type="string" calcext:value-type="string">
            <text:p>P</text:p>
          </table:table-cell>
          <table:table-cell table:style-name="ce187" table:number-columns-repeated="4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95197" calcext:value-type="float">
            <text:p>595197</text:p>
          </table:table-cell>
          <table:table-cell table:style-name="ce162" office:value-type="string" calcext:value-type="string">
            <text:p>NATAL AFONSO DO AMARAL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66012" calcext:value-type="float">
            <text:p>566012</text:p>
          </table:table-cell>
          <table:table-cell table:style-name="ce162" office:value-type="string" calcext:value-type="string">
            <text:p>NATALIA BERNARDELLI MARQU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34487" calcext:value-type="float">
            <text:p>534487</text:p>
          </table:table-cell>
          <table:table-cell table:style-name="ce162" office:value-type="string" calcext:value-type="string">
            <text:p>NAZARE TEIXEIR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45560" calcext:value-type="float">
            <text:p>545560</text:p>
          </table:table-cell>
          <table:table-cell table:style-name="ce162" office:value-type="string" calcext:value-type="string">
            <text:p>ODAIR FERNANDO DE SOUS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913953" calcext:value-type="float">
            <text:p>2913953</text:p>
          </table:table-cell>
          <table:table-cell table:style-name="ce162" office:value-type="string" calcext:value-type="string">
            <text:p>ONOFRE SEBASTIÃO MESSIA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413925" calcext:value-type="float">
            <text:p>2413925</text:p>
          </table:table-cell>
          <table:table-cell table:style-name="ce162" office:value-type="string" calcext:value-type="string">
            <text:p>ORLANDO JUNIOR PEREIRA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941385" calcext:value-type="float">
            <text:p>2941385</text:p>
          </table:table-cell>
          <table:table-cell table:style-name="ce162" office:value-type="string" calcext:value-type="string">
            <text:p>OSVALDO DE CARVALHO NE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719126" calcext:value-type="float">
            <text:p>719126</text:p>
          </table:table-cell>
          <table:table-cell table:style-name="ce271" office:value-type="string" calcext:value-type="string">
            <text:p>PATRICIA DE OLIVEIR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675692" calcext:value-type="float">
            <text:p>675692</text:p>
          </table:table-cell>
          <table:table-cell table:style-name="ce269" office:value-type="string" calcext:value-type="string">
            <text:p>PATRICIA MACEDO SOUS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1410691" calcext:value-type="float">
            <text:p>1410691</text:p>
          </table:table-cell>
          <table:table-cell table:style-name="ce271" office:value-type="string" calcext:value-type="string">
            <text:p>PATRICK ALENCAR RIBEIRO DA CUNHA SANTOS 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08864" calcext:value-type="float">
            <text:p>708864</text:p>
          </table:table-cell>
          <table:table-cell table:style-name="ce162" office:value-type="string" calcext:value-type="string">
            <text:p>PAULO CESAR FERNAND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55197" calcext:value-type="float">
            <text:p>2855197</text:p>
          </table:table-cell>
          <table:table-cell table:style-name="ce162" office:value-type="string" calcext:value-type="string">
            <text:p>PAULO CÉSAR GOMES RODRIGU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919584" calcext:value-type="float">
            <text:p>919584</text:p>
          </table:table-cell>
          <table:table-cell table:style-name="ce266" office:value-type="string" calcext:value-type="string">
            <text:p>PAULO CÉSAR PEREIRA MARTINS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87427" calcext:value-type="float">
            <text:p>1387427</text:p>
          </table:table-cell>
          <table:table-cell table:style-name="ce162" office:value-type="string" calcext:value-type="string">
            <text:p>PAULO CESAR RODRIGU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17813" calcext:value-type="float">
            <text:p>917813</text:p>
          </table:table-cell>
          <table:table-cell table:style-name="ce162" office:value-type="string" calcext:value-type="string">
            <text:p>PAULO HENRIQUE LOPES CLEMENTE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383245" calcext:value-type="float">
            <text:p>1383245</text:p>
          </table:table-cell>
          <table:table-cell table:style-name="ce162" office:value-type="string" calcext:value-type="string">
            <text:p>PEDRO GILBERTO KALB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5"/>
          <table:table-cell table:style-name="ce184" office:value-type="string" calcext:value-type="string">
            <text:p>p</text:p>
          </table:table-cell>
          <table:table-cell table:style-name="ce18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54861" calcext:value-type="float">
            <text:p>954861</text:p>
          </table:table-cell>
          <table:table-cell table:style-name="ce265" office:value-type="string" calcext:value-type="string">
            <text:p>PRISCILA APARECIDA ARQUAZ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4" office:value-type="string" calcext:value-type="string">
            <text:p>P</text:p>
          </table:table-cell>
          <table:table-cell table:style-name="ce187" table:number-columns-repeated="16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58" office:value-type="float" office:value="2941256" calcext:value-type="float">
            <text:p>2941256</text:p>
          </table:table-cell>
          <table:table-cell table:style-name="ce266" office:value-type="string" calcext:value-type="string">
            <text:p>RAFAEL DE OLIVEIRA FREITA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791285" calcext:value-type="float">
            <text:p>2791285</text:p>
          </table:table-cell>
          <table:table-cell table:style-name="ce162" office:value-type="string" calcext:value-type="string">
            <text:p>RAFAEL SANTOS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74519" calcext:value-type="float">
            <text:p>2874519</text:p>
          </table:table-cell>
          <table:table-cell table:style-name="ce162" office:value-type="string" calcext:value-type="string">
            <text:p>RAIMUNDO HENRIQUE PEREIRA GRANJ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448474" calcext:value-type="float">
            <text:p>2448474</text:p>
          </table:table-cell>
          <table:table-cell table:style-name="ce269" office:value-type="string" calcext:value-type="string">
            <text:p>RAPHAEL DE CAMARGOS CUNH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595716" calcext:value-type="float">
            <text:p>595716</text:p>
          </table:table-cell>
          <table:table-cell table:style-name="ce269" office:value-type="string" calcext:value-type="string">
            <text:p>RENATA NUBIA RAM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07757" calcext:value-type="float">
            <text:p>707757</text:p>
          </table:table-cell>
          <table:table-cell table:style-name="ce162" office:value-type="string" calcext:value-type="string">
            <text:p>RENATO CHAVES DE OLIV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11755" calcext:value-type="float">
            <text:p>511755</text:p>
          </table:table-cell>
          <table:table-cell table:style-name="ce148" office:value-type="string" calcext:value-type="string">
            <text:p>RICARDO LUIZ JUVENCI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2"/>
          <table:table-cell table:style-name="ce184" office:value-type="string" calcext:value-type="string">
            <text:p>P</text:p>
          </table:table-cell>
          <table:table-cell table:style-name="ce187" table:number-columns-repeated="14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215365" calcext:value-type="float">
            <text:p>1215365</text:p>
          </table:table-cell>
          <table:table-cell table:style-name="ce162" office:value-type="string" calcext:value-type="string">
            <text:p>ROBERTA DEL ISOLA MIR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10098" calcext:value-type="float">
            <text:p>1410098</text:p>
          </table:table-cell>
          <table:table-cell table:style-name="ce162" office:value-type="string" calcext:value-type="string">
            <text:p>ROBERTO CARLOS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45470" calcext:value-type="float">
            <text:p>745470</text:p>
          </table:table-cell>
          <table:table-cell table:style-name="ce162" office:value-type="string" calcext:value-type="string">
            <text:p>RODRIGO SIQUEIRA BARR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25172" calcext:value-type="float">
            <text:p>1025172</text:p>
          </table:table-cell>
          <table:table-cell table:style-name="ce148" office:value-type="string" calcext:value-type="string">
            <text:p>ROGER DE CAMP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57480" calcext:value-type="float">
            <text:p>1057480</text:p>
          </table:table-cell>
          <table:table-cell table:style-name="ce162" office:value-type="string" calcext:value-type="string">
            <text:p>ROGERIO CARNEIRO BATIST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1198199" calcext:value-type="float">
            <text:p>1198199</text:p>
          </table:table-cell>
          <table:table-cell table:style-name="ce269" office:value-type="string" calcext:value-type="string">
            <text:p>RONES OLIVEIRA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1503091" calcext:value-type="float">
            <text:p>1503091</text:p>
          </table:table-cell>
          <table:table-cell table:style-name="ce266" office:value-type="string" calcext:value-type="string">
            <text:p>ROSALVO MIRAN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19543" calcext:value-type="float">
            <text:p>919543</text:p>
          </table:table-cell>
          <table:table-cell table:style-name="ce162" office:value-type="string" calcext:value-type="string">
            <text:p>ROSENVALDO SERGIO PAUL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15284" calcext:value-type="float">
            <text:p>715284</text:p>
          </table:table-cell>
          <table:table-cell table:style-name="ce162" office:value-type="string" calcext:value-type="string">
            <text:p>ROSSANE SOARES GOULART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756606" calcext:value-type="float">
            <text:p>2756606</text:p>
          </table:table-cell>
          <table:table-cell table:style-name="ce269" office:value-type="string" calcext:value-type="string">
            <text:p>RUTH HELENA MIRANDA ALV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518293" calcext:value-type="float">
            <text:p>518293</text:p>
          </table:table-cell>
          <table:table-cell table:style-name="ce269" office:value-type="string" calcext:value-type="string">
            <text:p>SARA DE OLIVEIRA SILVERI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51129" calcext:value-type="float">
            <text:p>1051129</text:p>
          </table:table-cell>
          <table:table-cell table:style-name="ce162" office:value-type="string" calcext:value-type="string">
            <text:p>SARA FERREIRA FACURY DE MENDONC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545010" calcext:value-type="float">
            <text:p>545010</text:p>
          </table:table-cell>
          <table:table-cell table:style-name="ce162" office:value-type="string" calcext:value-type="string">
            <text:p>SEBASTIÃO GARCIA ROS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494522" calcext:value-type="float">
            <text:p>2494522</text:p>
          </table:table-cell>
          <table:table-cell table:style-name="ce162" office:value-type="string" calcext:value-type="string">
            <text:p>SELMA APARECIDA DOS SANTO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25996" calcext:value-type="float">
            <text:p>725996</text:p>
          </table:table-cell>
          <table:table-cell table:style-name="ce162" office:value-type="string" calcext:value-type="string">
            <text:p>SERGIO FERREIRA DE JESU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02587" calcext:value-type="float">
            <text:p>1002587</text:p>
          </table:table-cell>
          <table:table-cell table:style-name="ce162" office:value-type="string" calcext:value-type="string">
            <text:p>SERGIO GONÇALVES DE MORA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12177" calcext:value-type="float">
            <text:p>912177</text:p>
          </table:table-cell>
          <table:table-cell table:style-name="ce162" office:value-type="string" calcext:value-type="string">
            <text:p>SERGIO MARTINS DE SOUZ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61239" calcext:value-type="float">
            <text:p>1161239</text:p>
          </table:table-cell>
          <table:table-cell table:style-name="ce162" office:value-type="string" calcext:value-type="string">
            <text:p>SIDIMAR LAURA LAV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73" office:value-type="float" office:value="2627368" calcext:value-type="float">
            <text:p>2627368</text:p>
          </table:table-cell>
          <table:table-cell table:style-name="ce266" office:value-type="string" calcext:value-type="string">
            <text:p>THALES OLIVEIRA MACHAD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219" office:value-type="float" office:value="2243220" calcext:value-type="float">
            <text:p>2243220</text:p>
          </table:table-cell>
          <table:table-cell table:style-name="ce269" office:value-type="string" calcext:value-type="string">
            <text:p>THALLES GALVÃO LOPES DOS RE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550362" calcext:value-type="float">
            <text:p>2550362</text:p>
          </table:table-cell>
          <table:table-cell table:style-name="ce162" office:value-type="string" calcext:value-type="string">
            <text:p>THAYSA DAMAS YUATA E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782297" calcext:value-type="float">
            <text:p>782297</text:p>
          </table:table-cell>
          <table:table-cell table:style-name="ce162" office:value-type="string" calcext:value-type="string">
            <text:p>THIAGO GUILHERME GUIMARA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759017" calcext:value-type="float">
            <text:p>2759017</text:p>
          </table:table-cell>
          <table:table-cell table:style-name="ce274" office:value-type="string" calcext:value-type="string">
            <text:p>THIAGO XAVIER RODRIGUE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78728" calcext:value-type="float">
            <text:p>1478728</text:p>
          </table:table-cell>
          <table:table-cell table:style-name="ce162" office:value-type="string" calcext:value-type="string">
            <text:p>VALERIA MARIA DE SOUZA NOSELL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61540" calcext:value-type="float">
            <text:p>661540</text:p>
          </table:table-cell>
          <table:table-cell table:style-name="ce148" office:value-type="string" calcext:value-type="string">
            <text:p>VALTERSON NOGUEIRA DA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818871" calcext:value-type="float">
            <text:p>818871</text:p>
          </table:table-cell>
          <table:table-cell table:style-name="ce162" office:value-type="string" calcext:value-type="string">
            <text:p>VIRGINIO VELOS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030617" calcext:value-type="float">
            <text:p>1030617</text:p>
          </table:table-cell>
          <table:table-cell table:style-name="ce162" office:value-type="string" calcext:value-type="string">
            <text:p>WAGNER LOPES DO PRADO JUNIOR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488344" calcext:value-type="float">
            <text:p>1488344</text:p>
          </table:table-cell>
          <table:table-cell table:style-name="ce162" office:value-type="string" calcext:value-type="string">
            <text:p>WAGNER WILKER AYRES PEREIR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97937" calcext:value-type="float">
            <text:p>997937</text:p>
          </table:table-cell>
          <table:table-cell table:style-name="ce162" office:value-type="string" calcext:value-type="string">
            <text:p>WALTEONIZ JOÃO DE FREITAS NET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2855372" calcext:value-type="float">
            <text:p>2855372</text:p>
          </table:table-cell>
          <table:table-cell table:style-name="ce148" office:value-type="string" calcext:value-type="string">
            <text:p>WASHINGTON RAFAEL SANTOS SILVA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642308" calcext:value-type="float">
            <text:p>642308</text:p>
          </table:table-cell>
          <table:table-cell table:style-name="ce162" office:value-type="string" calcext:value-type="string">
            <text:p>WELLINGTON LUIZ BARBOSA DELF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50374" calcext:value-type="float">
            <text:p>950374</text:p>
          </table:table-cell>
          <table:table-cell table:style-name="ce162" office:value-type="string" calcext:value-type="string">
            <text:p>WELSON GONCALVES DOS REIS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962610" calcext:value-type="float">
            <text:p>962610</text:p>
          </table:table-cell>
          <table:table-cell table:style-name="ce162" office:value-type="string" calcext:value-type="string">
            <text:p>WILLIAM SILVA CARDOS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48" office:value-type="float" office:value="1131205" calcext:value-type="float">
            <text:p>1131205</text:p>
          </table:table-cell>
          <table:table-cell table:style-name="ce162" office:value-type="string" calcext:value-type="string">
            <text:p>WILLIAN DA SILVA GALDINO</text:p>
          </table:table-cell>
          <table:table-cell table:style-name="ce173" office:value-type="string" calcext:value-type="string">
            <text:p>CENTRAL/NORTE</text:p>
          </table:table-cell>
          <table:table-cell table:style-name="ce14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">
          <table:table-cell table:style-name="ce197" office:value-type="float" office:value="720999" calcext:value-type="float">
            <text:p>720999</text:p>
          </table:table-cell>
          <table:table-cell table:style-name="ce162" office:value-type="string" calcext:value-type="string">
            <text:p>VINICIUS ALMEIDA SOUZA</text:p>
          </table:table-cell>
          <table:table-cell table:style-name="ce198" office:value-type="string" calcext:value-type="string">
            <text:p>CENTRAL/NORTE</text:p>
          </table:table-cell>
          <table:table-cell table:style-name="ce219" office:value-type="string" calcext:value-type="string">
            <text:p>ROTINA LIVRE</text:p>
          </table:table-cell>
          <table:table-cell table:style-name="ce205"/>
          <table:table-cell table:style-name="ce187" table:number-columns-repeated="6"/>
          <table:table-cell table:style-name="ce184" office:value-type="string" calcext:value-type="string">
            <text:p>p</text:p>
          </table:table-cell>
          <table:table-cell table:style-name="ce187" table:number-columns-repeated="10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11" office:value-type="float" office:value="538938" calcext:value-type="float">
            <text:p>538938</text:p>
          </table:table-cell>
          <table:table-cell table:style-name="ce158" office:value-type="string" calcext:value-type="string">
            <text:p>IGOR FERREIRA DE LIMA</text:p>
          </table:table-cell>
          <table:table-cell table:style-name="ce211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19" office:value-type="float" office:value="2430101" calcext:value-type="float">
            <text:p>2430101</text:p>
          </table:table-cell>
          <table:table-cell table:style-name="ce162" office:value-type="string" calcext:value-type="string">
            <text:p>MANOEL PEDRO LOIOLA DOS SANTOS </text:p>
          </table:table-cell>
          <table:table-cell table:style-name="ce219" office:value-type="string" calcext:value-type="string">
            <text:p>CENTRAL /NORTE</text:p>
          </table:table-cell>
          <table:table-cell table:style-name="ce281" office:value-type="string" calcext:value-type="string">
            <text:p>ROTINA LIVRE</text:p>
          </table:table-cell>
          <table:table-cell table:style-name="ce205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97" office:value-type="float" office:value="2606199" calcext:value-type="float">
            <text:p>2606199</text:p>
          </table:table-cell>
          <table:table-cell table:style-name="ce275" office:value-type="string" calcext:value-type="string">
            <text:p>SAVANA MONTOVANE NERES </text:p>
          </table:table-cell>
          <table:table-cell table:style-name="ce205" office:value-type="string" calcext:value-type="string">
            <text:p>CENTRAL /NORTE</text:p>
          </table:table-cell>
          <table:table-cell table:style-name="ce219" office:value-type="string" calcext:value-type="string">
            <text:p>ROTINA LIVRE</text:p>
          </table:table-cell>
          <table:table-cell table:style-name="ce148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97" office:value-type="float" office:value="2646357" calcext:value-type="float">
            <text:p>2646357</text:p>
          </table:table-cell>
          <table:table-cell table:style-name="ce228" office:value-type="string" calcext:value-type="string">
            <text:p>EUGENIA MARIA GALDINO</text:p>
          </table:table-cell>
          <table:table-cell table:style-name="ce205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21" office:value-type="float" office:value="2871483" calcext:value-type="float">
            <text:p>2871483</text:p>
          </table:table-cell>
          <table:table-cell table:style-name="ce230" office:value-type="string" calcext:value-type="string">
            <text:p>MARCELO GOMES DE ARAÚJO</text:p>
          </table:table-cell>
          <table:table-cell table:style-name="ce205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59" office:value-type="float" office:value="901591" calcext:value-type="float">
            <text:p>901591</text:p>
          </table:table-cell>
          <table:table-cell table:style-name="ce199" office:value-type="string" calcext:value-type="string">
            <text:p>LUIZ CARLOS ALVES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99" office:value-type="float" office:value="571515" calcext:value-type="float">
            <text:p>571515</text:p>
          </table:table-cell>
          <table:table-cell table:style-name="ce199" office:value-type="string" calcext:value-type="string">
            <text:p>MARCIA APARECIDA COSTA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49" office:value-type="float" office:value="1194226" calcext:value-type="float">
            <text:p>1194226</text:p>
          </table:table-cell>
          <table:table-cell table:style-name="ce199" office:value-type="string" calcext:value-type="string">
            <text:p>NILDO BORGES DE MORAIS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59" office:value-type="float" office:value="897336" calcext:value-type="float">
            <text:p>897336</text:p>
          </table:table-cell>
          <table:table-cell table:style-name="ce199" office:value-type="string" calcext:value-type="string">
            <text:p>ANA CLARA DA SILVA ALMEIDA</text:p>
          </table:table-cell>
          <table:table-cell table:style-name="ce199" office:value-type="string" calcext:value-type="string">
            <text:p>CENTRAL 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60" office:value-type="float" office:value="894935" calcext:value-type="float">
            <text:p>894935</text:p>
          </table:table-cell>
          <table:table-cell table:style-name="ce199" office:value-type="string" calcext:value-type="string">
            <text:p>HELENA MARIA DOS SANTOS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49" office:value-type="float" office:value="2979992" calcext:value-type="float">
            <text:p>2979992</text:p>
          </table:table-cell>
          <table:table-cell table:style-name="ce199" office:value-type="string" calcext:value-type="string">
            <text:p>JOÃO ROBERTO DE OLIVEIRA 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149" office:value-type="float" office:value="2195755" calcext:value-type="float">
            <text:p>2195755</text:p>
          </table:table-cell>
          <table:table-cell table:style-name="ce199" office:value-type="string" calcext:value-type="string">
            <text:p>JUSCICLEUBER FERNANDES DE OLIVEIRA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59" office:value-type="float" office:value="1319363" calcext:value-type="float">
            <text:p>1319363</text:p>
          </table:table-cell>
          <table:table-cell table:style-name="ce199" office:value-type="string" calcext:value-type="string">
            <text:p>ANTÔNIO WYSMER MOREIRA BRANCO 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59" office:value-type="float" office:value="731305" calcext:value-type="float">
            <text:p>731305</text:p>
          </table:table-cell>
          <table:table-cell table:style-name="ce199" office:value-type="string" calcext:value-type="string">
            <text:p>JOSÉ HUMBERTO ROSA FLORENCIO</text:p>
          </table:table-cell>
          <table:table-cell table:style-name="ce158" office:value-type="string" calcext:value-type="string">
            <text:p>CENTRAL/NORTE</text:p>
          </table:table-cell>
          <table:table-cell table:style-name="ce22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2">
          <table:table-cell table:style-name="ce259" office:value-type="float" office:value="619726" calcext:value-type="float">
            <text:p>619726</text:p>
          </table:table-cell>
          <table:table-cell table:style-name="ce199" office:value-type="string" calcext:value-type="string">
            <text:p>JESSICA NATALIA SOUTO DE ARAUJ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<text:s/>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0">
          <table:table-cell table:style-name="ce259" office:value-type="float" office:value="697727" calcext:value-type="float">
            <text:p>697727</text:p>
          </table:table-cell>
          <table:table-cell table:style-name="ce199" office:value-type="string" calcext:value-type="string">
            <text:p>DOUGLAS SANTOS FARI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<text:s/>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1">
          <table:table-cell table:style-name="ce261" office:value-type="float" office:value="2785939" calcext:value-type="float">
            <text:p>2785939</text:p>
          </table:table-cell>
          <table:table-cell table:style-name="ce276" office:value-type="string" calcext:value-type="string">
            <text:p>DENIS DA SILVA SANTOS</text:p>
          </table:table-cell>
          <table:table-cell table:style-name="ce156" office:value-type="string" calcext:value-type="string">
            <text:p>CENTRAL/NORTE</text:p>
          </table:table-cell>
          <table:table-cell table:style-name="ce158" office:value-type="string" calcext:value-type="string">
            <text:p>ROTINA <text:s/>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1">
          <table:table-cell table:style-name="ce155" office:value-type="float" office:value="802689" calcext:value-type="float">
            <text:p>802689</text:p>
          </table:table-cell>
          <table:table-cell table:style-name="ce277" office:value-type="string" calcext:value-type="string">
            <text:p>WECTON JHONY ALVES FERREIRA</text:p>
          </table:table-cell>
          <table:table-cell table:style-name="ce174" office:value-type="string" calcext:value-type="string">
            <text:p>CENTRAL/NORTE</text:p>
          </table:table-cell>
          <table:table-cell table:style-name="ce158" office:value-type="string" calcext:value-type="string">
            <text:p>ROTINA <text:s/>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2">
          <table:table-cell table:style-name="ce207" office:value-type="float" office:value="1489340" calcext:value-type="float">
            <text:p>1489340</text:p>
          </table:table-cell>
          <table:table-cell table:style-name="ce277" office:value-type="string" calcext:value-type="string">
            <text:p>GLEICIANE OLIVEIRA ALVES</text:p>
          </table:table-cell>
          <table:table-cell table:style-name="ce174" office:value-type="string" calcext:value-type="string">
            <text:p>CENTRAL/NORTE</text:p>
          </table:table-cell>
          <table:table-cell table:style-name="ce158" office:value-type="string" calcext:value-type="string">
            <text:p>ROTINA <text:s/>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149" office:value-type="float" office:value="5740118" calcext:value-type="float">
            <text:p>5740118</text:p>
          </table:table-cell>
          <table:table-cell table:style-name="ce158" office:value-type="string" calcext:value-type="string">
            <text:p>MÔNICA DOS SANTOS FERREIRA </text:p>
          </table:table-cell>
          <table:table-cell table:style-name="ce158" office:value-type="string" calcext:value-type="string">
            <text:p>CENTRAL/NORTE</text:p>
          </table:table-cell>
          <table:table-cell table:style-name="ce179" office:value-type="string" calcext:value-type="string">
            <text:p>ROTINA LIVRE</text:p>
          </table:table-cell>
          <table:table-cell table:style-name="ce158"/>
          <table:table-cell table:style-name="ce187" table:number-columns-repeated="17"/>
          <table:table-cell table:number-columns-repeated="4"/>
          <table:table-cell table:style-name="ce195" table:number-columns-repeated="984"/>
          <table:table-cell table:style-name="ce190" table:number-columns-repeated="14"/>
          <table:table-cell table:number-columns-repeated="15359"/>
        </table:table-row>
        <table:table-row table:style-name="ro3">
          <table:table-cell table:style-name="ce155" office:value-type="float" office:value="654863" calcext:value-type="float">
            <text:p>654863</text:p>
          </table:table-cell>
          <table:table-cell table:style-name="ce278" office:value-type="string" calcext:value-type="string">
            <text:p>FERNANDO CABRAL DE OLIVEIRA</text:p>
          </table:table-cell>
          <table:table-cell table:style-name="ce174" office:value-type="string" calcext:value-type="string">
            <text:p>CENTRAL/NORTE</text:p>
          </table:table-cell>
          <table:table-cell table:style-name="ce179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199" office:value-type="float" office:value="2574285" calcext:value-type="float">
            <text:p>2574285</text:p>
          </table:table-cell>
          <table:table-cell table:style-name="ce199" office:value-type="string" calcext:value-type="string">
            <text:p>FRANCISLEY WALTERSON MARQU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82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13">
          <table:table-cell table:style-name="ce209" office:value-type="float" office:value="796572" calcext:value-type="float">
            <text:p>796572</text:p>
          </table:table-cell>
          <table:table-cell table:style-name="ce209" office:value-type="string" calcext:value-type="string">
            <text:p>FRANCIELLE NASCIMENTO BERTOLDI LEMOS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282"/>
          <table:table-cell table:style-name="ce187" table:number-columns-repeated="17"/>
          <table:table-cell table:number-columns-repeated="4"/>
          <table:table-cell table:style-name="ce346" table:number-columns-repeated="998"/>
          <table:table-cell table:number-columns-repeated="15359"/>
        </table:table-row>
        <table:table-row table:style-name="ro3">
          <table:table-cell table:style-name="ce149" office:value-type="float" office:value="2967166" calcext:value-type="float">
            <text:p>2967166</text:p>
          </table:table-cell>
          <table:table-cell table:style-name="ce209" office:value-type="string" calcext:value-type="string">
            <text:p>PABLO HENRIQUE SILVA NUNES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8"/>
          <table:table-cell table:style-name="ce187" table:number-columns-repeated="17"/>
          <table:table-cell table:number-columns-repeated="4"/>
          <table:table-cell table:style-name="ce195" table:number-columns-repeated="998"/>
          <table:table-cell table:number-columns-repeated="15359"/>
        </table:table-row>
        <table:table-row table:style-name="ro3">
          <table:table-cell table:style-name="ce149" office:value-type="float" office:value="1238834" calcext:value-type="float">
            <text:p>1238834</text:p>
          </table:table-cell>
          <table:table-cell table:style-name="ce209" office:value-type="string" calcext:value-type="string">
            <text:p>LUCAS OLIVEIRA NAVES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/>
          <table:table-cell table:style-name="ce184" office:value-type="string" calcext:value-type="string">
            <text:p>P</text:p>
          </table:table-cell>
          <table:table-cell table:style-name="ce187"/>
          <table:table-cell table:style-name="ce184" office:value-type="string" calcext:value-type="string">
            <text:p>P</text:p>
          </table:table-cell>
          <table:table-cell table:style-name="ce187" table:number-columns-repeated="13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209" office:value-type="float" office:value="2196043" calcext:value-type="float">
            <text:p>2196043</text:p>
          </table:table-cell>
          <table:table-cell table:style-name="ce158" office:value-type="string" calcext:value-type="string">
            <text:p>FELIPE DE LIM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149" office:value-type="float" office:value="2693996" calcext:value-type="float">
            <text:p>2693996</text:p>
          </table:table-cell>
          <table:table-cell table:style-name="ce209" office:value-type="string" calcext:value-type="string">
            <text:p>HOSANA LUCIA CACALORIO CABRAL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style-name="ce195" table:number-columns-repeated="15359"/>
        </table:table-row>
        <table:table-row table:style-name="ro3">
          <table:table-cell table:style-name="ce149" office:value-type="float" office:value="1443926" calcext:value-type="float">
            <text:p>1443926</text:p>
          </table:table-cell>
          <table:table-cell table:style-name="ce209" office:value-type="string" calcext:value-type="string">
            <text:p>LUCAS VINICIUS PAULA LIMA ARAUJO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8"/>
          <table:table-cell table:style-name="ce187" table:number-columns-repeated="17"/>
          <table:table-cell table:number-columns-repeated="4"/>
          <table:table-cell table:style-name="ce195" table:number-columns-repeated="998"/>
          <table:table-cell table:number-columns-repeated="15359"/>
        </table:table-row>
        <table:table-row table:style-name="ro3">
          <table:table-cell table:style-name="ce152" office:value-type="float" office:value="2799010" calcext:value-type="float">
            <text:p>2799010</text:p>
          </table:table-cell>
          <table:table-cell table:style-name="ce166" office:value-type="string" calcext:value-type="string">
            <text:p>JUAREZ GONÇALVES RIOS JUNIOR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262" office:value-type="float" office:value="2910683" calcext:value-type="float">
            <text:p>2910683</text:p>
          </table:table-cell>
          <table:table-cell table:style-name="ce166" office:value-type="string" calcext:value-type="string">
            <text:p>RICARDO JÚLIO TOMAZ NET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263" office:value-type="float" office:value="528248" calcext:value-type="float">
            <text:p>528248</text:p>
          </table:table-cell>
          <table:table-cell table:style-name="ce263" office:value-type="string" calcext:value-type="string">
            <text:p>WANDERSON LUIZ DOS SANTOS 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263" office:value-type="float" office:value="2433070" calcext:value-type="float">
            <text:p>2433070</text:p>
          </table:table-cell>
          <table:table-cell table:style-name="ce166" office:value-type="string" calcext:value-type="string">
            <text:p>ELVIS BATISTA SOUS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59"/>
          <table:table-cell table:style-name="ce187" table:number-columns-repeated="17"/>
          <table:table-cell table:number-columns-repeated="4"/>
          <table:table-cell table:style-name="ce190" table:number-columns-repeated="998"/>
          <table:table-cell table:number-columns-repeated="15359"/>
        </table:table-row>
        <table:table-row table:style-name="ro3">
          <table:table-cell table:style-name="ce184" office:value-type="float" office:value="2992836" calcext:value-type="float">
            <text:p>2992836</text:p>
          </table:table-cell>
          <table:table-cell table:style-name="ce166" office:value-type="string" calcext:value-type="string">
            <text:p>CLAUDEMIR ANTÔNIO DA SILV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1306294" calcext:value-type="float">
            <text:p>1306294</text:p>
          </table:table-cell>
          <table:table-cell table:style-name="ce166" office:value-type="string" calcext:value-type="string">
            <text:p>LEANDRO JESUS DE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259" office:value-type="float" office:value="2942920" calcext:value-type="float">
            <text:p>2942920</text:p>
          </table:table-cell>
          <table:table-cell table:style-name="ce199" office:value-type="string" calcext:value-type="string">
            <text:p>LUIZ ALBERTO DA SILVA CARNEIRO JUNIOR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1124077" calcext:value-type="float">
            <text:p>1124077</text:p>
          </table:table-cell>
          <table:table-cell table:style-name="ce166" office:value-type="string" calcext:value-type="string">
            <text:p>GILSON GONÇALVES GUED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9"/>
          <table:table-cell table:style-name="ce184" office:value-type="string" calcext:value-type="string">
            <text:p>P</text:p>
          </table:table-cell>
          <table:table-cell table:style-name="ce187" table:number-columns-repeated="7"/>
          <table:table-cell table:number-columns-repeated="16361"/>
        </table:table-row>
        <table:table-row table:style-name="ro3">
          <table:table-cell table:style-name="ce184" office:value-type="float" office:value="854689" calcext:value-type="float">
            <text:p>854689</text:p>
          </table:table-cell>
          <table:table-cell table:style-name="ce166" office:value-type="string" calcext:value-type="string">
            <text:p>CARLOS ALBERTO LINO DE FARI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2416041" calcext:value-type="float">
            <text:p>2416041</text:p>
          </table:table-cell>
          <table:table-cell table:style-name="ce166" office:value-type="string" calcext:value-type="string">
            <text:p>HUMBERTO ALVES BORG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7"/>
          <table:table-cell table:style-name="ce184" office:value-type="string" calcext:value-type="string">
            <text:p>P</text:p>
          </table:table-cell>
          <table:table-cell table:style-name="ce187" table:number-columns-repeated="9"/>
          <table:table-cell table:number-columns-repeated="16361"/>
        </table:table-row>
        <table:table-row table:style-name="ro3">
          <table:table-cell table:style-name="ce184" office:value-type="float" office:value="1056360" calcext:value-type="float">
            <text:p>1056360</text:p>
          </table:table-cell>
          <table:table-cell table:style-name="ce223" office:value-type="string" calcext:value-type="string">
            <text:p>DAIANE DE LIMA FERR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2953952" calcext:value-type="float">
            <text:p>2953952</text:p>
          </table:table-cell>
          <table:table-cell table:style-name="ce223" office:value-type="string" calcext:value-type="string">
            <text:p>MATEUS PER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2228388" calcext:value-type="float">
            <text:p>2228388</text:p>
          </table:table-cell>
          <table:table-cell table:style-name="ce166" office:value-type="string" calcext:value-type="string">
            <text:p>ANDRE LUIS PEREIRA DOS SANTO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985442" calcext:value-type="float">
            <text:p>985442</text:p>
          </table:table-cell>
          <table:table-cell table:style-name="ce166" office:value-type="string" calcext:value-type="string">
            <text:p>ALAN KARDEC MARTINS DE MORA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2"/>
          <table:table-cell table:style-name="ce184" office:value-type="string" calcext:value-type="string">
            <text:p>p</text:p>
          </table:table-cell>
          <table:table-cell table:style-name="ce187" table:number-columns-repeated="3"/>
          <table:table-cell table:style-name="ce184" office:value-type="string" calcext:value-type="string">
            <text:p>P</text:p>
          </table:table-cell>
          <table:table-cell table:style-name="ce187" table:number-columns-repeated="8"/>
          <table:table-cell table:style-name="ce184" office:value-type="string" calcext:value-type="string">
            <text:p>p</text:p>
          </table:table-cell>
          <table:table-cell table:style-name="ce184" office:value-type="string" calcext:value-type="string">
            <text:p>P</text:p>
          </table:table-cell>
          <table:table-cell table:number-columns-repeated="16361"/>
        </table:table-row>
        <table:table-row table:style-name="ro3">
          <table:table-cell table:style-name="ce264" office:value-type="float" office:value="1071611" calcext:value-type="float">
            <text:p>1071611</text:p>
          </table:table-cell>
          <table:table-cell table:style-name="ce279" office:value-type="string" calcext:value-type="string">
            <text:p>MICHELE DARC ARAÚJO DE SOUSA NUN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844430" calcext:value-type="float">
            <text:p>844430</text:p>
          </table:table-cell>
          <table:table-cell table:style-name="ce166" office:value-type="string" calcext:value-type="string">
            <text:p>PEDRO HENRIQUE RIBEIRO FERR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3"/>
          <table:table-cell table:style-name="ce184" office:value-type="string" calcext:value-type="string">
            <text:p>P</text:p>
          </table:table-cell>
          <table:table-cell table:style-name="ce187" table:number-columns-repeated="13"/>
          <table:table-cell table:number-columns-repeated="16361"/>
        </table:table-row>
        <table:table-row table:style-name="ro3">
          <table:table-cell table:style-name="ce152" office:value-type="float" office:value="2853714" calcext:value-type="float">
            <text:p>2853714</text:p>
          </table:table-cell>
          <table:table-cell table:style-name="ce166" office:value-type="string" calcext:value-type="string">
            <text:p>ROSILEIDE CAETANO ROS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1141745" calcext:value-type="float">
            <text:p>1141745</text:p>
          </table:table-cell>
          <table:table-cell table:style-name="ce166" office:value-type="string" calcext:value-type="string">
            <text:p>ALESSANDRO BATISTA CAMA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587047" calcext:value-type="float">
            <text:p>587047</text:p>
          </table:table-cell>
          <table:table-cell table:style-name="ce166" office:value-type="string" calcext:value-type="string">
            <text:p>EDUARDO REZENDE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575660" calcext:value-type="float">
            <text:p>575660</text:p>
          </table:table-cell>
          <table:table-cell table:style-name="ce166" office:value-type="string" calcext:value-type="string">
            <text:p>VALTEIR MOREIRA ALV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827094" calcext:value-type="float">
            <text:p>827094</text:p>
          </table:table-cell>
          <table:table-cell table:style-name="ce166" office:value-type="string" calcext:value-type="string">
            <text:p>PEDRO BENTO MEND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345"/>
          <table:table-cell table:style-name="ce184" office:value-type="string" calcext:value-type="string">
            <text:p>P</text:p>
          </table:table-cell>
          <table:table-cell table:style-name="ce187" table:number-columns-repeated="15"/>
          <table:table-cell table:number-columns-repeated="16361"/>
        </table:table-row>
        <table:table-row table:style-name="ro14">
          <table:table-cell table:style-name="ce184" office:value-type="float" office:value="807281" calcext:value-type="float">
            <text:p>807281</text:p>
          </table:table-cell>
          <table:table-cell table:style-name="ce166" office:value-type="string" calcext:value-type="string">
            <text:p>ROBERTO ALVES DE MOU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/>
          <table:table-cell table:number-columns-repeated="2" table:style-name="ce184" office:value-type="string" calcext:value-type="string">
            <text:p>P</text:p>
          </table:table-cell>
          <table:table-cell table:style-name="ce184" office:value-type="string" calcext:value-type="string">
            <text:p>p</text:p>
          </table:table-cell>
          <table:table-cell table:number-columns-repeated="2" table:style-name="ce184" office:value-type="string" calcext:value-type="string">
            <text:p>P</text:p>
          </table:table-cell>
          <table:table-cell table:style-name="ce187" table:number-columns-repeated="3"/>
          <table:table-cell table:style-name="ce184" office:value-type="string" calcext:value-type="string">
            <text:p>p</text:p>
          </table:table-cell>
          <table:table-cell table:style-name="ce187" table:number-columns-repeated="2"/>
          <table:table-cell table:number-columns-repeated="2" table:style-name="ce184" office:value-type="string" calcext:value-type="string">
            <text:p>P</text:p>
          </table:table-cell>
          <table:table-cell table:style-name="ce184" office:value-type="string" calcext:value-type="string">
            <text:p>p</text:p>
          </table:table-cell>
          <table:table-cell table:style-name="ce187" table:number-columns-repeated="2"/>
          <table:table-cell table:number-columns-repeated="16361"/>
        </table:table-row>
        <table:table-row table:style-name="ro3">
          <table:table-cell table:style-name="ce152" office:value-type="float" office:value="867242" calcext:value-type="float">
            <text:p>867242</text:p>
          </table:table-cell>
          <table:table-cell table:style-name="ce166" office:value-type="string" calcext:value-type="string">
            <text:p>FABIANO CARLOS DE OLIVEIR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number-columns-repeated="2" table:style-name="ce184" office:value-type="string" calcext:value-type="string">
            <text:p>P</text:p>
          </table:table-cell>
          <table:table-cell table:style-name="ce187" table:number-columns-repeated="15"/>
          <table:table-cell table:number-columns-repeated="16361"/>
        </table:table-row>
        <table:table-row table:style-name="ro3">
          <table:table-cell table:style-name="ce184" office:value-type="float" office:value="1052172" calcext:value-type="float">
            <text:p>1052172</text:p>
          </table:table-cell>
          <table:table-cell table:style-name="ce166" office:value-type="string" calcext:value-type="string">
            <text:p>DIOGO CARNE BORG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4" office:value-type="string" calcext:value-type="string">
            <text:p>P</text:p>
          </table:table-cell>
          <table:table-cell table:style-name="ce187" table:number-columns-repeated="16"/>
          <table:table-cell table:number-columns-repeated="16361"/>
        </table:table-row>
        <table:table-row table:style-name="ro3">
          <table:table-cell table:style-name="ce152" office:value-type="float" office:value="2897688" calcext:value-type="float">
            <text:p>2897688</text:p>
          </table:table-cell>
          <table:table-cell table:style-name="ce166" office:value-type="string" calcext:value-type="string">
            <text:p>TATIANA CRISTINA DE MORAIS PESSOA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3"/>
          <table:table-cell table:style-name="ce184" office:value-type="string" calcext:value-type="string">
            <text:p>p</text:p>
          </table:table-cell>
          <table:table-cell table:style-name="ce187" table:number-columns-repeated="13"/>
          <table:table-cell table:number-columns-repeated="16361"/>
        </table:table-row>
        <table:table-row table:style-name="ro3">
          <table:table-cell table:style-name="ce184" office:value-type="float" office:value="1362837" calcext:value-type="float">
            <text:p>1362837</text:p>
          </table:table-cell>
          <table:table-cell table:style-name="ce166" office:value-type="string" calcext:value-type="string">
            <text:p>ADILSON GONÇALVES PACHEC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0"/>
          <table:table-cell table:style-name="ce184" office:value-type="string" calcext:value-type="string">
            <text:p>P</text:p>
          </table:table-cell>
          <table:table-cell table:style-name="ce187" table:number-columns-repeated="6"/>
          <table:table-cell table:number-columns-repeated="16361"/>
        </table:table-row>
        <table:table-row table:style-name="ro3">
          <table:table-cell table:style-name="ce184" office:value-type="float" office:value="2065931" calcext:value-type="float">
            <text:p>2065931</text:p>
          </table:table-cell>
          <table:table-cell table:style-name="ce166" office:value-type="string" calcext:value-type="string">
            <text:p>EMERSON ADRIANO ANTUN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6"/>
          <table:table-cell table:style-name="ce184" office:value-type="string" calcext:value-type="string">
            <text:p>P</text:p>
          </table:table-cell>
          <table:table-cell table:style-name="ce187" table:number-columns-repeated="2"/>
          <table:table-cell table:style-name="ce184" office:value-type="string" calcext:value-type="string">
            <text:p>P</text:p>
          </table:table-cell>
          <table:table-cell table:style-name="ce187" table:number-columns-repeated="7"/>
          <table:table-cell table:number-columns-repeated="16361"/>
        </table:table-row>
        <table:table-row table:style-name="ro3">
          <table:table-cell table:style-name="ce184" office:value-type="float" office:value="973981" calcext:value-type="float">
            <text:p>973981</text:p>
          </table:table-cell>
          <table:table-cell table:style-name="ce166" office:value-type="string" calcext:value-type="string">
            <text:p>WDSON MORAIS ALVE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1275715" calcext:value-type="float">
            <text:p>1275715</text:p>
          </table:table-cell>
          <table:table-cell table:style-name="ce166" office:value-type="string" calcext:value-type="string">
            <text:p>MARIANA HELENA VIEIRA MELO SANTOS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2785747" calcext:value-type="float">
            <text:p>2785747</text:p>
          </table:table-cell>
          <table:table-cell table:style-name="ce166" office:value-type="string" calcext:value-type="string">
            <text:p>IGOR MARLEY DE SOUSA COELHO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3">
          <table:table-cell table:style-name="ce184" office:value-type="float" office:value="1029920" calcext:value-type="float">
            <text:p>1029920</text:p>
          </table:table-cell>
          <table:table-cell table:style-name="ce166" office:value-type="string" calcext:value-type="string">
            <text:p>CLEYTON NOGUEIRA MUNIZ</text:p>
          </table:table-cell>
          <table:table-cell table:style-name="ce158" office:value-type="string" calcext:value-type="string">
            <text:p>CENTRAL/NORTE</text:p>
          </table:table-cell>
          <table:table-cell table:style-name="ce158" office:value-type="string" calcext:value-type="string">
            <text:p>ROTINA LIVRE</text:p>
          </table:table-cell>
          <table:table-cell table:style-name="ce160"/>
          <table:table-cell table:style-name="ce187" table:number-columns-repeated="17"/>
          <table:table-cell table:number-columns-repeated="16361"/>
        </table:table-row>
        <table:table-row table:style-name="ro4" table:number-rows-repeated="167">
          <table:table-cell table:style-name="ce187"/>
          <table:table-cell table:style-name="ce160" table:number-columns-repeated="4"/>
          <table:table-cell table:style-name="ce187" table:number-columns-repeated="17"/>
          <table:table-cell table:number-columns-repeated="16361"/>
        </table:table-row>
        <table:table-row table:style-name="ro4" table:number-rows-repeated="1048149">
          <table:table-cell table:number-columns-repeated="16383"/>
        </table:table-row>
        <table:table-row table:style-name="ro8">
          <table:table-cell table:number-columns-repeated="16383"/>
        </table:table-row>
        <table:table-row table:style-name="ro8">
          <table:table-cell table:number-columns-repeated="16383"/>
        </table:table-row>
        <calcext:conditional-formats>
          <calcext:conditional-format calcext:target-range-address="'ROTINA LIVRE'.B202:'ROTINA LIVRE'.B202 'ROTINA LIVRE'.B34:'ROTINA LIVRE'.B34 'ROTINA LIVRE'.B220:'ROTINA LIVRE'.B220">
            <calcext:condition calcext:apply-style-name="ConditionalStyle_5" calcext:value="formula-is(ISEVEN(ROW()))" calcext:base-cell-address="'ROTINA LIVRE'.B34"/>
          </calcext:conditional-format>
        </calcext:conditional-formats>
      </table:table>
      <table:table table:name="PACIENTES GRAVES" table:style-name="ta8">
        <table:table-column table:style-name="co49" table:default-cell-style-name="ce437"/>
        <table:table-column table:style-name="co50" table:default-cell-style-name="ce472"/>
        <table:table-column table:style-name="co51" table:default-cell-style-name="ce472"/>
        <table:table-column table:style-name="co52" table:default-cell-style-name="ce472"/>
        <table:table-column table:style-name="co53" table:default-cell-style-name="ce472"/>
        <table:table-column table:style-name="co54" table:default-cell-style-name="ce472"/>
        <table:table-column table:style-name="co55" table:default-cell-style-name="ce472"/>
        <table:table-column table:style-name="co56" table:default-cell-style-name="ce472"/>
        <table:table-column table:style-name="co57" table:default-cell-style-name="ce472"/>
        <table:table-column table:style-name="co58" table:default-cell-style-name="ce472"/>
        <table:table-column table:style-name="co55" table:default-cell-style-name="ce464"/>
        <table:table-column table:style-name="co59" table:default-cell-style-name="ce472"/>
        <table:table-column table:style-name="co58" table:default-cell-style-name="ce464"/>
        <table:table-column table:style-name="co60" table:default-cell-style-name="ce472"/>
        <table:table-column table:style-name="co61" table:default-cell-style-name="ce472"/>
        <table:table-column table:style-name="co56" table:default-cell-style-name="ce472"/>
        <table:table-column table:style-name="co57" table:default-cell-style-name="ce472"/>
        <table:table-column table:style-name="co58" table:default-cell-style-name="ce472"/>
        <table:table-column table:style-name="co55" table:default-cell-style-name="ce464"/>
        <table:table-column table:style-name="co59" table:default-cell-style-name="ce472"/>
        <table:table-column table:style-name="co58" table:default-cell-style-name="ce464"/>
        <table:table-column table:style-name="co13" table:default-cell-style-name="ce464"/>
        <table:table-column table:style-name="co13" table:number-columns-repeated="2" table:default-cell-style-name="ce187"/>
        <table:table-column table:style-name="co13" table:number-columns-repeated="88" table:default-cell-style-name="Default"/>
        <table:table-row table:style-name="ro1">
          <table:table-cell table:style-name="ce147" table:number-columns-repeated="2"/>
          <table:table-cell table:style-name="ce172"/>
          <table:table-cell table:style-name="ce147" table:number-columns-repeated="2"/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</text:p>
          </table:table-cell>
          <table:table-cell table:style-name="ce237" office:value-type="string" calcext:value-type="string">
            <text:p>SEX</text:p>
          </table:table-cell>
          <table:table-cell table:style-name="ce237" office:value-type="string" calcext:value-type="string">
            <text:p>SEG</text:p>
          </table:table-cell>
          <table:table-cell table:style-name="ce237" office:value-type="string" calcext:value-type="string">
            <text:p>TER</text:p>
          </table:table-cell>
          <table:table-cell table:style-name="ce237" office:value-type="string" calcext:value-type="string">
            <text:p>QUART</text:p>
          </table:table-cell>
          <table:table-cell table:style-name="ce246" office:value-type="string" calcext:value-type="string">
            <text:p>SEX</text:p>
          </table:table-cell>
          <table:table-cell table:style-name="Default" table:number-columns-repeated="2"/>
          <table:table-cell table:style-name="ce254"/>
          <table:table-cell table:style-name="ce187" table:number-columns-repeated="2"/>
          <table:table-cell table:number-columns-repeated="57"/>
          <table:table-cell table:style-name="ce187" table:number-columns-repeated="28"/>
        </table:table-row>
        <table:table-row table:style-name="ro15">
          <table:table-cell table:style-name="ce147" office:value-type="string" calcext:value-type="string">
            <text:p>Prontuário</text:p>
          </table:table-cell>
          <table:table-cell table:style-name="ce147" office:value-type="string" calcext:value-type="string">
            <text:p>Nome</text:p>
          </table:table-cell>
          <table:table-cell table:style-name="ce172" office:value-type="string" calcext:value-type="string">
            <text:p>Setor</text:p>
          </table:table-cell>
          <table:table-cell table:style-name="ce147" office:value-type="string" calcext:value-type="string">
            <text:p>Rotina</text:p>
          </table:table-cell>
          <table:table-cell table:style-name="ce147" office:value-type="string" calcext:value-type="string">
            <text:p>Modalidade</text:p>
          </table:table-cell>
          <table:table-cell table:style-name="ce238" office:value-type="date" office:date-value="2024-11-01" calcext:value-type="date">
            <text:p>01/11/24</text:p>
          </table:table-cell>
          <table:table-cell table:style-name="ce240" office:value-type="date" office:date-value="2024-11-04" calcext:value-type="date">
            <text:p>04/11/24</text:p>
          </table:table-cell>
          <table:table-cell table:style-name="ce242" office:value-type="date" office:date-value="2024-11-05" calcext:value-type="date">
            <text:p>05/11/24</text:p>
          </table:table-cell>
          <table:table-cell table:style-name="ce242" office:value-type="date" office:date-value="2024-11-06" calcext:value-type="date">
            <text:p>06/11/24</text:p>
          </table:table-cell>
          <table:table-cell table:style-name="ce242" office:value-type="date" office:date-value="2024-11-08" calcext:value-type="date">
            <text:p>08/11/24</text:p>
          </table:table-cell>
          <table:table-cell table:style-name="ce242" office:value-type="date" office:date-value="2024-11-11" calcext:value-type="date">
            <text:p>11/11/24</text:p>
          </table:table-cell>
          <table:table-cell table:style-name="ce242" office:value-type="date" office:date-value="2024-11-12" calcext:value-type="date">
            <text:p>12/11/24</text:p>
          </table:table-cell>
          <table:table-cell table:style-name="ce242" office:value-type="date" office:date-value="2024-11-13" calcext:value-type="date">
            <text:p>13/11/24</text:p>
          </table:table-cell>
          <table:table-cell table:style-name="ce242" office:value-type="date" office:date-value="2024-11-15" calcext:value-type="date">
            <text:p>15/11/24</text:p>
          </table:table-cell>
          <table:table-cell table:style-name="ce242" office:value-type="date" office:date-value="2024-11-18" calcext:value-type="date">
            <text:p>18/11/24</text:p>
          </table:table-cell>
          <table:table-cell table:style-name="ce242" office:value-type="date" office:date-value="2024-11-19" calcext:value-type="date">
            <text:p>19/11/24</text:p>
          </table:table-cell>
          <table:table-cell table:style-name="ce242" office:value-type="date" office:date-value="2024-11-20" calcext:value-type="date">
            <text:p>20/11/24</text:p>
          </table:table-cell>
          <table:table-cell table:style-name="ce242" office:value-type="date" office:date-value="2024-11-22" calcext:value-type="date">
            <text:p>22/11/24</text:p>
          </table:table-cell>
          <table:table-cell table:style-name="ce242" office:value-type="date" office:date-value="2024-11-25" calcext:value-type="date">
            <text:p>25/11/24</text:p>
          </table:table-cell>
          <table:table-cell table:style-name="ce242" office:value-type="date" office:date-value="2024-11-26" calcext:value-type="date">
            <text:p>26/11/24</text:p>
          </table:table-cell>
          <table:table-cell table:style-name="ce242" office:value-type="date" office:date-value="2024-11-27" calcext:value-type="date">
            <text:p>27/11/24</text:p>
          </table:table-cell>
          <table:table-cell table:style-name="ce540" office:value-type="date" office:date-value="2024-11-29" calcext:value-type="date">
            <text:p>29/11/24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19" office:value-type="float" office:value="994331" calcext:value-type="float">
            <text:p>994331</text:p>
          </table:table-cell>
          <table:table-cell table:style-name="ce455" office:value-type="string" calcext:value-type="string">
            <text:p>CRISTIANO ALMEIDA DE MAGALHAES</text:p>
          </table:table-cell>
          <table:table-cell table:style-name="ce493" office:value-type="string" calcext:value-type="string">
            <text:p>CENTRAL/NORTE</text:p>
          </table:table-cell>
          <table:table-cell table:style-name="ce508" office:value-type="string" calcext:value-type="string">
            <text:p>INTERNADO ANEXO</text:p>
          </table:table-cell>
          <table:table-cell table:style-name="ce514"/>
          <table:table-cell table:number-columns-repeated="5" table:style-name="ce184" office:value-type="string" calcext:value-type="string">
            <text:p>F</text:p>
          </table:table-cell>
          <table:table-cell table:style-name="ce184" office:value-type="string" calcext:value-type="string">
            <text:p>P</text:p>
          </table:table-cell>
          <table:table-cell table:style-name="ce184" office:value-type="string" calcext:value-type="string">
            <text:p>p</text:p>
          </table:table-cell>
          <table:table-cell table:number-columns-repeated="4" table:style-name="ce184" office:value-type="string" calcext:value-type="string">
            <text:p>P</text:p>
          </table:table-cell>
          <table:table-cell table:style-name="ce187"/>
          <table:table-cell table:number-columns-repeated="2" table:style-name="ce184" office:value-type="string" calcext:value-type="string">
            <text:p>P</text:p>
          </table:table-cell>
          <table:table-cell table:number-columns-repeated="2" table:style-name="ce184" office:value-type="string" calcext:value-type="string">
            <text:p>F</text:p>
          </table:table-cell>
          <table:table-cell table:style-name="ce184" office:value-type="string" calcext:value-type="string">
            <text:p>P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0" office:value-type="float" office:value="2187037" calcext:value-type="float">
            <text:p>2187037</text:p>
          </table:table-cell>
          <table:table-cell table:style-name="ce455" office:value-type="string" calcext:value-type="string">
            <text:p>ALEX SANDRA ROSA SILVA</text:p>
          </table:table-cell>
          <table:table-cell table:style-name="ce49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515"/>
          <table:table-cell table:number-columns-repeated="8" table:style-name="ce184" office:value-type="string" calcext:value-type="string">
            <text:p>F</text:p>
          </table:table-cell>
          <table:table-cell table:style-name="ce187"/>
          <table:table-cell table:number-columns-repeated="2" table:style-name="ce184" office:value-type="string" calcext:value-type="string">
            <text:p>F</text:p>
          </table:table-cell>
          <table:table-cell table:style-name="ce187"/>
          <table:table-cell table:number-columns-repeated="5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0" office:value-type="float" office:value="533178" calcext:value-type="float">
            <text:p>533178</text:p>
          </table:table-cell>
          <table:table-cell table:style-name="ce455" office:value-type="string" calcext:value-type="string">
            <text:p>ALFREDO DAIREL SILVA</text:p>
          </table:table-cell>
          <table:table-cell table:style-name="ce49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516"/>
          <table:table-cell table:number-columns-repeated="8" table:style-name="ce184" office:value-type="string" calcext:value-type="string">
            <text:p>F</text:p>
          </table:table-cell>
          <table:table-cell table:style-name="ce187"/>
          <table:table-cell table:number-columns-repeated="2" table:style-name="ce184" office:value-type="string" calcext:value-type="string">
            <text:p>F</text:p>
          </table:table-cell>
          <table:table-cell table:style-name="ce187"/>
          <table:table-cell table:number-columns-repeated="5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0" office:value-type="float" office:value="1361537" calcext:value-type="float">
            <text:p>1361537</text:p>
          </table:table-cell>
          <table:table-cell table:style-name="ce455" office:value-type="string" calcext:value-type="string">
            <text:p>GUSTAVO WILLIAM DOMINGUES DOS SANTOS SILVA</text:p>
          </table:table-cell>
          <table:table-cell table:style-name="ce493" office:value-type="string" calcext:value-type="string">
            <text:p>CENTRAL/NORTE</text:p>
          </table:table-cell>
          <table:table-cell table:style-name="ce509" office:value-type="string" calcext:value-type="string">
            <text:p>INTERNADO HOSPITAL</text:p>
          </table:table-cell>
          <table:table-cell table:style-name="ce514"/>
          <table:table-cell table:number-columns-repeated="8" table:style-name="ce184" office:value-type="string" calcext:value-type="string">
            <text:p>F</text:p>
          </table:table-cell>
          <table:table-cell table:style-name="ce187"/>
          <table:table-cell table:number-columns-repeated="2" table:style-name="ce184" office:value-type="string" calcext:value-type="string">
            <text:p>F</text:p>
          </table:table-cell>
          <table:table-cell table:style-name="ce187"/>
          <table:table-cell table:number-columns-repeated="5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0" office:value-type="float" office:value="958938" calcext:value-type="float">
            <text:p>958938</text:p>
          </table:table-cell>
          <table:table-cell table:style-name="ce455" office:value-type="string" calcext:value-type="string">
            <text:p>RAYRA MEDEIROS</text:p>
          </table:table-cell>
          <table:table-cell table:style-name="ce49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516"/>
          <table:table-cell table:number-columns-repeated="3" table:style-name="ce184" office:value-type="string" calcext:value-type="string">
            <text:p>F</text:p>
          </table:table-cell>
          <table:table-cell table:style-name="ce184" office:value-type="string" calcext:value-type="string">
            <text:p>P</text:p>
          </table:table-cell>
          <table:table-cell table:number-columns-repeated="4" table:style-name="ce184" office:value-type="string" calcext:value-type="string">
            <text:p>F</text:p>
          </table:table-cell>
          <table:table-cell table:style-name="ce187"/>
          <table:table-cell table:number-columns-repeated="2" table:style-name="ce184" office:value-type="string" calcext:value-type="string">
            <text:p>F</text:p>
          </table:table-cell>
          <table:table-cell table:style-name="ce187"/>
          <table:table-cell table:number-columns-repeated="5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0" office:value-type="float" office:value="611712" calcext:value-type="float">
            <text:p>611712</text:p>
          </table:table-cell>
          <table:table-cell table:style-name="ce455" office:value-type="string" calcext:value-type="string">
            <text:p>WELERSON PAULO RIBEIRO PINHEIRO</text:p>
          </table:table-cell>
          <table:table-cell table:style-name="ce49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514"/>
          <table:table-cell table:number-columns-repeated="8" table:style-name="ce184" office:value-type="string" calcext:value-type="string">
            <text:p>F</text:p>
          </table:table-cell>
          <table:table-cell table:style-name="ce187"/>
          <table:table-cell table:style-name="ce184" office:value-type="string" calcext:value-type="string">
            <text:p>P</text:p>
          </table:table-cell>
          <table:table-cell table:style-name="ce184" office:value-type="string" calcext:value-type="string">
            <text:p>F</text:p>
          </table:table-cell>
          <table:table-cell table:style-name="ce187"/>
          <table:table-cell table:style-name="ce184" office:value-type="string" calcext:value-type="string">
            <text:p>P</text:p>
          </table:table-cell>
          <table:table-cell table:number-columns-repeated="4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6">
          <table:table-cell table:style-name="ce221" office:value-type="float" office:value="760090" calcext:value-type="float">
            <text:p>760090</text:p>
          </table:table-cell>
          <table:table-cell table:style-name="ce230" office:value-type="string" calcext:value-type="string">
            <text:p>MAYARA ROSA SANTOS SILVA</text:p>
          </table:table-cell>
          <table:table-cell table:style-name="ce17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514"/>
          <table:table-cell table:number-columns-repeated="3" table:style-name="ce184" office:value-type="string" calcext:value-type="string">
            <text:p>F</text:p>
          </table:table-cell>
          <table:table-cell table:number-columns-repeated="5" table:style-name="ce184" office:value-type="string" calcext:value-type="string">
            <text:p>P</text:p>
          </table:table-cell>
          <table:table-cell table:style-name="ce187"/>
          <table:table-cell table:number-columns-repeated="2" table:style-name="ce184" office:value-type="string" calcext:value-type="string">
            <text:p>F</text:p>
          </table:table-cell>
          <table:table-cell table:style-name="ce187"/>
          <table:table-cell table:style-name="ce184" office:value-type="string" calcext:value-type="string">
            <text:p>F</text:p>
          </table:table-cell>
          <table:table-cell table:style-name="ce184" office:value-type="string" calcext:value-type="string">
            <text:p>P</text:p>
          </table:table-cell>
          <table:table-cell table:number-columns-repeated="3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6">
          <table:table-cell table:style-name="ce148" office:value-type="float" office:value="957407" calcext:value-type="float">
            <text:p>957407</text:p>
          </table:table-cell>
          <table:table-cell table:style-name="ce148" office:value-type="string" calcext:value-type="string">
            <text:p>JOAO FERREIRA JUNQUEIRA JUNIOR</text:p>
          </table:table-cell>
          <table:table-cell table:style-name="ce173" office:value-type="string" calcext:value-type="string">
            <text:p>CENTRAL/NORTE</text:p>
          </table:table-cell>
          <table:table-cell table:style-name="ce509" office:value-type="string" calcext:value-type="string">
            <text:p>ROTINA LIVRE</text:p>
          </table:table-cell>
          <table:table-cell table:style-name="ce463"/>
          <table:table-cell table:style-name="ce184" office:value-type="string" calcext:value-type="string">
            <text:p>F</text:p>
          </table:table-cell>
          <table:table-cell table:number-columns-repeated="10" table:style-name="ce184" office:value-type="string" calcext:value-type="string">
            <text:p>P</text:p>
          </table:table-cell>
          <table:table-cell table:style-name="ce187"/>
          <table:table-cell table:number-columns-repeated="5" table:style-name="ce184" office:value-type="string" calcext:value-type="string">
            <text:p>F</text:p>
          </table:table-cell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187" table:number-columns-repeated="17"/>
          <table:table-cell table:style-name="Default" table:number-columns-repeated="2"/>
          <table:table-cell table:number-columns-repeated="88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583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8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4"/>
          <table:table-cell table:style-name="ce459"/>
          <table:table-cell table:style-name="ce496"/>
          <table:table-cell table:style-name="ce459" table:number-columns-repeated="2"/>
          <table:table-cell table:style-name="ce496"/>
          <table:table-cell table:style-name="ce534"/>
          <table:table-cell table:style-name="ce536"/>
          <table:table-cell table:style-name="ce459" table:number-columns-repeated="4"/>
          <table:table-cell table:style-name="ce648"/>
          <table:table-cell table:style-name="ce496"/>
          <table:table-cell table:style-name="ce534"/>
          <table:table-cell table:style-name="ce536"/>
          <table:table-cell table:style-name="ce459" table:number-columns-repeated="4"/>
          <table:table-cell table:style-name="ce648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6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7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/>
          <table:table-cell table:style-name="ce467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9"/>
          <table:table-cell table:style-name="ce463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3" table:number-columns-repeated="2"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3" table:number-columns-repeated="2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57"/>
          <table:table-cell table:style-name="ce461"/>
          <table:table-cell table:style-name="ce529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0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2"/>
          <table:table-cell table:style-name="ce465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642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642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3"/>
          <table:table-cell table:style-name="ce461"/>
          <table:table-cell table:style-name="ce499"/>
          <table:table-cell table:style-name="ce461" table:number-columns-repeated="2"/>
          <table:table-cell table:style-name="ce529" table:number-columns-repeated="2"/>
          <table:table-cell table:number-columns-repeated="2"/>
          <table:table-cell table:style-name="ce510"/>
          <table:table-cell table:style-name="ce460"/>
          <table:table-cell table:style-name="ce510"/>
          <table:table-cell table:style-name="ce456"/>
          <table:table-cell table:style-name="ce529" table:number-columns-repeated="2"/>
          <table:table-cell table:number-columns-repeated="2"/>
          <table:table-cell table:style-name="ce510"/>
          <table:table-cell table:style-name="ce460"/>
          <table:table-cell table:style-name="ce510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9"/>
          <table:table-cell table:style-name="ce495"/>
          <table:table-cell table:style-name="ce528"/>
          <table:table-cell table:style-name="ce478"/>
          <table:table-cell table:style-name="ce461"/>
          <table:table-cell table:style-name="ce456" table:number-columns-repeated="3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500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3"/>
          <table:table-cell table:style-name="ce461"/>
          <table:table-cell table:style-name="ce499"/>
          <table:table-cell table:style-name="ce461" table:number-columns-repeated="2"/>
          <table:table-cell table:style-name="ce529" table:number-columns-repeated="2"/>
          <table:table-cell table:number-columns-repeated="2"/>
          <table:table-cell table:style-name="ce510"/>
          <table:table-cell table:style-name="ce460"/>
          <table:table-cell table:style-name="ce510"/>
          <table:table-cell table:style-name="ce456"/>
          <table:table-cell table:style-name="ce529" table:number-columns-repeated="2"/>
          <table:table-cell table:number-columns-repeated="2"/>
          <table:table-cell table:style-name="ce510"/>
          <table:table-cell table:style-name="ce460"/>
          <table:table-cell table:style-name="ce510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4"/>
          <table:table-cell table:style-name="ce461"/>
          <table:table-cell table:style-name="ce495"/>
          <table:table-cell table:style-name="ce510"/>
          <table:table-cell table:style-name="ce461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495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5"/>
          <table:table-cell table:style-name="ce46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6"/>
          <table:table-cell table:style-name="ce468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625"/>
          <table:table-cell table:style-name="ce461"/>
          <table:table-cell table:style-name="ce468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625"/>
          <table:table-cell table:style-name="ce461"/>
          <table:table-cell table:style-name="ce468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8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69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69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9"/>
          <table:table-cell table:style-name="ce501"/>
          <table:table-cell table:style-name="ce489"/>
          <table:table-cell table:style-name="ce522"/>
          <table:table-cell table:style-name="ce531" table:number-columns-repeated="2"/>
          <table:table-cell table:style-name="ce489" table:number-columns-repeated="2"/>
          <table:table-cell table:style-name="ce469" table:number-columns-repeated="4"/>
          <table:table-cell table:style-name="ce531" table:number-columns-repeated="2"/>
          <table:table-cell table:style-name="ce489" table:number-columns-repeated="2"/>
          <table:table-cell table:style-name="ce469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9" table:number-columns-repeated="2"/>
          <table:table-cell table:number-columns-repeated="2"/>
          <table:table-cell table:style-name="ce461"/>
          <table:table-cell table:style-name="ce456"/>
          <table:table-cell table:style-name="ce461"/>
          <table:table-cell table:style-name="ce456"/>
          <table:table-cell table:style-name="ce529" table:number-columns-repeated="2"/>
          <table:table-cell table:number-columns-repeated="2"/>
          <table:table-cell table:style-name="ce461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67"/>
          <table:table-cell table:style-name="ce523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500"/>
          <table:table-cell table:style-name="ce461"/>
          <table:table-cell table:style-name="ce518"/>
          <table:table-cell table:style-name="ce532"/>
          <table:table-cell table:style-name="ce528"/>
          <table:table-cell table:style-name="ce461" table:number-columns-repeated="2"/>
          <table:table-cell table:style-name="ce464"/>
          <table:table-cell/>
          <table:table-cell table:style-name="ce456"/>
          <table:table-cell table:style-name="ce462"/>
          <table:table-cell table:style-name="ce532"/>
          <table:table-cell table:style-name="ce528"/>
          <table:table-cell table:style-name="ce461" table:number-columns-repeated="2"/>
          <table:table-cell table:style-name="ce464"/>
          <table:table-cell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4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4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70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0"/>
          <table:table-cell table:style-name="ce471"/>
          <table:table-cell table:style-name="ce502"/>
          <table:table-cell table:style-name="ce471" table:number-columns-repeated="2"/>
          <table:table-cell table:style-name="ce502"/>
          <table:table-cell table:style-name="ce535"/>
          <table:table-cell table:style-name="ce545"/>
          <table:table-cell table:style-name="ce471" table:number-columns-repeated="4"/>
          <table:table-cell table:style-name="ce827"/>
          <table:table-cell table:style-name="ce502"/>
          <table:table-cell table:style-name="ce535"/>
          <table:table-cell table:style-name="ce545"/>
          <table:table-cell table:style-name="ce471" table:number-columns-repeated="4"/>
          <table:table-cell table:style-name="ce827" table:number-columns-repeated="2"/>
          <table:table-cell table:number-columns-repeated="90"/>
        </table:table-row>
        <table:table-row table:style-name="ro15">
          <table:table-cell table:style-name="ce435"/>
          <table:table-cell table:style-name="ce467"/>
          <table:table-cell table:style-name="ce503"/>
          <table:table-cell table:style-name="ce467" table:number-columns-repeated="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1"/>
          <table:table-cell table:style-name="ce466"/>
          <table:table-cell table:style-name="ce495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4"/>
          <table:table-cell table:style-name="ce646"/>
          <table:table-cell table:style-name="ce462"/>
          <table:table-cell table:style-name="ce528" table:number-columns-repeated="2"/>
          <table:table-cell table:style-name="ce461" table:number-columns-repeated="4"/>
          <table:table-cell table:style-name="ce646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632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632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Default"/>
          <table:table-cell table:style-name="ce495"/>
          <table:table-cell table:style-name="ce528"/>
          <table:table-cell table:style-name="ce461" table:number-columns-repeated="4"/>
          <table:table-cell table:style-name="ce456"/>
          <table:table-cell table:style-name="Default"/>
          <table:table-cell table:style-name="ce495"/>
          <table:table-cell table:style-name="ce52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0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28" table:number-columns-repeated="2"/>
          <table:table-cell table:style-name="ce461" table:number-columns-repeated="2"/>
          <table:table-cell table:style-name="ce462" table:number-columns-repeated="4"/>
          <table:table-cell table:style-name="ce528" table:number-columns-repeated="2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/>
          <table:table-cell table:style-name="ce583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/>
          <table:table-cell table:style-name="ce583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4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2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43"/>
          <table:table-cell table:style-name="ce465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82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82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5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4"/>
          <table:table-cell/>
          <table:table-cell table:style-name="ce499"/>
          <table:table-cell/>
          <table:table-cell table:style-name="ce518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93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4"/>
          <table:table-cell/>
          <table:table-cell table:style-name="ce499"/>
          <table:table-cell/>
          <table:table-cell table:style-name="ce518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93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73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6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6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5"/>
          <table:table-cell table:style-name="ce456"/>
          <table:table-cell table:style-name="ce495"/>
          <table:table-cell table:style-name="ce528"/>
          <table:table-cell table:style-name="ce461" table:number-columns-repeated="5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28" table:number-columns-repeated="2"/>
          <table:table-cell table:style-name="ce461" table:number-columns-repeated="2"/>
          <table:table-cell table:style-name="ce462" table:number-columns-repeated="4"/>
          <table:table-cell table:style-name="ce528" table:number-columns-repeated="2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9" table:number-columns-repeated="2"/>
          <table:table-cell table:number-columns-repeated="2"/>
          <table:table-cell table:style-name="ce461"/>
          <table:table-cell table:style-name="ce456"/>
          <table:table-cell table:style-name="ce461"/>
          <table:table-cell table:style-name="ce456"/>
          <table:table-cell table:style-name="ce529" table:number-columns-repeated="2"/>
          <table:table-cell table:number-columns-repeated="2"/>
          <table:table-cell table:style-name="ce461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4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504"/>
          <table:table-cell table:style-name="ce511" table:number-columns-repeated="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51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51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6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9"/>
          <table:table-cell table:style-name="ce463"/>
          <table:table-cell table:style-name="ce499"/>
          <table:table-cell table:number-columns-repeated="2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/>
          <table:table-cell table:style-name="ce826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74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44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42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5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583"/>
          <table:table-cell table:style-name="ce461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583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36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36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5"/>
          <table:table-cell table:style-name="ce462"/>
          <table:table-cell table:style-name="ce495"/>
          <table:table-cell table:style-name="ce528"/>
          <table:table-cell table:style-name="ce461" table:number-columns-repeated="5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500"/>
          <table:table-cell table:style-name="ce457"/>
          <table:table-cell table:style-name="ce463"/>
          <table:table-cell table:style-name="ce532"/>
          <table:table-cell table:style-name="ce528"/>
          <table:table-cell table:style-name="ce461" table:number-columns-repeated="2"/>
          <table:table-cell table:style-name="ce460" table:number-columns-repeated="3"/>
          <table:table-cell table:style-name="ce462"/>
          <table:table-cell table:style-name="ce532"/>
          <table:table-cell table:style-name="ce528"/>
          <table:table-cell table:style-name="ce461" table:number-columns-repeated="2"/>
          <table:table-cell table:style-name="ce460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32"/>
          <table:table-cell table:style-name="ce528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32"/>
          <table:table-cell table:style-name="ce528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9"/>
          <table:table-cell table:style-name="ce463"/>
          <table:table-cell table:style-name="ce499"/>
          <table:table-cell table:number-columns-repeated="2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 table:number-columns-repeated="2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 table:number-columns-repeated="93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62"/>
          <table:table-cell table:style-name="ce498"/>
          <table:table-cell table:style-name="ce477"/>
          <table:table-cell table:style-name="ce523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6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4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75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1"/>
          <table:table-cell table:style-name="ce460"/>
          <table:table-cell table:style-name="ce497"/>
          <table:table-cell table:style-name="ce510"/>
          <table:table-cell table:style-name="ce51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3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28" table:number-columns-repeated="2"/>
          <table:table-cell table:style-name="ce461" table:number-columns-repeated="2"/>
          <table:table-cell table:style-name="ce462" table:number-columns-repeated="4"/>
          <table:table-cell table:style-name="ce528" table:number-columns-repeated="2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6">
          <table:table-cell table:style-name="ce447"/>
          <table:table-cell table:style-name="ce476"/>
          <table:table-cell table:style-name="ce494"/>
          <table:table-cell table:style-name="ce457"/>
          <table:table-cell table:style-name="ce517"/>
          <table:table-cell table:style-name="ce495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495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26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9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9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62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73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7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78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28" table:number-columns-repeated="2"/>
          <table:table-cell table:style-name="ce461" table:number-columns-repeated="2"/>
          <table:table-cell table:style-name="ce462" table:number-columns-repeated="4"/>
          <table:table-cell table:style-name="ce528" table:number-columns-repeated="2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/>
          <table:table-cell table:style-name="ce467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78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78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79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61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61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80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6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4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9"/>
          <table:table-cell table:style-name="ce463"/>
          <table:table-cell table:style-name="ce499"/>
          <table:table-cell table:number-columns-repeated="2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/>
          <table:table-cell table:style-name="ce826"/>
          <table:table-cell table:style-name="ce499"/>
          <table:table-cell table:style-name="ce529"/>
          <table:table-cell table:style-name="ce581"/>
          <table:table-cell/>
          <table:table-cell table:style-name="ce463" table:number-columns-repeated="2"/>
          <table:table-cell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98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98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1"/>
          <table:table-cell table:style-name="ce481"/>
          <table:table-cell table:style-name="ce497"/>
          <table:table-cell table:style-name="ce457" table:number-columns-repeated="2"/>
          <table:table-cell table:style-name="ce532" table:number-columns-repeated="2"/>
          <table:table-cell table:style-name="ce461" table:number-columns-repeated="2"/>
          <table:table-cell table:style-name="ce464"/>
          <table:table-cell table:style-name="ce456"/>
          <table:table-cell table:style-name="ce460"/>
          <table:table-cell table:style-name="ce462"/>
          <table:table-cell table:style-name="ce532" table:number-columns-repeated="2"/>
          <table:table-cell table:style-name="ce461" table:number-columns-repeated="2"/>
          <table:table-cell table:style-name="ce464"/>
          <table:table-cell table:style-name="ce456"/>
          <table:table-cell table:style-name="ce460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463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/>
          <table:table-cell table:style-name="ce457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/>
          <table:table-cell table:style-name="ce467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43"/>
          <table:table-cell table:style-name="ce482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31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83"/>
          <table:table-cell table:style-name="ce505"/>
          <table:table-cell table:style-name="ce512"/>
          <table:table-cell table:style-name="ce457"/>
          <table:table-cell table:style-name="ce530" table:number-columns-repeated="2"/>
          <table:table-cell table:style-name="ce467" table:number-columns-repeated="2"/>
          <table:table-cell table:style-name="ce477" table:number-columns-repeated="2"/>
          <table:table-cell table:style-name="ce462" table:number-columns-repeated="2"/>
          <table:table-cell table:style-name="ce530" table:number-columns-repeated="2"/>
          <table:table-cell table:style-name="ce467" table:number-columns-repeated="2"/>
          <table:table-cell table:style-name="ce477" table:number-columns-repeated="2"/>
          <table:table-cell table:style-name="ce462" table:number-columns-repeated="3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84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528" table:number-columns-repeated="2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48"/>
          <table:table-cell table:style-name="ce460"/>
          <table:table-cell table:style-name="ce497"/>
          <table:table-cell table:style-name="ce457"/>
          <table:table-cell table:style-name="ce461"/>
          <table:table-cell table:style-name="ce529"/>
          <table:table-cell table:style-name="ce528"/>
          <table:table-cell table:style-name="ce461" table:number-columns-repeated="2"/>
          <table:table-cell table:style-name="ce456" table:number-columns-repeated="2"/>
          <table:table-cell table:style-name="ce464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56" table:number-columns-repeated="2"/>
          <table:table-cell table:style-name="ce464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/>
          <table:table-cell table:style-name="ce640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/>
          <table:table-cell table:style-name="ce640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62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62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8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85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8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2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5"/>
          <table:table-cell table:style-name="ce467"/>
          <table:table-cell table:style-name="ce503"/>
          <table:table-cell table:style-name="ce467" table:number-columns-repeated="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62"/>
          <table:table-cell table:style-name="ce498"/>
          <table:table-cell table:style-name="ce467"/>
          <table:table-cell table:style-name="ce523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5"/>
          <table:table-cell table:style-name="ce456"/>
          <table:table-cell table:style-name="ce495"/>
          <table:table-cell table:style-name="ce528"/>
          <table:table-cell table:style-name="ce461" table:number-columns-repeated="5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78"/>
          <table:table-cell table:style-name="ce461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4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83"/>
          <table:table-cell table:style-name="ce505"/>
          <table:table-cell table:style-name="ce512"/>
          <table:table-cell table:style-name="ce457"/>
          <table:table-cell table:style-name="ce530" table:number-columns-repeated="2"/>
          <table:table-cell table:style-name="ce467" table:number-columns-repeated="2"/>
          <table:table-cell table:style-name="ce477" table:number-columns-repeated="2"/>
          <table:table-cell table:style-name="ce462" table:number-columns-repeated="2"/>
          <table:table-cell table:style-name="ce530" table:number-columns-repeated="2"/>
          <table:table-cell table:style-name="ce467" table:number-columns-repeated="2"/>
          <table:table-cell table:style-name="ce477" table:number-columns-repeated="2"/>
          <table:table-cell table:style-name="ce462" table:number-columns-repeated="3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9"/>
          <table:table-cell table:style-name="ce487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5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/>
          <table:table-cell table:style-name="ce461"/>
          <table:table-cell table:style-name="ce495"/>
          <table:table-cell table:style-name="ce461"/>
          <table:table-cell table:style-name="ce517"/>
          <table:table-cell table:style-name="ce529" table:number-columns-repeated="2"/>
          <table:table-cell/>
          <table:table-cell table:style-name="ce606"/>
          <table:table-cell table:style-name="ce461" table:number-columns-repeated="3"/>
          <table:table-cell table:style-name="ce456"/>
          <table:table-cell table:style-name="ce529" table:number-columns-repeated="2"/>
          <table:table-cell/>
          <table:table-cell table:style-name="ce606"/>
          <table:table-cell table:style-name="ce461" table:number-columns-repeated="3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33"/>
          <table:table-cell table:style-name="ce528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50"/>
          <table:table-cell table:style-name="ce488"/>
          <table:table-cell table:style-name="ce495" table:number-columns-repeated="2"/>
          <table:table-cell table:style-name="ce461"/>
          <table:table-cell table:style-name="ce495"/>
          <table:table-cell table:style-name="ce528"/>
          <table:table-cell table:style-name="ce478"/>
          <table:table-cell table:style-name="ce461"/>
          <table:table-cell table:style-name="ce495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95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495"/>
          <table:table-cell table:style-name="ce528"/>
          <table:table-cell table:style-name="ce461" table:number-columns-repeated="2"/>
          <table:table-cell table:style-name="ce464"/>
          <table:table-cell table:style-name="ce639"/>
          <table:table-cell table:style-name="ce464"/>
          <table:table-cell table:style-name="ce826"/>
          <table:table-cell table:style-name="ce495"/>
          <table:table-cell table:style-name="ce528"/>
          <table:table-cell table:style-name="ce461" table:number-columns-repeated="2"/>
          <table:table-cell table:style-name="ce464"/>
          <table:table-cell table:style-name="ce639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 table:style-name="ce524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9"/>
          <table:table-cell table:style-name="ce489"/>
          <table:table-cell table:style-name="ce506"/>
          <table:table-cell table:style-name="ce489" table:number-columns-repeated="2"/>
          <table:table-cell table:style-name="ce506"/>
          <table:table-cell table:style-name="ce531"/>
          <table:table-cell table:style-name="ce489" table:number-columns-repeated="3"/>
          <table:table-cell table:style-name="ce469"/>
          <table:table-cell table:style-name="ce489"/>
          <table:table-cell table:style-name="ce469"/>
          <table:table-cell table:style-name="ce506"/>
          <table:table-cell table:style-name="ce531"/>
          <table:table-cell table:style-name="ce489" table:number-columns-repeated="3"/>
          <table:table-cell table:style-name="ce469"/>
          <table:table-cell table:style-name="ce489"/>
          <table:table-cell table:style-name="ce469" table:number-columns-repeated="2"/>
          <table:table-cell table:number-columns-repeated="90"/>
        </table:table-row>
        <table:table-row table:style-name="ro15">
          <table:table-cell table:style-name="ce435"/>
          <table:table-cell table:style-name="ce467"/>
          <table:table-cell table:style-name="ce503"/>
          <table:table-cell table:style-name="ce467" table:number-columns-repeated="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/>
          <table:table-cell table:style-name="ce503"/>
          <table:table-cell table:style-name="ce530"/>
          <table:table-cell table:style-name="ce467" table:number-columns-repeated="3"/>
          <table:table-cell table:style-name="ce462"/>
          <table:table-cell table:style-name="ce467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94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94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80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457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5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513"/>
          <table:table-cell table:style-name="ce521"/>
          <table:table-cell table:style-name="ce528" table:number-columns-repeated="2"/>
          <table:table-cell table:style-name="ce461" table:number-columns-repeated="2"/>
          <table:table-cell table:style-name="ce636"/>
          <table:table-cell/>
          <table:table-cell table:style-name="ce464"/>
          <table:table-cell table:style-name="ce826"/>
          <table:table-cell table:style-name="ce528" table:number-columns-repeated="2"/>
          <table:table-cell table:style-name="ce461" table:number-columns-repeated="2"/>
          <table:table-cell table:style-name="ce636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90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5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6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8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52"/>
          <table:table-cell table:style-name="ce488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95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95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5"/>
          <table:table-cell table:style-name="ce462"/>
          <table:table-cell table:style-name="ce495"/>
          <table:table-cell table:style-name="ce528"/>
          <table:table-cell table:style-name="ce461" table:number-columns-repeated="5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62"/>
          <table:table-cell table:style-name="ce498"/>
          <table:table-cell table:style-name="ce477" table:number-columns-repeated="2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43"/>
          <table:table-cell table:style-name="ce49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61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61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53"/>
          <table:table-cell table:style-name="ce492"/>
          <table:table-cell table:style-name="ce507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52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2"/>
          <table:table-cell table:style-name="ce637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2"/>
          <table:table-cell table:style-name="ce637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6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67"/>
          <table:table-cell table:style-name="ce523"/>
          <table:table-cell table:style-name="ce530"/>
          <table:table-cell table:style-name="ce528"/>
          <table:table-cell table:style-name="ce461" table:number-columns-repeated="2"/>
          <table:table-cell table:style-name="ce462" table:number-columns-repeated="4"/>
          <table:table-cell table:style-name="ce530"/>
          <table:table-cell table:style-name="ce528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5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5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7"/>
          <table:table-cell table:style-name="ce485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 table:style-name="ce639"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45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/>
          <table:table-cell table:style-name="ce640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 table:style-name="ce488"/>
          <table:table-cell table:style-name="ce499"/>
          <table:table-cell table:style-name="ce529"/>
          <table:table-cell table:style-name="ce581"/>
          <table:table-cell/>
          <table:table-cell table:style-name="ce464"/>
          <table:table-cell/>
          <table:table-cell table:style-name="ce464"/>
          <table:table-cell table:style-name="ce826"/>
          <table:table-cell table:style-name="ce499"/>
          <table:table-cell table:style-name="ce529"/>
          <table:table-cell table:style-name="ce581"/>
          <table:table-cell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56" table:number-columns-repeated="2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/>
          <table:table-cell table:style-name="ce456" table:number-columns-repeated="2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56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56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6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62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8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4"/>
          <table:table-cell table:style-name="ce497"/>
          <table:table-cell table:style-name="ce457" table:number-columns-repeated="2"/>
          <table:table-cell table:style-name="ce529"/>
          <table:table-cell table:style-name="ce528"/>
          <table:table-cell table:style-name="ce461" table:number-columns-repeated="2"/>
          <table:table-cell table:style-name="ce460"/>
          <table:table-cell/>
          <table:table-cell table:style-name="ce464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/>
          <table:table-cell/>
          <table:table-cell table:style-name="ce464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62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6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25"/>
          <table:table-cell table:style-name="ce460"/>
          <table:table-cell table:style-name="ce497"/>
          <table:table-cell table:style-name="ce463"/>
          <table:table-cell table:style-name="ce457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/>
          <table:table-cell table:style-name="ce529"/>
          <table:table-cell table:style-name="ce528"/>
          <table:table-cell table:style-name="ce461" table:number-columns-repeated="2"/>
          <table:table-cell table:style-name="ce460" table:number-columns-repeated="2"/>
          <table:table-cell table:style-name="ce64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/>
          <table:table-cell table:style-name="ce524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54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9"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 table:style-name="ce463" table:number-columns-repeated="2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5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/>
          <table:table-cell table:style-name="ce606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77" table:number-columns-repeated="2"/>
          <table:table-cell table:style-name="ce528" table:number-columns-repeated="2"/>
          <table:table-cell table:style-name="ce461" table:number-columns-repeated="2"/>
          <table:table-cell table:style-name="ce462" table:number-columns-repeated="4"/>
          <table:table-cell table:style-name="ce528" table:number-columns-repeated="2"/>
          <table:table-cell table:style-name="ce461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/>
          <table:table-cell table:style-name="ce529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/>
          <table:table-cell table:style-name="ce529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61" table:number-columns-repeated="3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8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38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 table:style-name="ce421"/>
          <table:table-cell table:style-name="ce456"/>
          <table:table-cell table:style-name="ce494"/>
          <table:table-cell table:style-name="ce461"/>
          <table:table-cell table:style-name="ce520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62"/>
          <table:table-cell table:style-name="ce498"/>
          <table:table-cell table:style-name="ce467"/>
          <table:table-cell table:style-name="ce523"/>
          <table:table-cell table:style-name="ce530" table:number-columns-repeated="2"/>
          <table:table-cell table:style-name="ce467" table:number-columns-repeated="2"/>
          <table:table-cell table:style-name="ce462" table:number-columns-repeated="4"/>
          <table:table-cell table:style-name="ce530" table:number-columns-repeated="2"/>
          <table:table-cell table:style-name="ce467" table:number-columns-repeated="2"/>
          <table:table-cell table:style-name="ce462" table:number-columns-repeated="5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18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57" table:number-columns-repeated="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7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241"/>
          <table:table-cell table:style-name="ce528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241"/>
          <table:table-cell table:style-name="ce528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457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/>
          <table:table-cell table:style-name="ce608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2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 table:style-name="ce422"/>
          <table:table-cell table:style-name="ce457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/>
          <table:table-cell table:style-name="ce495"/>
          <table:table-cell table:style-name="ce528"/>
          <table:table-cell table:style-name="ce478"/>
          <table:table-cell table:style-name="ce461"/>
          <table:table-cell table:style-name="ce457" table:number-columns-repeated="2"/>
          <table:table-cell table:style-name="ce461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 table:style-name="ce421"/>
          <table:table-cell table:style-name="ce456"/>
          <table:table-cell table:style-name="ce494"/>
          <table:table-cell table:style-name="ce461"/>
          <table:table-cell table:style-name="ce517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5" table:number-rows-repeated="7">
          <table:table-cell table:style-name="ce421"/>
          <table:table-cell table:style-name="ce456"/>
          <table:table-cell table:style-name="ce494"/>
          <table:table-cell table:style-name="ce457"/>
          <table:table-cell table:style-name="ce461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/>
          <table:table-cell table:style-name="ce528" table:number-columns-repeated="2"/>
          <table:table-cell table:style-name="ce461" table:number-columns-repeated="2"/>
          <table:table-cell table:style-name="ce456" table:number-columns-repeated="3"/>
          <table:table-cell table:style-name="ce462" table:number-columns-repeated="2"/>
          <table:table-cell table:number-columns-repeated="90"/>
        </table:table-row>
        <table:table-row table:style-name="ro16" table:number-rows-repeated="2">
          <table:table-cell table:style-name="ce421"/>
          <table:table-cell table:style-name="ce460"/>
          <table:table-cell table:style-name="ce497"/>
          <table:table-cell table:style-name="ce457" table:number-columns-repeated="2"/>
          <table:table-cell table:style-name="ce532" table:number-columns-repeated="2"/>
          <table:table-cell table:style-name="ce461" table:number-columns-repeated="2"/>
          <table:table-cell table:style-name="ce464"/>
          <table:table-cell table:style-name="ce456"/>
          <table:table-cell table:style-name="ce460"/>
          <table:table-cell table:style-name="ce462"/>
          <table:table-cell table:style-name="ce532" table:number-columns-repeated="2"/>
          <table:table-cell table:style-name="ce461" table:number-columns-repeated="2"/>
          <table:table-cell table:style-name="ce464"/>
          <table:table-cell table:style-name="ce456"/>
          <table:table-cell table:style-name="ce460"/>
          <table:table-cell table:style-name="ce462" table:number-columns-repeated="2"/>
          <table:table-cell table:number-columns-repeated="90"/>
        </table:table-row>
        <table:table-row table:style-name="ro15" table:number-rows-repeated="3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4"/>
          <table:table-cell table:style-name="ce456" table:number-columns-repeated="2"/>
          <table:table-cell table:number-columns-repeated="90"/>
        </table:table-row>
        <table:table-row table:style-name="ro16" table:number-rows-repeated="2">
          <table:table-cell table:style-name="ce434"/>
          <table:table-cell/>
          <table:table-cell table:style-name="ce499"/>
          <table:table-cell table:number-columns-repeated="2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93"/>
        </table:table-row>
        <table:table-row table:style-name="ro16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4"/>
          <table:table-cell table:style-name="ce619"/>
          <table:table-cell table:style-name="ce638"/>
          <table:table-cell table:style-name="ce472"/>
          <table:table-cell/>
          <table:table-cell table:style-name="ce828"/>
          <table:table-cell table:style-name="ce499"/>
          <table:table-cell table:style-name="ce529"/>
          <table:table-cell table:style-name="ce584"/>
          <table:table-cell table:style-name="ce619"/>
          <table:table-cell table:style-name="ce638"/>
          <table:table-cell table:style-name="ce472"/>
          <table:table-cell/>
          <table:table-cell table:style-name="ce828" table:number-columns-repeated="2"/>
          <table:table-cell table:number-columns-repeated="90"/>
        </table:table-row>
        <table:table-row table:style-name="ro16">
          <table:table-cell table:style-name="ce431"/>
          <table:table-cell table:style-name="ce464"/>
          <table:table-cell table:style-name="ce497"/>
          <table:table-cell/>
          <table:table-cell table:style-name="ce521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/>
          <table:table-cell table:style-name="ce529" table:number-columns-repeated="2"/>
          <table:table-cell table:number-columns-repeated="2"/>
          <table:table-cell table:style-name="ce464"/>
          <table:table-cell/>
          <table:table-cell table:style-name="ce464"/>
          <table:table-cell table:style-name="ce826" table:number-columns-repeated="2"/>
          <table:table-cell table:number-columns-repeated="90"/>
        </table:table-row>
        <table:table-row table:style-name="ro16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4"/>
          <table:table-cell table:style-name="ce619"/>
          <table:table-cell table:style-name="ce638"/>
          <table:table-cell table:style-name="ce472"/>
          <table:table-cell/>
          <table:table-cell table:style-name="ce828"/>
          <table:table-cell table:style-name="ce499"/>
          <table:table-cell table:style-name="ce529"/>
          <table:table-cell table:style-name="ce584"/>
          <table:table-cell table:style-name="ce619"/>
          <table:table-cell table:style-name="ce638"/>
          <table:table-cell table:style-name="ce472"/>
          <table:table-cell/>
          <table:table-cell table:style-name="ce828" table:number-columns-repeated="2"/>
          <table:table-cell table:number-columns-repeated="90"/>
        </table:table-row>
        <table:table-row table:style-name="ro16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/>
          <table:table-cell table:style-name="ce828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/>
          <table:table-cell table:style-name="ce828" table:number-columns-repeated="2"/>
          <table:table-cell table:number-columns-repeated="90"/>
        </table:table-row>
        <table:table-row table:style-name="ro16" table:number-rows-repeated="2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 table:number-columns-repeated="93"/>
        </table:table-row>
        <table:table-row table:style-name="ro16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1"/>
          <table:table-cell table:number-columns-repeated="2"/>
          <table:table-cell table:style-name="ce472"/>
          <table:table-cell table:number-columns-repeated="93"/>
        </table:table-row>
        <table:table-row table:style-name="ro16" table:number-rows-repeated="2">
          <table:table-cell table:style-name="ce434"/>
          <table:table-cell table:number-columns-repeated="4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 table:number-columns-repeated="2"/>
          <table:table-cell table:style-name="ce499"/>
          <table:table-cell table:style-name="ce529"/>
          <table:table-cell table:style-name="ce584"/>
          <table:table-cell table:style-name="ce619"/>
          <table:table-cell/>
          <table:table-cell table:style-name="ce472"/>
          <table:table-cell table:number-columns-repeated="93"/>
        </table:table-row>
        <table:table-row table:style-name="ro15" table:number-rows-repeated="13">
          <table:table-cell/>
          <table:table-cell table:style-name="ce461"/>
          <table:table-cell table:style-name="ce495"/>
          <table:table-cell table:style-name="ce461" table:number-columns-repeated="2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2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34"/>
          <table:table-cell table:style-name="ce624"/>
          <table:table-cell table:style-name="ce461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34"/>
          <table:table-cell table:style-name="ce624"/>
          <table:table-cell table:style-name="ce461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605"/>
          <table:table-cell table:style-name="ce624"/>
          <table:table-cell table:style-name="ce461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605"/>
          <table:table-cell table:style-name="ce624"/>
          <table:table-cell table:style-name="ce461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6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605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5" table:number-rows-repeated="11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style-name="ce456" table:number-columns-repeated="2"/>
          <table:table-cell table:number-columns-repeated="90"/>
        </table:table-row>
        <table:table-row table:style-name="ro16" table:number-rows-repeated="38">
          <table:table-cell/>
          <table:table-cell table:style-name="ce461" table:number-columns-repeated="4"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/>
          <table:table-cell table:style-name="ce495"/>
          <table:table-cell table:style-name="ce528"/>
          <table:table-cell table:style-name="ce478"/>
          <table:table-cell table:style-name="ce461" table:number-columns-repeated="2"/>
          <table:table-cell table:style-name="ce456"/>
          <table:table-cell table:style-name="ce461"/>
          <table:table-cell table:number-columns-repeated="92"/>
        </table:table-row>
        <table:table-row table:style-name="ro16" table:number-rows-repeated="492">
          <table:table-cell table:number-columns-repeated="5"/>
          <table:table-cell table:style-name="ce499"/>
          <table:table-cell table:style-name="ce529"/>
          <table:table-cell table:style-name="ce581"/>
          <table:table-cell table:number-columns-repeated="5"/>
          <table:table-cell table:style-name="ce499"/>
          <table:table-cell table:style-name="ce529"/>
          <table:table-cell table:style-name="ce581"/>
          <table:table-cell table:number-columns-repeated="96"/>
        </table:table-row>
        <table:table-row table:style-name="ro16" table:number-rows-repeated="1046692">
          <table:table-cell table:number-columns-repeated="112"/>
        </table:table-row>
        <table:table-row table:style-name="ro5" table:number-rows-repeated="19">
          <table:table-cell table:number-columns-repeated="112"/>
        </table:table-row>
        <table:table-row table:style-name="ro5">
          <table:table-cell table:number-columns-repeated="112"/>
        </table:table-row>
      </table:table>
      <table:named-expressions/>
      <table:database-ranges>
        <table:database-range table:name="__Anonymous_Sheet_DB__0" table:target-range-address="Segunda.A19:Segunda.J33" table:display-filter-buttons="true" table:orientation="column"/>
        <table:database-range table:name="__Anonymous_Sheet_DB__1" table:target-range-address="Terça.A19:Terça.J32" table:display-filter-buttons="true" table:orientation="column"/>
        <table:database-range table:name="__Anonymous_Sheet_DB__2" table:target-range-address="Quarta.A19:Quarta.J43" table:display-filter-buttons="true" table:orientation="column"/>
        <table:database-range table:name="__Anonymous_Sheet_DB__3" table:target-range-address="Sexta.A17:Sexta.K30" table:display-filter-buttons="true" table:orientation="column"/>
        <table:database-range table:name="__Anonymous_Sheet_DB__5" table:target-range-address="INDIVIDUAL.A4:INDIVIDUAL.W39" table:display-filter-buttons="true" table:orientation="column"/>
        <table:database-range table:name="__Anonymous_Sheet_DB__6" table:target-range-address="'ROTINA LIVRE'.A4:'ROTINA LIVRE'.V233" table:display-filter-buttons="true" table:orientation="column"/>
        <table:database-range table:name="__Anonymous_Sheet_DB__7" table:target-range-address="'PACIENTES GRAVES'.A2:'PACIENTES GRAVES'.W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11" svg:font-family="'Times New Roman1'"/>
    <style:font-face style:name="Times New Roman2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month number:textual="true"/>
      <number:text>/</number:text>
      <number:year/>
    </number:date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R$ 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69">
      <number:day/>
      <number:text>/</number:text>
      <number:month/>
      <number:text>/</number:text>
      <number:year/>
    </number:dat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date-style style:name="N174">
      <number:month number:style="long"/>
      <number:text>/</number:text>
      <number:day number:style="long"/>
      <number:text>/</number:text>
      <number:year/>
    </number:date-style>
    <number:number-style style:name="N175">
      <number:number number:decimal-places="1" number:min-decimal-places="1" number:min-integer-digits="1"/>
    </number:number-style>
    <number:number-style style:name="N176">
      <number:fraction number:min-integer-digits="0" number:min-numerator-digits="1" loext:max-numerator-digits="1" number:min-denominator-digits="1" number:max-denominator-value="9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pt" number:country="BR">
      <number:text> -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pt" number:country="BR">
      <number:text> R$ -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pt" number:country="BR">
      <number:minutes number:style="long"/>
      <number:text>:</number:text>
      <number:seconds number:style="long"/>
    </number:time-style>
    <number:time-style style:name="N1014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pt" number:country="BR">
      <number:minutes number:style="long"/>
      <number:text>:</number:text>
      <number:seconds number:style="long" number:decimal-places="1"/>
    </number:time-style>
    <number:number-style style:name="N1015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51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5" style:display-name="ConditionalStyle_5" style:family="table-cell" style:parent-style-name="Default" style:data-style-name="N0">
      <style:table-cell-properties fo:background-color="#dddddd"/>
      <style:text-properties fo:color="#000000" style:font-name="Liberation sans1" fo:font-family="'Liberation sans1'" style:font-name-complex="Liberation sans1" style:font-family-complex="'Liberation sans1'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27:33.7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rça" style:display-name="PageStyle_Terç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gunda" style:display-name="PageStyle_Segund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inta" style:display-name="PageStyle_Quin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IVIDUAL" style:display-name="PageStyle_INDIVIDU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a" style:display-name="PageStyle_Quar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xta" style:display-name="PageStyle_Sexta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TINA_20_LIVRE" style:display-name="PageStyle_ROTINA LIVRE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4-12-02T13:57:50.330000000</dc:date>
    <meta:editing-cycles>5531</meta:editing-cycles>
    <meta:editing-duration>P52DT7H14M25S</meta:editing-duration>
    <meta:generator>LibreOffice/24.8.3.2$Windows_X86_64 LibreOffice_project/48a6bac9e7e268aeb4c3483fcf825c94556d9f92</meta:generator>
    <meta:print-date>2024-09-13T17:14:31.584000000</meta:print-date>
    <meta:document-statistic meta:table-count="8" meta:cell-count="2389" meta:object-count="0"/>
    <meta:user-defined meta:name="AppVersion">15.0000</meta:user-defined>
  </office:meta>
</office:document-meta>
</file>